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2.148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1.422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535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064cm"/>
    </style:style>
    <style:style style:name="co30" style:family="table-column">
      <style:table-column-properties fo:break-before="auto" style:column-width="1.212cm"/>
    </style:style>
    <style:style style:name="co31" style:family="table-column">
      <style:table-column-properties fo:break-before="auto" style:column-width="1.997cm"/>
    </style:style>
    <style:style style:name="co32" style:family="table-column">
      <style:table-column-properties fo:break-before="auto" style:column-width="1.3cm"/>
    </style:style>
    <style:style style:name="co33" style:family="table-column">
      <style:table-column-properties fo:break-before="auto" style:column-width="1.24cm"/>
    </style:style>
    <style:style style:name="co34" style:family="table-column">
      <style:table-column-properties fo:break-before="auto" style:column-width="1.967cm"/>
    </style:style>
    <style:style style:name="co35" style:family="table-column">
      <style:table-column-properties fo:break-before="auto" style:column-width="1.18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452cm"/>
    </style:style>
    <style:style style:name="co38" style:family="table-column">
      <style:table-column-properties fo:break-before="auto" style:column-width="1.187cm"/>
    </style:style>
    <style:style style:name="co39" style:family="table-column">
      <style:table-column-properties fo:break-before="auto" style:column-width="1.954cm"/>
    </style:style>
    <style:style style:name="co40" style:family="table-column">
      <style:table-column-properties fo:break-before="auto" style:column-width="0.942cm"/>
    </style:style>
    <style:style style:name="co4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77" style:family="table-cell" style:parent-style-name="Default">
      <style:table-cell-properties fo:border="none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2" calcext:value-type="float">
            <text:p>8952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7" calcext:value-type="float">
            <text:p>9597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1" calcext:value-type="float">
            <text:p>10051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6" calcext:value-type="float">
            <text:p>10446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0" calcext:value-type="float">
            <text:p>10910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7" calcext:value-type="float">
            <text:p>11347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6" calcext:value-type="float">
            <text:p>11826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0" calcext:value-type="float">
            <text:p>12430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3" calcext:value-type="float">
            <text:p>13053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1" calcext:value-type="float">
            <text:p>13741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3" calcext:value-type="float">
            <text:p>14273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2" calcext:value-type="float">
            <text:p>14662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3" calcext:value-type="float">
            <text:p>15123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5831" calcext:value-type="float">
            <text:p>15831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3495" calcext:value-type="float">
            <text:p>133495</text:p>
          </table:table-cell>
          <table:table-cell office:value-type="float" office:value="16552" calcext:value-type="float">
            <text:p>16552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38078" calcext:value-type="float">
            <text:p>138078</text:p>
          </table:table-cell>
          <table:table-cell office:value-type="float" office:value="17299" calcext:value-type="float">
            <text:p>17299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3464" calcext:value-type="float">
            <text:p>143464</text:p>
          </table:table-cell>
          <table:table-cell office:value-type="float" office:value="18068" calcext:value-type="float">
            <text:p>18068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542" calcext:value-type="float">
            <text:p>18542</text:p>
          </table:table-cell>
          <table:table-cell office:value-type="float" office:value="28894" calcext:value-type="float">
            <text:p>28894</text:p>
          </table:table-cell>
          <table:table-cell/>
          <table:table-cell table:formula="of:=SUM([.F74:.Q74])" office:value-type="float" office:value="614242" calcext:value-type="float">
            <text:p>614242</text:p>
          </table:table-cell>
          <table:table-cell table:style-name="ce104"/>
          <table:table-cell table:number-columns-repeated="32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839" calcext:value-type="float">
            <text:p>18839</text:p>
          </table:table-cell>
          <table:table-cell office:value-type="float" office:value="29061" calcext:value-type="float">
            <text:p>29061</text:p>
          </table:table-cell>
          <table:table-cell/>
          <table:table-cell table:formula="of:=SUM([.F75:.Q75])" office:value-type="float" office:value="623962" calcext:value-type="float">
            <text:p>623962</text:p>
          </table:table-cell>
          <table:table-cell table:style-name="ce104" table:formula="of:=[.S75]-[.S74]" office:value-type="float" office:value="9720" calcext:value-type="float">
            <text:p>9,720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155193" calcext:value-type="float">
            <text:p>155193</text:p>
          </table:table-cell>
          <table:table-cell office:value-type="float" office:value="15239" calcext:value-type="float">
            <text:p>15239</text:p>
          </table:table-cell>
          <table:table-cell office:value-type="float" office:value="46687" calcext:value-type="float">
            <text:p>46687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float" office:value="125770" calcext:value-type="float">
            <text:p>125770</text:p>
          </table:table-cell>
          <table:table-cell office:value-type="float" office:value="38245" calcext:value-type="float">
            <text:p>38245</text:p>
          </table:table-cell>
          <table:table-cell office:value-type="float" office:value="199414" calcext:value-type="float">
            <text:p>199414</text:p>
          </table:table-cell>
          <table:table-cell office:value-type="float" office:value="19648" calcext:value-type="float">
            <text:p>19648</text:p>
          </table:table-cell>
          <table:table-cell office:value-type="float" office:value="3729" calcext:value-type="float">
            <text:p>3729</text:p>
          </table:table-cell>
          <table:table-cell office:value-type="float" office:value="7533" calcext:value-type="float">
            <text:p>7533</text:p>
          </table:table-cell>
          <table:table-cell office:value-type="float" office:value="24027" calcext:value-type="float">
            <text:p>24027</text:p>
          </table:table-cell>
          <table:table-cell office:value-type="float" office:value="157149" calcext:value-type="float">
            <text:p>157149</text:p>
          </table:table-cell>
          <table:table-cell office:value-type="float" office:value="19382" calcext:value-type="float">
            <text:p>19382</text:p>
          </table:table-cell>
          <table:table-cell office:value-type="float" office:value="29164" calcext:value-type="float">
            <text:p>29164</text:p>
          </table:table-cell>
          <table:table-cell/>
          <table:table-cell table:formula="of:=SUM([.F76:.Q76])" office:value-type="float" office:value="632957" calcext:value-type="float">
            <text:p>632957</text:p>
          </table:table-cell>
          <table:table-cell table:style-name="ce104" table:formula="of:=[.S76]-[.S75]" office:value-type="float" office:value="8995" calcext:value-type="float">
            <text:p>8,995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156337" calcext:value-type="float">
            <text:p>156337</text:p>
          </table:table-cell>
          <table:table-cell office:value-type="float" office:value="15286" calcext:value-type="float">
            <text:p>15286</text:p>
          </table:table-cell>
          <table:table-cell office:value-type="float" office:value="47334" calcext:value-type="float">
            <text:p>47334</text:p>
          </table:table-cell>
          <table:table-cell office:value-type="float" office:value="9049" calcext:value-type="float">
            <text:p>9049</text:p>
          </table:table-cell>
          <table:table-cell/>
          <table:table-cell office:value-type="float" office:value="126835" calcext:value-type="float">
            <text:p>126835</text:p>
          </table:table-cell>
          <table:table-cell office:value-type="float" office:value="38416" calcext:value-type="float">
            <text:p>38416</text:p>
          </table:table-cell>
          <table:table-cell office:value-type="float" office:value="201505" calcext:value-type="float">
            <text:p>201505</text:p>
          </table:table-cell>
          <table:table-cell office:value-type="float" office:value="19877" calcext:value-type="float">
            <text:p>19877</text:p>
          </table:table-cell>
          <table:table-cell office:value-type="float" office:value="3741" calcext:value-type="float">
            <text:p>3741</text:p>
          </table:table-cell>
          <table:table-cell office:value-type="float" office:value="7605" calcext:value-type="float">
            <text:p>7605</text:p>
          </table:table-cell>
          <table:table-cell office:value-type="float" office:value="24322" calcext:value-type="float">
            <text:p>24322</text:p>
          </table:table-cell>
          <table:table-cell office:value-type="float" office:value="161145" calcext:value-type="float">
            <text:p>161145</text:p>
          </table:table-cell>
          <table:table-cell office:value-type="float" office:value="20132" calcext:value-type="float">
            <text:p>20132</text:p>
          </table:table-cell>
          <table:table-cell office:value-type="float" office:value="29264" calcext:value-type="float">
            <text:p>29264</text:p>
          </table:table-cell>
          <table:table-cell/>
          <table:table-cell table:formula="of:=SUM([.F77:.Q77])" office:value-type="float" office:value="641891" calcext:value-type="float">
            <text:p>641891</text:p>
          </table:table-cell>
          <table:table-cell table:style-name="ce104" table:formula="of:=[.S77]-[.S76]" office:value-type="float" office:value="8934" calcext:value-type="float">
            <text:p>8,934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9" calcext:value-type="date">
            <text:p>29/04</text:p>
          </table:table-cell>
          <table:table-cell office:value-type="float" office:value="157641" calcext:value-type="float">
            <text:p>157641</text:p>
          </table:table-cell>
          <table:table-cell office:value-type="float" office:value="15353" calcext:value-type="float">
            <text:p>15353</text:p>
          </table:table-cell>
          <table:table-cell office:value-type="float" office:value="47859" calcext:value-type="float">
            <text:p>47859</text:p>
          </table:table-cell>
          <table:table-cell office:value-type="float" office:value="9206" calcext:value-type="float">
            <text:p>9206</text:p>
          </table:table-cell>
          <table:table-cell/>
          <table:table-cell office:value-type="float" office:value="128442" calcext:value-type="float">
            <text:p>128442</text:p>
          </table:table-cell>
          <table:table-cell office:value-type="float" office:value="38802" calcext:value-type="float">
            <text:p>38802</text:p>
          </table:table-cell>
          <table:table-cell office:value-type="float" office:value="203591" calcext:value-type="float">
            <text:p>203591</text:p>
          </table:table-cell>
          <table:table-cell office:value-type="float" office:value="20253" calcext:value-type="float">
            <text:p>20253</text:p>
          </table:table-cell>
          <table:table-cell office:value-type="float" office:value="3769" calcext:value-type="float">
            <text:p>3769</text:p>
          </table:table-cell>
          <table:table-cell office:value-type="float" office:value="7667" calcext:value-type="float">
            <text:p>7667</text:p>
          </table:table-cell>
          <table:table-cell office:value-type="float" office:value="24505" calcext:value-type="float">
            <text:p>24505</text:p>
          </table:table-cell>
          <table:table-cell office:value-type="float" office:value="165221" calcext:value-type="float">
            <text:p>165221</text:p>
          </table:table-cell>
          <table:table-cell office:value-type="float" office:value="20906" calcext:value-type="float">
            <text:p>20906</text:p>
          </table:table-cell>
          <table:table-cell office:value-type="float" office:value="29407" calcext:value-type="float">
            <text:p>29407</text:p>
          </table:table-cell>
          <table:table-cell/>
          <table:table-cell table:formula="of:=SUM([.F78:.Q78])" office:value-type="float" office:value="651769" calcext:value-type="float">
            <text:p>651769</text:p>
          </table:table-cell>
          <table:table-cell table:style-name="ce104" table:formula="of:=[.S78]-[.S77]" office:value-type="float" office:value="9878" calcext:value-type="float">
            <text:p>9,87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30" calcext:value-type="date">
            <text:p>30/04</text:p>
          </table:table-cell>
          <table:table-cell office:value-type="float" office:value="159119" calcext:value-type="float">
            <text:p>159119</text:p>
          </table:table-cell>
          <table:table-cell office:value-type="float" office:value="15424" calcext:value-type="float">
            <text:p>15424</text:p>
          </table:table-cell>
          <table:table-cell office:value-type="float" office:value="48519" calcext:value-type="float">
            <text:p>48519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float" office:value="129581" calcext:value-type="float">
            <text:p>129581</text:p>
          </table:table-cell>
          <table:table-cell office:value-type="float" office:value="39316" calcext:value-type="float">
            <text:p>39316</text:p>
          </table:table-cell>
          <table:table-cell office:value-type="float" office:value="205463" calcext:value-type="float">
            <text:p>205463</text:p>
          </table:table-cell>
          <table:table-cell office:value-type="float" office:value="20612" calcext:value-type="float">
            <text:p>20612</text:p>
          </table:table-cell>
          <table:table-cell office:value-type="float" office:value="3784" calcext:value-type="float">
            <text:p>3784</text:p>
          </table:table-cell>
          <table:table-cell office:value-type="float" office:value="7710" calcext:value-type="float">
            <text:p>7710</text:p>
          </table:table-cell>
          <table:table-cell/>
          <table:table-cell office:value-type="float" office:value="171253" calcext:value-type="float">
            <text:p>171253</text:p>
          </table:table-cell>
          <table:table-cell/>
          <table:table-cell office:value-type="float" office:value="29586" calcext:value-type="float">
            <text:p>29586</text:p>
          </table:table-cell>
          <table:table-cell table:number-columns-repeated="35"/>
        </table:table-row>
        <table:table-row table:style-name="ro1" table:number-rows-repeated="10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4" calcext:value-type="float">
            <text:p>654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5" calcext:value-type="float">
            <text:p>645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4" calcext:value-type="float">
            <text:p>454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5" calcext:value-type="float">
            <text:p>395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4" calcext:value-type="float">
            <text:p>464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79" calcext:value-type="float">
            <text:p>479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1" calcext:value-type="float">
            <text:p>461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formula="of:=[C_Acu_NA.P70]-[C_Acu_NA.P69]" office:value-type="float" office:value="708" calcext:value-type="float">
            <text:p>708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451" calcext:value-type="float">
            <text:p>4451</text:p>
          </table:table-cell>
          <table:table-cell table:formula="of:=[C_Acu_NA.P71]-[C_Acu_NA.P70]" office:value-type="float" office:value="721" calcext:value-type="float">
            <text:p>721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4583" calcext:value-type="float">
            <text:p>4583</text:p>
          </table:table-cell>
          <table:table-cell table:formula="of:=[C_Acu_NA.P72]-[C_Acu_NA.P71]" office:value-type="float" office:value="747" calcext:value-type="float">
            <text:p>747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5386" calcext:value-type="float">
            <text:p>5386</text:p>
          </table:table-cell>
          <table:table-cell table:formula="of:=[C_Acu_NA.P73]-[C_Acu_NA.P72]" office:value-type="float" office:value="769" calcext:value-type="float">
            <text:p>769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/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913" calcext:value-type="float">
            <text:p>4913</text:p>
          </table:table-cell>
          <table:table-cell table:formula="of:=[C_Acu_NA.P74]-[C_Acu_NA.P73]" office:value-type="float" office:value="474" calcext:value-type="float">
            <text:p>474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/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 table:formula="of:=[C_Acu_NA.O75]-[C_Acu_NA.O74]" office:value-type="float" office:value="4463" calcext:value-type="float">
            <text:p>4463</text:p>
          </table:table-cell>
          <table:table-cell table:formula="of:=[C_Acu_NA.P75]-[C_Acu_NA.P74]" office:value-type="float" office:value="297" calcext:value-type="float">
            <text:p>297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>
          <table:table-cell/>
          <table:table-cell table:style-name="ce58" table:formula="of:=[C_Acu_NA.B76]" office:value-type="date" office:date-value="2020-04-27" calcext:value-type="date">
            <text:p>27/04</text:p>
          </table:table-cell>
          <table:table-cell table:formula="of:=[C_Acu_NA.C76]-[C_Acu_NA.C75]" office:value-type="float" office:value="1018" calcext:value-type="float">
            <text:p>1018</text:p>
          </table:table-cell>
          <table:table-cell table:formula="of:=[C_Acu_NA.D76]-[C_Acu_NA.D75]" office:value-type="float" office:value="64" calcext:value-type="float">
            <text:p>64</text:p>
          </table:table-cell>
          <table:table-cell table:formula="of:=[C_Acu_NA.E76]-[C_Acu_NA.E75]" office:value-type="float" office:value="553" calcext:value-type="float">
            <text:p>553</text:p>
          </table:table-cell>
          <table:table-cell table:formula="of:=[C_Acu_NA.F76]-[C_Acu_NA.F75]" office:value-type="float" office:value="123" calcext:value-type="float">
            <text:p>123</text:p>
          </table:table-cell>
          <table:table-cell/>
          <table:table-cell table:formula="of:=[C_Acu_NA.H76]-[C_Acu_NA.H75]" office:value-type="float" office:value="1195" calcext:value-type="float">
            <text:p>1195</text:p>
          </table:table-cell>
          <table:table-cell table:formula="of:=[C_Acu_NA.I76]-[C_Acu_NA.I75]" office:value-type="float" office:value="400" calcext:value-type="float">
            <text:p>400</text:p>
          </table:table-cell>
          <table:table-cell table:formula="of:=[C_Acu_NA.J76]-[C_Acu_NA.J75]" office:value-type="float" office:value="1739" calcext:value-type="float">
            <text:p>1739</text:p>
          </table:table-cell>
          <table:table-cell table:formula="of:=[C_Acu_NA.K76]-[C_Acu_NA.K75]" office:value-type="float" office:value="386" calcext:value-type="float">
            <text:p>386</text:p>
          </table:table-cell>
          <table:table-cell table:formula="of:=[C_Acu_NA.L76]-[C_Acu_NA.L75]" office:value-type="float" office:value="6" calcext:value-type="float">
            <text:p>6</text:p>
          </table:table-cell>
          <table:table-cell table:formula="of:=[C_Acu_NA.M76]-[C_Acu_NA.M75]" office:value-type="float" office:value="28" calcext:value-type="float">
            <text:p>28</text:p>
          </table:table-cell>
          <table:table-cell table:formula="of:=[C_Acu_NA.N76]-[C_Acu_NA.N75]" office:value-type="float" office:value="163" calcext:value-type="float">
            <text:p>163</text:p>
          </table:table-cell>
          <table:table-cell table:formula="of:=[C_Acu_NA.O76]-[C_Acu_NA.O75]" office:value-type="float" office:value="4309" calcext:value-type="float">
            <text:p>4309</text:p>
          </table:table-cell>
          <table:table-cell table:formula="of:=[C_Acu_NA.P76]-[C_Acu_NA.P75]" office:value-type="float" office:value="543" calcext:value-type="float">
            <text:p>543</text:p>
          </table:table-cell>
          <table:table-cell table:formula="of:=[C_Acu_NA.Q76]-[C_Acu_NA.Q75]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58" table:formula="of:=[C_Acu_NA.B77]" office:value-type="date" office:date-value="2020-04-28" calcext:value-type="date">
            <text:p>28/04</text:p>
          </table:table-cell>
          <table:table-cell table:formula="of:=[C_Acu_NA.C77]-[C_Acu_NA.C76]" office:value-type="float" office:value="1144" calcext:value-type="float">
            <text:p>1144</text:p>
          </table:table-cell>
          <table:table-cell table:formula="of:=[C_Acu_NA.D77]-[C_Acu_NA.D76]" office:value-type="float" office:value="47" calcext:value-type="float">
            <text:p>47</text:p>
          </table:table-cell>
          <table:table-cell table:formula="of:=[C_Acu_NA.E77]-[C_Acu_NA.E76]" office:value-type="float" office:value="647" calcext:value-type="float">
            <text:p>647</text:p>
          </table:table-cell>
          <table:table-cell table:formula="of:=[C_Acu_NA.F77]-[C_Acu_NA.F76]" office:value-type="float" office:value="153" calcext:value-type="float">
            <text:p>153</text:p>
          </table:table-cell>
          <table:table-cell/>
          <table:table-cell table:formula="of:=[C_Acu_NA.H77]-[C_Acu_NA.H76]" office:value-type="float" office:value="1065" calcext:value-type="float">
            <text:p>1065</text:p>
          </table:table-cell>
          <table:table-cell table:formula="of:=[C_Acu_NA.I77]-[C_Acu_NA.I76]" office:value-type="float" office:value="171" calcext:value-type="float">
            <text:p>171</text:p>
          </table:table-cell>
          <table:table-cell table:formula="of:=[C_Acu_NA.J77]-[C_Acu_NA.J76]" office:value-type="float" office:value="2091" calcext:value-type="float">
            <text:p>2091</text:p>
          </table:table-cell>
          <table:table-cell table:formula="of:=[C_Acu_NA.K77]-[C_Acu_NA.K76]" office:value-type="float" office:value="229" calcext:value-type="float">
            <text:p>229</text:p>
          </table:table-cell>
          <table:table-cell table:formula="of:=[C_Acu_NA.L77]-[C_Acu_NA.L76]" office:value-type="float" office:value="12" calcext:value-type="float">
            <text:p>12</text:p>
          </table:table-cell>
          <table:table-cell table:formula="of:=[C_Acu_NA.M77]-[C_Acu_NA.M76]" office:value-type="float" office:value="72" calcext:value-type="float">
            <text:p>72</text:p>
          </table:table-cell>
          <table:table-cell table:formula="of:=[C_Acu_NA.N77]-[C_Acu_NA.N76]" office:value-type="float" office:value="295" calcext:value-type="float">
            <text:p>295</text:p>
          </table:table-cell>
          <table:table-cell table:formula="of:=[C_Acu_NA.O77]-[C_Acu_NA.O76]" office:value-type="float" office:value="3996" calcext:value-type="float">
            <text:p>3996</text:p>
          </table:table-cell>
          <table:table-cell table:formula="of:=[C_Acu_NA.P77]-[C_Acu_NA.P76]" office:value-type="float" office:value="750" calcext:value-type="float">
            <text:p>750</text:p>
          </table:table-cell>
          <table:table-cell table:formula="of:=[C_Acu_NA.Q77]-[C_Acu_NA.Q76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58" table:formula="of:=[C_Acu_NA.B78]" office:value-type="date" office:date-value="2020-04-29" calcext:value-type="date">
            <text:p>29/04</text:p>
          </table:table-cell>
          <table:table-cell table:formula="of:=[C_Acu_NA.C78]-[C_Acu_NA.C77]" office:value-type="float" office:value="1304" calcext:value-type="float">
            <text:p>1304</text:p>
          </table:table-cell>
          <table:table-cell table:formula="of:=[C_Acu_NA.D78]-[C_Acu_NA.D77]" office:value-type="float" office:value="67" calcext:value-type="float">
            <text:p>67</text:p>
          </table:table-cell>
          <table:table-cell table:formula="of:=[C_Acu_NA.E78]-[C_Acu_NA.E77]" office:value-type="float" office:value="525" calcext:value-type="float">
            <text:p>525</text:p>
          </table:table-cell>
          <table:table-cell table:formula="of:=[C_Acu_NA.F78]-[C_Acu_NA.F77]" office:value-type="float" office:value="157" calcext:value-type="float">
            <text:p>157</text:p>
          </table:table-cell>
          <table:table-cell/>
          <table:table-cell table:formula="of:=[C_Acu_NA.H78]-[C_Acu_NA.H77]" office:value-type="float" office:value="1607" calcext:value-type="float">
            <text:p>1607</text:p>
          </table:table-cell>
          <table:table-cell table:formula="of:=[C_Acu_NA.I78]-[C_Acu_NA.I77]" office:value-type="float" office:value="386" calcext:value-type="float">
            <text:p>386</text:p>
          </table:table-cell>
          <table:table-cell table:formula="of:=[C_Acu_NA.J78]-[C_Acu_NA.J77]" office:value-type="float" office:value="2086" calcext:value-type="float">
            <text:p>2086</text:p>
          </table:table-cell>
          <table:table-cell table:formula="of:=[C_Acu_NA.K78]-[C_Acu_NA.K77]" office:value-type="float" office:value="376" calcext:value-type="float">
            <text:p>376</text:p>
          </table:table-cell>
          <table:table-cell table:formula="of:=[C_Acu_NA.L78]-[C_Acu_NA.L77]" office:value-type="float" office:value="28" calcext:value-type="float">
            <text:p>28</text:p>
          </table:table-cell>
          <table:table-cell table:formula="of:=[C_Acu_NA.M78]-[C_Acu_NA.M77]" office:value-type="float" office:value="62" calcext:value-type="float">
            <text:p>62</text:p>
          </table:table-cell>
          <table:table-cell table:formula="of:=[C_Acu_NA.N78]-[C_Acu_NA.N77]" office:value-type="float" office:value="183" calcext:value-type="float">
            <text:p>183</text:p>
          </table:table-cell>
          <table:table-cell table:formula="of:=[C_Acu_NA.O78]-[C_Acu_NA.O77]" office:value-type="float" office:value="4076" calcext:value-type="float">
            <text:p>4076</text:p>
          </table:table-cell>
          <table:table-cell table:formula="of:=[C_Acu_NA.P78]-[C_Acu_NA.P77]" office:value-type="float" office:value="774" calcext:value-type="float">
            <text:p>774</text:p>
          </table:table-cell>
          <table:table-cell table:formula="of:=[C_Acu_NA.Q78]-[C_Acu_NA.Q77]"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58" table:formula="of:=[C_Acu_NA.B79]" office:value-type="date" office:date-value="2020-04-30" calcext:value-type="date">
            <text:p>30/04</text:p>
          </table:table-cell>
          <table:table-cell table:formula="of:=[C_Acu_NA.C79]-[C_Acu_NA.C78]" office:value-type="float" office:value="1478" calcext:value-type="float">
            <text:p>1478</text:p>
          </table:table-cell>
          <table:table-cell table:formula="of:=[C_Acu_NA.D79]-[C_Acu_NA.D78]" office:value-type="float" office:value="71" calcext:value-type="float">
            <text:p>71</text:p>
          </table:table-cell>
          <table:table-cell table:formula="of:=[C_Acu_NA.E79]-[C_Acu_NA.E78]" office:value-type="float" office:value="660" calcext:value-type="float">
            <text:p>660</text:p>
          </table:table-cell>
          <table:table-cell table:formula="of:=[C_Acu_NA.F79]-[C_Acu_NA.F78]" office:value-type="float" office:value="150" calcext:value-type="float">
            <text:p>150</text:p>
          </table:table-cell>
          <table:table-cell/>
          <table:table-cell table:formula="of:=[C_Acu_NA.H79]-[C_Acu_NA.H78]" office:value-type="float" office:value="1139" calcext:value-type="float">
            <text:p>1139</text:p>
          </table:table-cell>
          <table:table-cell table:formula="of:=[C_Acu_NA.I79]-[C_Acu_NA.I78]" office:value-type="float" office:value="514" calcext:value-type="float">
            <text:p>514</text:p>
          </table:table-cell>
          <table:table-cell table:formula="of:=[C_Acu_NA.J79]-[C_Acu_NA.J78]" office:value-type="float" office:value="1872" calcext:value-type="float">
            <text:p>1872</text:p>
          </table:table-cell>
          <table:table-cell table:formula="of:=[C_Acu_NA.K79]-[C_Acu_NA.K78]" office:value-type="float" office:value="359" calcext:value-type="float">
            <text:p>359</text:p>
          </table:table-cell>
          <table:table-cell table:formula="of:=[C_Acu_NA.L79]-[C_Acu_NA.L78]" office:value-type="float" office:value="15" calcext:value-type="float">
            <text:p>15</text:p>
          </table:table-cell>
          <table:table-cell table:formula="of:=[C_Acu_NA.M79]-[C_Acu_NA.M78]" office:value-type="float" office:value="43" calcext:value-type="float">
            <text:p>43</text:p>
          </table:table-cell>
          <table:table-cell/>
          <table:table-cell table:formula="of:=[C_Acu_NA.O79]-[C_Acu_NA.O78]" office:value-type="float" office:value="6032" calcext:value-type="float">
            <text:p>6032</text:p>
          </table:table-cell>
          <table:table-cell/>
          <table:table-cell table:formula="of:=[C_Acu_NA.Q79]-[C_Acu_NA.Q78]" office:value-type="float" office:value="179" calcext:value-type="float">
            <text:p>179</text:p>
          </table:table-cell>
        </table:table-row>
        <table:table-row table:style-name="ro1" table:number-rows-repeated="25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3.928462681759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3.0487131953137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3784740940657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611227460696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3559735234505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8222226675275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0627236946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formula="of:=[C_Dia_NA.P70]/[.$P$6]" office:value-type="float" office:value="69.2069596004373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6.7845892557205" calcext:value-type="float">
            <text:p>67</text:p>
          </table:table-cell>
          <table:table-cell table:formula="of:=[C_Dia_NA.P71]/[.$P$6]" office:value-type="float" office:value="70.4777088586375" calcext:value-type="float">
            <text:p>70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68.765170199723" calcext:value-type="float">
            <text:p>69</text:p>
          </table:table-cell>
          <table:table-cell table:formula="of:=[C_Dia_NA.P72]/[.$P$6]" office:value-type="float" office:value="73.0192073750377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80.8137042757381" calcext:value-type="float">
            <text:p>81</text:p>
          </table:table-cell>
          <table:table-cell table:formula="of:=[C_Dia_NA.P73]/[.$P$6]" office:value-type="float" office:value="75.1697061196841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/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73.7166225597292" calcext:value-type="float">
            <text:p>74</text:p>
          </table:table-cell>
          <table:table-cell table:formula="of:=[C_Dia_NA.P74]/[.$P$6]" office:value-type="float" office:value="46.3334729528352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/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 table:formula="of:=[C_Dia_NA.O75]/[.$O$6]" office:value-type="float" office:value="66.9646420688116" calcext:value-type="float">
            <text:p>67</text:p>
          </table:table-cell>
          <table:table-cell table:formula="of:=[C_Dia_NA.P75]/[.$P$6]" office:value-type="float" office:value="29.0317330527258" calcext:value-type="float">
            <text:p>29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>
          <table:table-cell/>
          <table:table-cell table:formula="of:=[C_Dia_NA.B76]" office:value-type="date" office:date-value="2020-04-27" calcext:value-type="date">
            <text:p>27/04</text:p>
          </table:table-cell>
          <table:table-cell table:formula="of:=[C_Dia_NA.C76]/[.$C$6]" office:value-type="float" office:value="12.6526054293573" calcext:value-type="float">
            <text:p>13</text:p>
          </table:table-cell>
          <table:table-cell table:formula="of:=[C_Dia_NA.D76]/[.$D$6]" office:value-type="float" office:value="7.22447516727764" calcext:value-type="float">
            <text:p>7</text:p>
          </table:table-cell>
          <table:table-cell table:formula="of:=[C_Dia_NA.E76]/[.$E$6]" office:value-type="float" office:value="48.2736748985358" calcext:value-type="float">
            <text:p>48</text:p>
          </table:table-cell>
          <table:table-cell table:formula="of:=[C_Dia_NA.F76]/[.$F$6]" office:value-type="float" office:value="21.184685504732" calcext:value-type="float">
            <text:p>21</text:p>
          </table:table-cell>
          <table:table-cell/>
          <table:table-cell table:formula="of:=[C_Dia_NA.H76]/[.$H$6]" office:value-type="float" office:value="17.7393513902315" calcext:value-type="float">
            <text:p>18</text:p>
          </table:table-cell>
          <table:table-cell table:formula="of:=[C_Dia_NA.I76]/[.$I$6]" office:value-type="float" office:value="23.1452509735037" calcext:value-type="float">
            <text:p>23</text:p>
          </table:table-cell>
          <table:table-cell table:formula="of:=[C_Dia_NA.J76]/[.$J$6]" office:value-type="float" office:value="27.9372356505345" calcext:value-type="float">
            <text:p>28</text:p>
          </table:table-cell>
          <table:table-cell table:formula="of:=[C_Dia_NA.K76]/[.$K$6]" office:value-type="float" office:value="78.7074042053407" calcext:value-type="float">
            <text:p>79</text:p>
          </table:table-cell>
          <table:table-cell table:formula="of:=[C_Dia_NA.L76]/[.$L$6]" office:value-type="float" office:value="9.77367428253086" calcext:value-type="float">
            <text:p>10</text:p>
          </table:table-cell>
          <table:table-cell table:formula="of:=[C_Dia_NA.M76]/[.$L$6]" office:value-type="float" office:value="45.610479985144" calcext:value-type="float">
            <text:p>46</text:p>
          </table:table-cell>
          <table:table-cell table:formula="of:=[C_Dia_NA.N76]/[.$N$6]" office:value-type="float" office:value="15.8612508377027" calcext:value-type="float">
            <text:p>16</text:p>
          </table:table-cell>
          <table:table-cell table:formula="of:=[C_Dia_NA.O76]/[.$O$6]" office:value-type="float" office:value="64.6539643008087" calcext:value-type="float">
            <text:p>65</text:p>
          </table:table-cell>
          <table:table-cell table:formula="of:=[C_Dia_NA.P76]/[.$P$6]" office:value-type="float" office:value="53.0782190155897" calcext:value-type="float">
            <text:p>53</text:p>
          </table:table-cell>
          <table:table-cell table:formula="of:=[C_Dia_NA.Q76]/[.$Q$6]" office:value-type="float" office:value="12.05449991556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7]" office:value-type="date" office:date-value="2020-04-28" calcext:value-type="date">
            <text:p>28/04</text:p>
          </table:table-cell>
          <table:table-cell table:formula="of:=[C_Dia_NA.C77]/[.$C$6]" office:value-type="float" office:value="14.2186450011638" calcext:value-type="float">
            <text:p>14</text:p>
          </table:table-cell>
          <table:table-cell table:formula="of:=[C_Dia_NA.D77]/[.$D$6]" office:value-type="float" office:value="5.30547395096952" calcext:value-type="float">
            <text:p>5</text:p>
          </table:table-cell>
          <table:table-cell table:formula="of:=[C_Dia_NA.E77]/[.$E$6]" office:value-type="float" office:value="56.479326689607" calcext:value-type="float">
            <text:p>56</text:p>
          </table:table-cell>
          <table:table-cell table:formula="of:=[C_Dia_NA.F77]/[.$F$6]" office:value-type="float" office:value="26.3516819693008" calcext:value-type="float">
            <text:p>26</text:p>
          </table:table-cell>
          <table:table-cell/>
          <table:table-cell table:formula="of:=[C_Dia_NA.H77]/[.$H$6]" office:value-type="float" office:value="15.8095474733025" calcext:value-type="float">
            <text:p>16</text:p>
          </table:table-cell>
          <table:table-cell table:formula="of:=[C_Dia_NA.I77]/[.$I$6]" office:value-type="float" office:value="9.89459479117284" calcext:value-type="float">
            <text:p>10</text:p>
          </table:table-cell>
          <table:table-cell table:formula="of:=[C_Dia_NA.J77]/[.$J$6]" office:value-type="float" office:value="33.5921562652488" calcext:value-type="float">
            <text:p>34</text:p>
          </table:table-cell>
          <table:table-cell table:formula="of:=[C_Dia_NA.K77]/[.$K$6]" office:value-type="float" office:value="46.6942890233757" calcext:value-type="float">
            <text:p>47</text:p>
          </table:table-cell>
          <table:table-cell table:formula="of:=[C_Dia_NA.L77]/[.$L$6]" office:value-type="float" office:value="19.5473485650617" calcext:value-type="float">
            <text:p>20</text:p>
          </table:table-cell>
          <table:table-cell table:formula="of:=[C_Dia_NA.M77]/[.$L$6]" office:value-type="float" office:value="117.28409139037" calcext:value-type="float">
            <text:p>117</text:p>
          </table:table-cell>
          <table:table-cell table:formula="of:=[C_Dia_NA.N77]/[.$N$6]" office:value-type="float" office:value="28.7059447676215" calcext:value-type="float">
            <text:p>29</text:p>
          </table:table-cell>
          <table:table-cell table:formula="of:=[C_Dia_NA.O77]/[.$O$6]" office:value-type="float" office:value="59.9575867593483" calcext:value-type="float">
            <text:p>60</text:p>
          </table:table-cell>
          <table:table-cell table:formula="of:=[C_Dia_NA.P77]/[.$P$6]" office:value-type="float" office:value="73.3124572038531" calcext:value-type="float">
            <text:p>73</text:p>
          </table:table-cell>
          <table:table-cell table:formula="of:=[C_Dia_NA.Q77]/[.$Q$6]" office:value-type="float" office:value="11.7033979762718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8]" office:value-type="date" office:date-value="2020-04-29" calcext:value-type="date">
            <text:p>29/04</text:p>
          </table:table-cell>
          <table:table-cell table:formula="of:=[C_Dia_NA.C78]/[.$C$6]" office:value-type="float" office:value="16.2072666796482" calcext:value-type="float">
            <text:p>16</text:p>
          </table:table-cell>
          <table:table-cell table:formula="of:=[C_Dia_NA.D78]/[.$D$6]" office:value-type="float" office:value="7.56312244074378" calcext:value-type="float">
            <text:p>8</text:p>
          </table:table-cell>
          <table:table-cell table:formula="of:=[C_Dia_NA.E78]/[.$E$6]" office:value-type="float" office:value="45.8294381948125" calcext:value-type="float">
            <text:p>46</text:p>
          </table:table-cell>
          <table:table-cell table:formula="of:=[C_Dia_NA.F78]/[.$F$6]" office:value-type="float" office:value="27.0406148312433" calcext:value-type="float">
            <text:p>27</text:p>
          </table:table-cell>
          <table:table-cell/>
          <table:table-cell table:formula="of:=[C_Dia_NA.H78]/[.$H$6]" office:value-type="float" office:value="23.8553453423448" calcext:value-type="float">
            <text:p>24</text:p>
          </table:table-cell>
          <table:table-cell table:formula="of:=[C_Dia_NA.I78]/[.$I$6]" office:value-type="float" office:value="22.3351671894311" calcext:value-type="float">
            <text:p>22</text:p>
          </table:table-cell>
          <table:table-cell table:formula="of:=[C_Dia_NA.J78]/[.$J$6]" office:value-type="float" office:value="33.5118306883353" calcext:value-type="float">
            <text:p>34</text:p>
          </table:table-cell>
          <table:table-cell table:formula="of:=[C_Dia_NA.K78]/[.$K$6]" office:value-type="float" office:value="76.6683522829225" calcext:value-type="float">
            <text:p>77</text:p>
          </table:table-cell>
          <table:table-cell table:formula="of:=[C_Dia_NA.L78]/[.$L$6]" office:value-type="float" office:value="45.610479985144" calcext:value-type="float">
            <text:p>46</text:p>
          </table:table-cell>
          <table:table-cell table:formula="of:=[C_Dia_NA.M78]/[.$L$6]" office:value-type="float" office:value="100.994634252819" calcext:value-type="float">
            <text:p>101</text:p>
          </table:table-cell>
          <table:table-cell table:formula="of:=[C_Dia_NA.N78]/[.$N$6]" office:value-type="float" office:value="17.8074165846601" calcext:value-type="float">
            <text:p>18</text:p>
          </table:table-cell>
          <table:table-cell table:formula="of:=[C_Dia_NA.O78]/[.$O$6]" office:value-type="float" office:value="61.1579388466225" calcext:value-type="float">
            <text:p>61</text:p>
          </table:table-cell>
          <table:table-cell table:formula="of:=[C_Dia_NA.P78]/[.$P$6]" office:value-type="float" office:value="75.6584558343764" calcext:value-type="float">
            <text:p>76</text:p>
          </table:table-cell>
          <table:table-cell table:formula="of:=[C_Dia_NA.Q78]/[.$Q$6]" office:value-type="float" office:value="16.7358591060687" calcext:value-type="float">
            <text:p>17</text:p>
          </table:table-cell>
          <table:table-cell/>
        </table:table-row>
        <table:table-row table:style-name="ro1">
          <table:table-cell/>
          <table:table-cell table:formula="of:=[C_Dia_NA.B79]" office:value-type="date" office:date-value="2020-04-30" calcext:value-type="date">
            <text:p>30/04</text:p>
          </table:table-cell>
          <table:table-cell table:formula="of:=[C_Dia_NA.C79]/[.$C$6]" office:value-type="float" office:value="18.3698927550001" calcext:value-type="float">
            <text:p>18</text:p>
          </table:table-cell>
          <table:table-cell table:formula="of:=[C_Dia_NA.D79]/[.$D$6]" office:value-type="float" office:value="8.01465213869864" calcext:value-type="float">
            <text:p>8</text:p>
          </table:table-cell>
          <table:table-cell table:formula="of:=[C_Dia_NA.E79]/[.$E$6]" office:value-type="float" office:value="57.6141508734785" calcext:value-type="float">
            <text:p>58</text:p>
          </table:table-cell>
          <table:table-cell table:formula="of:=[C_Dia_NA.F79]/[.$F$6]" office:value-type="float" office:value="25.8349823228439" calcext:value-type="float">
            <text:p>26</text:p>
          </table:table-cell>
          <table:table-cell/>
          <table:table-cell table:formula="of:=[C_Dia_NA.H79]/[.$H$6]" office:value-type="float" office:value="16.9080512414006" calcext:value-type="float">
            <text:p>17</text:p>
          </table:table-cell>
          <table:table-cell table:formula="of:=[C_Dia_NA.I79]/[.$I$6]" office:value-type="float" office:value="29.7416475009523" calcext:value-type="float">
            <text:p>30</text:p>
          </table:table-cell>
          <table:table-cell table:formula="of:=[C_Dia_NA.J79]/[.$J$6]" office:value-type="float" office:value="30.0738959964351" calcext:value-type="float">
            <text:p>30</text:p>
          </table:table-cell>
          <table:table-cell table:formula="of:=[C_Dia_NA.K79]/[.$K$6]" office:value-type="float" office:value="73.2019640148117" calcext:value-type="float">
            <text:p>73</text:p>
          </table:table-cell>
          <table:table-cell table:formula="of:=[C_Dia_NA.L79]/[.$L$6]" office:value-type="float" office:value="24.4341857063272" calcext:value-type="float">
            <text:p>24</text:p>
          </table:table-cell>
          <table:table-cell table:formula="of:=[C_Dia_NA.M79]/[.$L$6]" office:value-type="float" office:value="70.0446656914712" calcext:value-type="float">
            <text:p>70</text:p>
          </table:table-cell>
          <table:table-cell/>
          <table:table-cell table:formula="of:=[C_Dia_NA.O79]/[.$O$6]" office:value-type="float" office:value="90.5065473804776" calcext:value-type="float">
            <text:p>91</text:p>
          </table:table-cell>
          <table:table-cell/>
          <table:table-cell table:formula="of:=[C_Dia_NA.Q79]/[.$Q$6]" office:value-type="float" office:value="20.9490823775266" calcext:value-type="float">
            <text:p>21</text:p>
          </table:table-cell>
          <table:table-cell/>
        </table:table-row>
        <table:table-row table:style-name="ro1" table:number-rows-repeated="26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5" table:default-cell-style-name="ce49"/>
        <table:table-column table:style-name="co13" table:default-cell-style-name="ce49"/>
        <table:table-column table:style-name="co6" table:default-cell-style-name="ce49"/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5" calcext:value-type="float">
            <text:p>515</text:p>
          </table:table-cell>
          <table:table-cell table:style-name="ce104" table:formula="of:=[.V27]-[.V26]" office:value-type="float" office:value="112" calcext:value-type="float">
            <text:p>11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2" calcext:value-type="float">
            <text:p>712</text:p>
          </table:table-cell>
          <table:table-cell table:style-name="ce104" table:formula="of:=[.V28]-[.V27]" office:value-type="float" office:value="197" calcext:value-type="float">
            <text:p>19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7" calcext:value-type="float">
            <text:p>947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5" calcext:value-type="float">
            <text:p>1,195</text:p>
          </table:table-cell>
          <table:table-cell table:style-name="ce104" table:formula="of:=[.V30]-[.V29]" office:value-type="float" office:value="248" calcext:value-type="float">
            <text:p>2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26" calcext:value-type="float">
            <text:p>1,526</text:p>
          </table:table-cell>
          <table:table-cell table:style-name="ce104" table:formula="of:=[.V31]-[.V30]" office:value-type="float" office:value="331" calcext:value-type="float">
            <text:p>3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58" calcext:value-type="float">
            <text:p>1,758</text:p>
          </table:table-cell>
          <table:table-cell table:style-name="ce104" table:formula="of:=[.V32]-[.V31]" office:value-type="float" office:value="232" calcext:value-type="float">
            <text:p>232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51" calcext:value-type="float">
            <text:p>2,351</text:p>
          </table:table-cell>
          <table:table-cell table:style-name="ce104" table:formula="of:=[.V33]-[.V32]" office:value-type="float" office:value="593" calcext:value-type="float">
            <text:p>59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85" calcext:value-type="float">
            <text:p>2,785</text:p>
          </table:table-cell>
          <table:table-cell table:style-name="ce104" table:formula="of:=[.V34]-[.V33]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97" calcext:value-type="float">
            <text:p>3,397</text:p>
          </table:table-cell>
          <table:table-cell table:style-name="ce104" table:formula="of:=[.V35]-[.V34]" office:value-type="float" office:value="612" calcext:value-type="float">
            <text:p>61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139" calcext:value-type="float">
            <text:p>4,139</text:p>
          </table:table-cell>
          <table:table-cell table:style-name="ce104" table:formula="of:=[.V36]-[.V35]" office:value-type="float" office:value="742" calcext:value-type="float">
            <text:p>74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55" calcext:value-type="float">
            <text:p>4,955</text:p>
          </table:table-cell>
          <table:table-cell table:style-name="ce104" table:formula="of:=[.V37]-[.V36]" office:value-type="float" office:value="816" calcext:value-type="float">
            <text:p>81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6051" calcext:value-type="float">
            <text:p>6,051</text:p>
          </table:table-cell>
          <table:table-cell table:style-name="ce104" table:formula="of:=[.V38]-[.V37]" office:value-type="float" office:value="1096" calcext:value-type="float">
            <text:p>1,09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428" calcext:value-type="float">
            <text:p>7,428</text:p>
          </table:table-cell>
          <table:table-cell table:style-name="ce104" table:formula="of:=[.V39]-[.V38]" office:value-type="float" office:value="1377" calcext:value-type="float">
            <text:p>1,377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59" calcext:value-type="float">
            <text:p>35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761" calcext:value-type="float">
            <text:p>8,761</text:p>
          </table:table-cell>
          <table:table-cell table:style-name="ce104" table:formula="of:=[.V40]-[.V39]" office:value-type="float" office:value="1333" calcext:value-type="float">
            <text:p>1,33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8" calcext:value-type="float">
            <text:p>508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293" calcext:value-type="float">
            <text:p>10,293</text:p>
          </table:table-cell>
          <table:table-cell table:style-name="ce104" table:formula="of:=[.V41]-[.V40]" office:value-type="float" office:value="1532" calcext:value-type="float">
            <text:p>1,53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94" calcext:value-type="float">
            <text:p>694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2164" calcext:value-type="float">
            <text:p>12,164</text:p>
          </table:table-cell>
          <table:table-cell table:style-name="ce104" table:formula="of:=[.V42]-[.V41]" office:value-type="float" office:value="1871" calcext:value-type="float">
            <text:p>1,8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77" calcext:value-type="float">
            <text:p>877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4247" calcext:value-type="float">
            <text:p>14,247</text:p>
          </table:table-cell>
          <table:table-cell table:style-name="ce104" table:formula="of:=[.V43]-[.V42]" office:value-type="float" office:value="2083" calcext:value-type="float">
            <text:p>2,08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161" calcext:value-type="float">
            <text:p>1161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514" calcext:value-type="float">
            <text:p>16,514</text:p>
          </table:table-cell>
          <table:table-cell table:style-name="ce104" table:formula="of:=[.V44]-[.V43]" office:value-type="float" office:value="2267" calcext:value-type="float">
            <text:p>2,26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455" calcext:value-type="float">
            <text:p>1455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9185" calcext:value-type="float">
            <text:p>19,185</text:p>
          </table:table-cell>
          <table:table-cell table:style-name="ce104" table:formula="of:=[.V45]-[.V44]" office:value-type="float" office:value="2671" calcext:value-type="float">
            <text:p>2,6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69" calcext:value-type="float">
            <text:p>1669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813" calcext:value-type="float">
            <text:p>21,813</text:p>
          </table:table-cell>
          <table:table-cell table:style-name="ce104" table:formula="of:=[.V46]-[.V45]" office:value-type="float" office:value="2628" calcext:value-type="float">
            <text:p>2,6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2043" calcext:value-type="float">
            <text:p>2043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4481" calcext:value-type="float">
            <text:p>24,481</text:p>
          </table:table-cell>
          <table:table-cell table:style-name="ce104" table:formula="of:=[.V47]-[.V46]" office:value-type="float" office:value="2668" calcext:value-type="float">
            <text:p>2,668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2425" calcext:value-type="float">
            <text:p>242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7302" calcext:value-type="float">
            <text:p>27,302</text:p>
          </table:table-cell>
          <table:table-cell table:style-name="ce104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3095" calcext:value-type="float">
            <text:p>3095</text:p>
          </table:table-cell>
          <table:table-cell office:value-type="float" office:value="333" calcext:value-type="float">
            <text:p>333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837" calcext:value-type="float">
            <text:p>30,837</text:p>
          </table:table-cell>
          <table:table-cell table:style-name="ce104" table:formula="of:=[.V49]-[.V48]" office:value-type="float" office:value="3535" calcext:value-type="float">
            <text:p>3,5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3747" calcext:value-type="float">
            <text:p>3747</text:p>
          </table:table-cell>
          <table:table-cell office:value-type="float" office:value="386" calcext:value-type="float">
            <text:p>386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4186" calcext:value-type="float">
            <text:p>34,186</text:p>
          </table:table-cell>
          <table:table-cell table:style-name="ce104" table:formula="of:=[.V50]-[.V49]" office:value-type="float" office:value="3349" calcext:value-type="float">
            <text:p>3,34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4461" calcext:value-type="float">
            <text:p>4461</text:p>
          </table:table-cell>
          <table:table-cell office:value-type="float" office:value="456" calcext:value-type="float">
            <text:p>45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8648" calcext:value-type="float">
            <text:p>38,648</text:p>
          </table:table-cell>
          <table:table-cell table:style-name="ce104" table:formula="of:=[.V51]-[.V50]" office:value-type="float" office:value="4462" calcext:value-type="float">
            <text:p>4,46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221" calcext:value-type="float">
            <text:p>5221</text:p>
          </table:table-cell>
          <table:table-cell office:value-type="float" office:value="534" calcext:value-type="float">
            <text:p>53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2881" calcext:value-type="float">
            <text:p>42,881</text:p>
          </table:table-cell>
          <table:table-cell table:style-name="ce104" table:formula="of:=[.V52]-[.V51]" office:value-type="float" office:value="4233" calcext:value-type="float">
            <text:p>4,23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5865" calcext:value-type="float">
            <text:p>5865</text:p>
          </table:table-cell>
          <table:table-cell office:value-type="float" office:value="607" calcext:value-type="float">
            <text:p>607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6729" calcext:value-type="float">
            <text:p>46,729</text:p>
          </table:table-cell>
          <table:table-cell table:style-name="ce104" table:formula="of:=[.V53]-[.V52]" office:value-type="float" office:value="3848" calcext:value-type="float">
            <text:p>3,84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6433" calcext:value-type="float">
            <text:p>6433</text:p>
          </table:table-cell>
          <table:table-cell table:style-name="ce51" office:value-type="float" office:value="693" calcext:value-type="float">
            <text:p>693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9719" calcext:value-type="float">
            <text:p>49,719</text:p>
          </table:table-cell>
          <table:table-cell table:style-name="ce104" table:formula="of:=[.V54]-[.V53]" office:value-type="float" office:value="2990" calcext:value-type="float">
            <text:p>2,990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7471" calcext:value-type="float">
            <text:p>7471</text:p>
          </table:table-cell>
          <table:table-cell office:value-type="float" office:value="783" calcext:value-type="float">
            <text:p>783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3441" calcext:value-type="float">
            <text:p>53,441</text:p>
          </table:table-cell>
          <table:table-cell table:style-name="ce104" table:formula="of:=[.V55]-[.V54]" office:value-type="float" office:value="3722" calcext:value-type="float">
            <text:p>3,7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8505" calcext:value-type="float">
            <text:p>8505</text:p>
          </table:table-cell>
          <table:table-cell office:value-type="float" office:value="867" calcext:value-type="float">
            <text:p>867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8311" calcext:value-type="float">
            <text:p>58,311</text:p>
          </table:table-cell>
          <table:table-cell table:style-name="ce105" table:formula="of:=[.V56]-[.V55]" office:value-type="float" office:value="4870" calcext:value-type="float">
            <text:p>4,87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9608" calcext:value-type="float">
            <text:p>9608</text:p>
          </table:table-cell>
          <table:table-cell office:value-type="float" office:value="981" calcext:value-type="float">
            <text:p>981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2158" calcext:value-type="float">
            <text:p>62,158</text:p>
          </table:table-cell>
          <table:table-cell table:style-name="ce104" table:formula="of:=[.V57]-[.V56]" office:value-type="float" office:value="3847" calcext:value-type="float">
            <text:p>3,8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10760" calcext:value-type="float">
            <text:p>10760</text:p>
          </table:table-cell>
          <table:table-cell office:value-type="float" office:value="1067" calcext:value-type="float">
            <text:p>106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6873" calcext:value-type="float">
            <text:p>66,873</text:p>
          </table:table-cell>
          <table:table-cell table:style-name="ce104" table:formula="of:=[.V58]-[.V57]" office:value-type="float" office:value="4715" calcext:value-type="float">
            <text:p>4,7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11599" calcext:value-type="float">
            <text:p>11599</text:p>
          </table:table-cell>
          <table:table-cell office:value-type="float" office:value="1158" calcext:value-type="float">
            <text:p>115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70986" calcext:value-type="float">
            <text:p>70,986</text:p>
          </table:table-cell>
          <table:table-cell table:style-name="ce104" table:formula="of:=[.V59]-[.V58]" office:value-type="float" office:value="4113" calcext:value-type="float">
            <text:p>4,11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2285" calcext:value-type="float">
            <text:p>12285</text:p>
          </table:table-cell>
          <table:table-cell office:value-type="float" office:value="1258" calcext:value-type="float">
            <text:p>125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4332" calcext:value-type="float">
            <text:p>74,332</text:p>
          </table:table-cell>
          <table:table-cell table:style-name="ce104" table:formula="of:=[.V60]-[.V59]" office:value-type="float" office:value="3346" calcext:value-type="float">
            <text:p>3,3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3029" calcext:value-type="float">
            <text:p>13029</text:p>
          </table:table-cell>
          <table:table-cell office:value-type="float" office:value="1356" calcext:value-type="float">
            <text:p>1356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7392" calcext:value-type="float">
            <text:p>77,392</text:p>
          </table:table-cell>
          <table:table-cell table:style-name="ce104" table:formula="of:=[.V61]-[.V60]" office:value-type="float" office:value="3060" calcext:value-type="float">
            <text:p>3,060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4073" calcext:value-type="float">
            <text:p>14073</text:p>
          </table:table-cell>
          <table:table-cell table:style-name="ce50" office:value-type="float" office:value="1441" calcext:value-type="float">
            <text:p>1441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80832" calcext:value-type="float">
            <text:p>80,832</text:p>
          </table:table-cell>
          <table:table-cell table:style-name="ce104" table:formula="of:=[.V62]-[.V61]" office:value-type="float" office:value="3440" calcext:value-type="float">
            <text:p>3,44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4915" calcext:value-type="float">
            <text:p>14915</text:p>
          </table:table-cell>
          <table:table-cell office:value-type="float" office:value="1532" calcext:value-type="float">
            <text:p>1532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4394" calcext:value-type="float">
            <text:p>84,394</text:p>
          </table:table-cell>
          <table:table-cell table:style-name="ce104" table:formula="of:=[.V63]-[.V62]" office:value-type="float" office:value="3562" calcext:value-type="float">
            <text:p>3,56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5944" calcext:value-type="float">
            <text:p>15944</text:p>
          </table:table-cell>
          <table:table-cell office:value-type="float" office:value="1644" calcext:value-type="float">
            <text:p>1644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8988" calcext:value-type="float">
            <text:p>88,988</text:p>
          </table:table-cell>
          <table:table-cell table:style-name="ce104" table:formula="of:=[.V64]-[.V63]" office:value-type="float" office:value="4594" calcext:value-type="float">
            <text:p>4,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6879" calcext:value-type="float">
            <text:p>16879</text:p>
          </table:table-cell>
          <table:table-cell office:value-type="float" office:value="1752" calcext:value-type="float">
            <text:p>175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2923" calcext:value-type="float">
            <text:p>92,923</text:p>
          </table:table-cell>
          <table:table-cell table:style-name="ce104" table:formula="of:=[.V65]-[.V64]" office:value-type="float" office:value="3935" calcext:value-type="float">
            <text:p>3,9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7994" calcext:value-type="float">
            <text:p>17994</text:p>
          </table:table-cell>
          <table:table-cell office:value-type="float" office:value="1832" calcext:value-type="float">
            <text:p>1832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6945" calcext:value-type="float">
            <text:p>96,945</text:p>
          </table:table-cell>
          <table:table-cell table:style-name="ce104" table:formula="of:=[.V66]-[.V65]" office:value-type="float" office:value="4022" calcext:value-type="float">
            <text:p>4,0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8492" calcext:value-type="float">
            <text:p>18492</text:p>
          </table:table-cell>
          <table:table-cell office:value-type="float" office:value="1917" calcext:value-type="float">
            <text:p>191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100038" calcext:value-type="float">
            <text:p>100,038</text:p>
          </table:table-cell>
          <table:table-cell table:style-name="ce104" table:formula="of:=[.V67]-[.V66]" office:value-type="float" office:value="3093" calcext:value-type="float">
            <text:p>3,093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9051" calcext:value-type="float">
            <text:p>19051</text:p>
          </table:table-cell>
          <table:table-cell table:style-name="ce51" office:value-type="float" office:value="2003" calcext:value-type="float">
            <text:p>2003</text:p>
          </table:table-cell>
          <table:table-cell table:style-name="ce51" office:value-type="float" office:value="1393" calcext:value-type="float">
            <text:p>1393</text:p>
          </table:table-cell>
          <table:table-cell table:style-name="ce60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77"/>
          <table:table-cell table:style-name="ce34" table:formula="of:=SUM([.C68:.Q68])" office:value-type="float" office:value="102534" calcext:value-type="float">
            <text:p>102,534</text:p>
          </table:table-cell>
          <table:table-cell table:style-name="ce34" table:formula="of:=[.V68]-[.V67]" office:value-type="float" office:value="2496" calcext:value-type="float">
            <text:p>2,496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20223" calcext:value-type="float">
            <text:p>20223</text:p>
          </table:table-cell>
          <table:table-cell office:value-type="float" office:value="2084" calcext:value-type="float">
            <text:p>2084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5672" calcext:value-type="float">
            <text:p>105,672</text:p>
          </table:table-cell>
          <table:table-cell table:style-name="ce104" table:formula="of:=[.V69]-[.V68]" office:value-type="float" office:value="3138" calcext:value-type="float">
            <text:p>3,1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21060" calcext:value-type="float">
            <text:p>21060</text:p>
          </table:table-cell>
          <table:table-cell office:value-type="float" office:value="2144" calcext:value-type="float">
            <text:p>2144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8751" calcext:value-type="float">
            <text:p>108,751</text:p>
          </table:table-cell>
          <table:table-cell table:style-name="ce104" table:formula="of:=[.V70]-[.V69]" office:value-type="float" office:value="3079" calcext:value-type="float">
            <text:p>3,07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21787" calcext:value-type="float">
            <text:p>21787</text:p>
          </table:table-cell>
          <table:table-cell office:value-type="float" office:value="2214" calcext:value-type="float">
            <text:p>221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04" table:formula="of:=SUM([.C71:.Q71])" office:value-type="float" office:value="111780" calcext:value-type="float">
            <text:p>111,780</text:p>
          </table:table-cell>
          <table:table-cell table:style-name="ce104" table:formula="of:=[.V71]-[.V70]" office:value-type="float" office:value="3029" calcext:value-type="float">
            <text:p>3,02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22792" calcext:value-type="float">
            <text:p>22792</text:p>
          </table:table-cell>
          <table:table-cell office:value-type="float" office:value="2287" calcext:value-type="float">
            <text:p>2287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04" table:formula="of:=SUM([.C72:.Q72])" office:value-type="float" office:value="114981" calcext:value-type="float">
            <text:p>114,981</text:p>
          </table:table-cell>
          <table:table-cell table:style-name="ce104" table:formula="of:=[.V72]-[.V71]" office:value-type="float" office:value="3201" calcext:value-type="float">
            <text:p>3,20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3635" calcext:value-type="float">
            <text:p>23635</text:p>
          </table:table-cell>
          <table:table-cell office:value-type="float" office:value="2358" calcext:value-type="float">
            <text:p>2358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04" table:formula="of:=SUM([.C73:.Q73])" office:value-type="float" office:value="117920" calcext:value-type="float">
            <text:p>117,920</text:p>
          </table:table-cell>
          <table:table-cell table:style-name="ce104" table:formula="of:=[.V73]-[.V72]" office:value-type="float" office:value="2939" calcext:value-type="float">
            <text:p>2,93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4055" calcext:value-type="float">
            <text:p>24055</text:p>
          </table:table-cell>
          <table:table-cell office:value-type="float" office:value="2406" calcext:value-type="float">
            <text:p>2406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3]+[.S74]" office:value-type="float" office:value="1600" calcext:value-type="float">
            <text:p>1600</text:p>
          </table:table-cell>
          <table:table-cell/>
          <table:table-cell table:style-name="ce104" table:formula="of:=SUM([.C74:.Q74])" office:value-type="float" office:value="120195" calcext:value-type="float">
            <text:p>120,195</text:p>
          </table:table-cell>
          <table:table-cell table:style-name="ce104" table:formula="of:=[.V74]-[.V73]" office:value-type="float" office:value="2275" calcext:value-type="float">
            <text:p>2,275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26" calcext:value-type="date">
            <text:p>26/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542" calcext:value-type="float">
            <text:p>542</text:p>
          </table:table-cell>
          <table:table-cell table:style-name="ce51" office:value-type="float" office:value="7094" calcext:value-type="float">
            <text:p>7094</text:p>
          </table:table-cell>
          <table:table-cell table:style-name="ce51" office:value-type="float" office:value="422" calcext:value-type="float">
            <text:p>422</text:p>
          </table:table-cell>
          <table:table-cell table:style-name="ce51" table:formula="of:=23190+237" office:value-type="float" office:value="23427" calcext:value-type="float">
            <text:p>23427</text:p>
          </table:table-cell>
          <table:table-cell table:style-name="ce51" office:value-type="float" office:value="22856" calcext:value-type="float">
            <text:p>22856</text:p>
          </table:table-cell>
          <table:table-cell table:style-name="ce51" office:value-type="float" office:value="4475" calcext:value-type="float">
            <text:p>4475</text:p>
          </table:table-cell>
          <table:table-cell table:style-name="ce51" office:value-type="float" office:value="26644" calcext:value-type="float">
            <text:p>26644</text:p>
          </table:table-cell>
          <table:table-cell table:style-name="ce51" office:value-type="float" office:value="1087" calcext:value-type="float">
            <text:p>1087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903" calcext:value-type="float">
            <text:p>903</text:p>
          </table:table-cell>
          <table:table-cell table:style-name="ce51" office:value-type="float" office:value="24393" calcext:value-type="float">
            <text:p>24393</text:p>
          </table:table-cell>
          <table:table-cell table:style-name="ce51" office:value-type="float" office:value="2458" calcext:value-type="float">
            <text:p>2458</text:p>
          </table:table-cell>
          <table:table-cell table:style-name="ce51" office:value-type="float" office:value="1610" calcext:value-type="float">
            <text:p>1610</text:p>
          </table:table-cell>
          <table:table-cell table:style-name="ce60"/>
          <table:table-cell table:style-name="ce51" office:value-type="float" office:value="30" calcext:value-type="float">
            <text:p>30</text:p>
          </table:table-cell>
          <table:table-cell table:style-name="ce83" table:formula="of:=[.T74]+[.S75]" office:value-type="float" office:value="1630" calcext:value-type="float">
            <text:p>1630</text:p>
          </table:table-cell>
          <table:table-cell table:style-name="ce77"/>
          <table:table-cell table:style-name="ce34" table:formula="of:=SUM([.C75:.Q75])" office:value-type="float" office:value="121832" calcext:value-type="float">
            <text:p>121,832</text:p>
          </table:table-cell>
          <table:table-cell table:style-name="ce34" table:formula="of:=[.V75]-[.V74]" office:value-type="float" office:value="1637" calcext:value-type="float">
            <text:p>1,63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7" calcext:value-type="date">
            <text:p>27/04</text:p>
          </table:table-cell>
          <table:table-cell office:value-type="float" office:value="5750" calcext:value-type="float">
            <text:p>5750</text:p>
          </table:table-cell>
          <table:table-cell office:value-type="float" office:value="549" calcext:value-type="float">
            <text:p>549</text:p>
          </table:table-cell>
          <table:table-cell office:value-type="float" office:value="7207" calcext:value-type="float">
            <text:p>7207</text:p>
          </table:table-cell>
          <table:table-cell office:value-type="float" office:value="427" calcext:value-type="float">
            <text:p>427</text:p>
          </table:table-cell>
          <table:table-cell table:formula="of:=23521+237" office:value-type="float" office:value="23758" calcext:value-type="float">
            <text:p>23758</text:p>
          </table:table-cell>
          <table:table-cell office:value-type="float" office:value="23293" calcext:value-type="float">
            <text:p>23293</text:p>
          </table:table-cell>
          <table:table-cell office:value-type="float" office:value="4518" calcext:value-type="float">
            <text:p>4518</text:p>
          </table:table-cell>
          <table:table-cell office:value-type="float" office:value="26977" calcext:value-type="float">
            <text:p>26977</text:p>
          </table:table-cell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28" calcext:value-type="float">
            <text:p>928</text:p>
          </table:table-cell>
          <table:table-cell office:value-type="float" office:value="25302" calcext:value-type="float">
            <text:p>25302</text:p>
          </table:table-cell>
          <table:table-cell office:value-type="float" office:value="2507" calcext:value-type="float">
            <text:p>2507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T75]+[.S76]" office:value-type="float" office:value="1663" calcext:value-type="float">
            <text:p>1663</text:p>
          </table:table-cell>
          <table:table-cell/>
          <table:table-cell table:style-name="ce104" table:formula="of:=SUM([.C76:.Q76])" office:value-type="float" office:value="124262" calcext:value-type="float">
            <text:p>124,262</text:p>
          </table:table-cell>
          <table:table-cell table:style-name="ce104" table:formula="of:=[.V76]-[.V75]" office:value-type="float" office:value="2430" calcext:value-type="float">
            <text:p>2,43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5913" calcext:value-type="float">
            <text:p>5913</text:p>
          </table:table-cell>
          <table:table-cell office:value-type="float" office:value="569" calcext:value-type="float">
            <text:p>569</text:p>
          </table:table-cell>
          <table:table-cell office:value-type="float" office:value="7331" calcext:value-type="float">
            <text:p>7331</text:p>
          </table:table-cell>
          <table:table-cell office:value-type="float" office:value="434" calcext:value-type="float">
            <text:p>434</text:p>
          </table:table-cell>
          <table:table-cell table:formula="of:=23822+237" office:value-type="float" office:value="24059" calcext:value-type="float">
            <text:p>24059</text:p>
          </table:table-cell>
          <table:table-cell office:value-type="float" office:value="23660" calcext:value-type="float">
            <text:p>23660</text:p>
          </table:table-cell>
          <table:table-cell office:value-type="float" office:value="4566" calcext:value-type="float">
            <text:p>4566</text:p>
          </table:table-cell>
          <table:table-cell office:value-type="float" office:value="27359" calcext:value-type="float">
            <text:p>27359</text:p>
          </table:table-cell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948" calcext:value-type="float">
            <text:p>948</text:p>
          </table:table-cell>
          <table:table-cell office:value-type="float" office:value="26097" calcext:value-type="float">
            <text:p>26097</text:p>
          </table:table-cell>
          <table:table-cell office:value-type="float" office:value="2541" calcext:value-type="float">
            <text:p>25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76]+[.S77]" office:value-type="float" office:value="1699" calcext:value-type="float">
            <text:p>1699</text:p>
          </table:table-cell>
          <table:table-cell/>
          <table:table-cell table:style-name="ce104" table:formula="of:=SUM([.C77:.Q77])" office:value-type="float" office:value="126619" calcext:value-type="float">
            <text:p>126,619</text:p>
          </table:table-cell>
          <table:table-cell table:style-name="ce104" table:formula="of:=[.V77]-[.V76]" office:value-type="float" office:value="2357" calcext:value-type="float">
            <text:p>2,35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9" calcext:value-type="date">
            <text:p>29/04</text:p>
          </table:table-cell>
          <table:table-cell office:value-type="float" office:value="6115" calcext:value-type="float">
            <text:p>6115</text:p>
          </table:table-cell>
          <table:table-cell office:value-type="float" office:value="580" calcext:value-type="float">
            <text:p>580</text:p>
          </table:table-cell>
          <table:table-cell office:value-type="float" office:value="7501" calcext:value-type="float">
            <text:p>7501</text:p>
          </table:table-cell>
          <table:table-cell office:value-type="float" office:value="443" calcext:value-type="float">
            <text:p>443</text:p>
          </table:table-cell>
          <table:table-cell table:formula="of:=24275+237" office:value-type="float" office:value="24512" calcext:value-type="float">
            <text:p>24512</text:p>
          </table:table-cell>
          <table:table-cell office:value-type="float" office:value="24087" calcext:value-type="float">
            <text:p>24087</text:p>
          </table:table-cell>
          <table:table-cell office:value-type="float" office:value="4711" calcext:value-type="float">
            <text:p>4711</text:p>
          </table:table-cell>
          <table:table-cell office:value-type="float" office:value="27682" calcext:value-type="float">
            <text:p>27682</text:p>
          </table:table-cell>
          <table:table-cell office:value-type="float" office:value="1190" calcext:value-type="float">
            <text:p>1190</text:p>
          </table:table-cell>
          <table:table-cell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  <table:table-cell office:value-type="float" office:value="973" calcext:value-type="float">
            <text:p>973</text:p>
          </table:table-cell>
          <table:table-cell office:value-type="float" office:value="26771" calcext:value-type="float">
            <text:p>26771</text:p>
          </table:table-cell>
          <table:table-cell office:value-type="float" office:value="2567" calcext:value-type="float">
            <text:p>2567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T77]+[.S78]" office:value-type="float" office:value="1725" calcext:value-type="float">
            <text:p>1725</text:p>
          </table:table-cell>
          <table:table-cell/>
          <table:table-cell table:style-name="ce104" table:formula="of:=SUM([.C78:.Q78])" office:value-type="float" office:value="129148" calcext:value-type="float">
            <text:p>129,148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4-30" calcext:value-type="date">
            <text:p>30/04</text:p>
          </table:table-cell>
          <table:table-cell office:value-type="float" office:value="6288" calcext:value-type="float">
            <text:p>6288</text:p>
          </table:table-cell>
          <table:table-cell office:value-type="float" office:value="584" calcext:value-type="float">
            <text:p>584</text:p>
          </table:table-cell>
          <table:table-cell office:value-type="float" office:value="7594" calcext:value-type="float">
            <text:p>7594</text:p>
          </table:table-cell>
          <table:table-cell office:value-type="float" office:value="452" calcext:value-type="float">
            <text:p>452</text:p>
          </table:table-cell>
          <table:table-cell table:formula="of:=24543+237" office:value-type="float" office:value="24780" calcext:value-type="float">
            <text:p>24780</text:p>
          </table:table-cell>
          <table:table-cell office:value-type="float" office:value="24376" calcext:value-type="float">
            <text:p>24376</text:p>
          </table:table-cell>
          <table:table-cell office:value-type="float" office:value="4795" calcext:value-type="float">
            <text:p>4795</text:p>
          </table:table-cell>
          <table:table-cell office:value-type="float" office:value="27967" calcext:value-type="float">
            <text:p>27967</text:p>
          </table:table-cell>
          <table:table-cell office:value-type="float" office:value="1232" calcext:value-type="float">
            <text:p>1232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736" calcext:value-type="float">
            <text:p>173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T78]+[.S79]" office:value-type="float" office:value="1736" calcext:value-type="float">
            <text:p>1736</text:p>
          </table:table-cell>
          <table:table-cell table:number-columns-repeated="32"/>
        </table:table-row>
        <table:table-row table:style-name="ro1" table:number-rows-repeated="30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5" table:default-cell-style-name="Default"/>
        <table:table-column table:style-name="co16" table:default-cell-style-name="ce58"/>
        <table:table-column table:style-name="co17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4" calcext:value-type="float">
            <text:p>4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0" calcext:value-type="float">
            <text:p>0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1" calcext:value-type="float">
            <text:p>1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18" calcext:value-type="float">
            <text:p>18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5" calcext:value-type="float">
            <text:p>15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22" calcext:value-type="float">
            <text:p>22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16" calcext:value-type="float">
            <text:p>16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34" calcext:value-type="float">
            <text:p>34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43" calcext:value-type="float">
            <text:p>43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36" calcext:value-type="float">
            <text:p>36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56" calcext:value-type="float">
            <text:p>56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35" calcext:value-type="float">
            <text:p>35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74" calcext:value-type="float">
            <text:p>74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149" calcext:value-type="float">
            <text:p>149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186" calcext:value-type="float">
            <text:p>186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83" calcext:value-type="float">
            <text:p>183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284" calcext:value-type="float">
            <text:p>284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94" calcext:value-type="float">
            <text:p>294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14" calcext:value-type="float">
            <text:p>214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374" calcext:value-type="float">
            <text:p>374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2" calcext:value-type="float">
            <text:p>382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670" calcext:value-type="float">
            <text:p>670</text:p>
          </table:table-cell>
          <table:table-cell table:formula="of:=[M_Acu_NA.P49]-[M_Acu_NA.P48]" office:value-type="float" office:value="49" calcext:value-type="float">
            <text:p>49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652" calcext:value-type="float">
            <text:p>652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714" calcext:value-type="float">
            <text:p>714</text:p>
          </table:table-cell>
          <table:table-cell table:formula="of:=[M_Acu_NA.P51]-[M_Acu_NA.P50]" office:value-type="float" office:value="70" calcext:value-type="float">
            <text:p>70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60" calcext:value-type="float">
            <text:p>760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44" calcext:value-type="float">
            <text:p>644</text:p>
          </table:table-cell>
          <table:table-cell table:formula="of:=[M_Acu_NA.P53]-[M_Acu_NA.P52]" office:value-type="float" office:value="73" calcext:value-type="float">
            <text:p>73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568" calcext:value-type="float">
            <text:p>568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1038" calcext:value-type="float">
            <text:p>1038</text:p>
          </table:table-cell>
          <table:table-cell table:style-name="ce50" table:formula="of:=[M_Acu_NA.P55]-[M_Acu_NA.P54]" office:value-type="float" office:value="90" calcext:value-type="float">
            <text:p>90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1034" calcext:value-type="float">
            <text:p>1034</text:p>
          </table:table-cell>
          <table:table-cell table:formula="of:=[M_Acu_NA.P56]-[M_Acu_NA.P55]" office:value-type="float" office:value="84" calcext:value-type="float">
            <text:p>84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1103" calcext:value-type="float">
            <text:p>1103</text:p>
          </table:table-cell>
          <table:table-cell table:formula="of:=[M_Acu_NA.P57]-[M_Acu_NA.P56]" office:value-type="float" office:value="114" calcext:value-type="float">
            <text:p>114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1152" calcext:value-type="float">
            <text:p>1152</text:p>
          </table:table-cell>
          <table:table-cell table:formula="of:=[M_Acu_NA.P58]-[M_Acu_NA.P57]" office:value-type="float" office:value="86" calcext:value-type="float">
            <text:p>8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839" calcext:value-type="float">
            <text:p>839</text:p>
          </table:table-cell>
          <table:table-cell table:formula="of:=[M_Acu_NA.P59]-[M_Acu_NA.P58]" office:value-type="float" office:value="91" calcext:value-type="float">
            <text:p>91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686" calcext:value-type="float">
            <text:p>686</text:p>
          </table:table-cell>
          <table:table-cell table:formula="of:=[M_Acu_NA.P60]-[M_Acu_NA.P59]" office:value-type="float" office:value="100" calcext:value-type="float">
            <text:p>100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44" calcext:value-type="float">
            <text:p>744</text:p>
          </table:table-cell>
          <table:table-cell table:style-name="ce51" table:formula="of:=[M_Acu_NA.P61]-[M_Acu_NA.P60]" office:value-type="float" office:value="98" calcext:value-type="float">
            <text:p>98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1044" calcext:value-type="float">
            <text:p>1044</text:p>
          </table:table-cell>
          <table:table-cell table:style-name="ce50" table:formula="of:=[M_Acu_NA.P62]-[M_Acu_NA.P61]" office:value-type="float" office:value="85" calcext:value-type="float">
            <text:p>85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842" calcext:value-type="float">
            <text:p>842</text:p>
          </table:table-cell>
          <table:table-cell table:formula="of:=[M_Acu_NA.P63]-[M_Acu_NA.P62]" office:value-type="float" office:value="91" calcext:value-type="float">
            <text:p>91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1029" calcext:value-type="float">
            <text:p>1029</text:p>
          </table:table-cell>
          <table:table-cell table:formula="of:=[M_Acu_NA.P64]-[M_Acu_NA.P63]" office:value-type="float" office:value="112" calcext:value-type="float">
            <text:p>112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935" calcext:value-type="float">
            <text:p>935</text:p>
          </table:table-cell>
          <table:table-cell table:formula="of:=[M_Acu_NA.P65]-[M_Acu_NA.P64]" office:value-type="float" office:value="108" calcext:value-type="float">
            <text:p>108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1115" calcext:value-type="float">
            <text:p>1115</text:p>
          </table:table-cell>
          <table:table-cell table:formula="of:=[M_Acu_NA.P66]-[M_Acu_NA.P65]" office:value-type="float" office:value="80" calcext:value-type="float">
            <text:p>8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498" calcext:value-type="float">
            <text:p>498</text:p>
          </table:table-cell>
          <table:table-cell table:formula="of:=[M_Acu_NA.P67]-[M_Acu_NA.P66]" office:value-type="float" office:value="85" calcext:value-type="float">
            <text:p>85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559" calcext:value-type="float">
            <text:p>559</text:p>
          </table:table-cell>
          <table:table-cell table:style-name="ce51" table:formula="of:=[M_Acu_NA.P68]-[M_Acu_NA.P67]" office:value-type="float" office:value="86" calcext:value-type="float">
            <text:p>86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1172" calcext:value-type="float">
            <text:p>1172</text:p>
          </table:table-cell>
          <table:table-cell table:formula="of:=[M_Acu_NA.P69]-[M_Acu_NA.P68]" office:value-type="float" office:value="81" calcext:value-type="float">
            <text:p>81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837" calcext:value-type="float">
            <text:p>837</text:p>
          </table:table-cell>
          <table:table-cell table:formula="of:=[M_Acu_NA.P70]-[M_Acu_NA.P69]" office:value-type="float" office:value="60" calcext:value-type="float">
            <text:p>60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727" calcext:value-type="float">
            <text:p>727</text:p>
          </table:table-cell>
          <table:table-cell table:formula="of:=[M_Acu_NA.P71]-[M_Acu_NA.P70]" office:value-type="float" office:value="70" calcext:value-type="float">
            <text:p>70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1005" calcext:value-type="float">
            <text:p>1005</text:p>
          </table:table-cell>
          <table:table-cell table:formula="of:=[M_Acu_NA.P72]-[M_Acu_NA.P71]" office:value-type="float" office:value="73" calcext:value-type="float">
            <text:p>73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43" calcext:value-type="float">
            <text:p>843</text:p>
          </table:table-cell>
          <table:table-cell table:formula="of:=[M_Acu_NA.P73]-[M_Acu_NA.P72]" office:value-type="float" office:value="71" calcext:value-type="float">
            <text:p>71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20" calcext:value-type="float">
            <text:p>420</text:p>
          </table:table-cell>
          <table:table-cell table:formula="of:=[M_Acu_NA.P74]-[M_Acu_NA.P73]" office:value-type="float" office:value="48" calcext:value-type="float">
            <text:p>48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 table:style-name="ce83"/>
          <table:table-cell table:style-name="ce59" table:formula="of:=[M_Acu_NA.B75]" office:value-type="date" office:date-value="2020-04-26" calcext:value-type="date">
            <text:p>26/04</text:p>
          </table:table-cell>
          <table:table-cell table:style-name="ce51" table:formula="of:=[M_Acu_NA.C75]-[M_Acu_NA.C74]" office:value-type="float" office:value="140" calcext:value-type="float">
            <text:p>140</text:p>
          </table:table-cell>
          <table:table-cell table:style-name="ce51" table:formula="of:=[M_Acu_NA.D75]-[M_Acu_NA.D74]" office:value-type="float" office:value="6" calcext:value-type="float">
            <text:p>6</text:p>
          </table:table-cell>
          <table:table-cell table:style-name="ce51" table:formula="of:=[M_Acu_NA.E75]-[M_Acu_NA.E74]" office:value-type="float" office:value="177" calcext:value-type="float">
            <text:p>177</text:p>
          </table:table-cell>
          <table:table-cell table:style-name="ce51" table:formula="of:=[M_Acu_NA.F75]-[M_Acu_NA.F74]" office:value-type="float" office:value="4" calcext:value-type="float">
            <text:p>4</text:p>
          </table:table-cell>
          <table:table-cell table:style-name="ce51" table:formula="of:=[M_Acu_NA.G75]-[M_Acu_NA.G74]" office:value-type="float" office:value="288" calcext:value-type="float">
            <text:p>288</text:p>
          </table:table-cell>
          <table:table-cell table:style-name="ce51" table:formula="of:=[M_Acu_NA.H75]-[M_Acu_NA.H74]" office:value-type="float" office:value="242" calcext:value-type="float">
            <text:p>242</text:p>
          </table:table-cell>
          <table:table-cell table:style-name="ce51" table:formula="of:=[M_Acu_NA.I75]-[M_Acu_NA.I74]" office:value-type="float" office:value="66" calcext:value-type="float">
            <text:p>66</text:p>
          </table:table-cell>
          <table:table-cell table:style-name="ce51" table:formula="of:=[M_Acu_NA.J75]-[M_Acu_NA.J74]" office:value-type="float" office:value="260" calcext:value-type="float">
            <text:p>260</text:p>
          </table:table-cell>
          <table:table-cell table:style-name="ce51" table:formula="of:=[M_Acu_NA.K75]-[M_Acu_NA.K74]" office:value-type="float" office:value="24" calcext:value-type="float">
            <text:p>24</text:p>
          </table:table-cell>
          <table:table-cell table:style-name="ce51" table:formula="of:=[M_Acu_NA.L75]-[M_Acu_NA.L74]" office:value-type="float" office:value="3" calcext:value-type="float">
            <text:p>3</text:p>
          </table:table-cell>
          <table:table-cell table:style-name="ce51" table:formula="of:=[M_Acu_NA.M75]-[M_Acu_NA.M74]" office:value-type="float" office:value="0" calcext:value-type="float">
            <text:p>0</text:p>
          </table:table-cell>
          <table:table-cell table:style-name="ce51" table:formula="of:=[M_Acu_NA.N75]-[M_Acu_NA.N74]" office:value-type="float" office:value="23" calcext:value-type="float">
            <text:p>23</text:p>
          </table:table-cell>
          <table:table-cell table:style-name="ce51" table:formula="of:=[M_Acu_NA.O75]-[M_Acu_NA.O74]" office:value-type="float" office:value="338" calcext:value-type="float">
            <text:p>338</text:p>
          </table:table-cell>
          <table:table-cell table:style-name="ce51" table:formula="of:=[M_Acu_NA.P75]-[M_Acu_NA.P74]" office:value-type="float" office:value="52" calcext:value-type="float">
            <text:p>52</text:p>
          </table:table-cell>
          <table:table-cell table:style-name="ce51" table:formula="of:=[M_Acu_NA.Q75]-[M_Acu_NA.Q74]" office:value-type="float" office:value="14" calcext:value-type="float">
            <text:p>14</text:p>
          </table:table-cell>
        </table:table-row>
        <table:table-row table:style-name="ro1">
          <table:table-cell table:style-name="ce86" table:formula="of:=[M_Acu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formula="of:=[M_Acu_NA.C76]-[M_Acu_NA.C75]" office:value-type="float" office:value="110" calcext:value-type="float">
            <text:p>110</text:p>
          </table:table-cell>
          <table:table-cell table:formula="of:=[M_Acu_NA.D76]-[M_Acu_NA.D75]" office:value-type="float" office:value="7" calcext:value-type="float">
            <text:p>7</text:p>
          </table:table-cell>
          <table:table-cell table:formula="of:=[M_Acu_NA.E76]-[M_Acu_NA.E75]" office:value-type="float" office:value="113" calcext:value-type="float">
            <text:p>113</text:p>
          </table:table-cell>
          <table:table-cell table:formula="of:=[M_Acu_NA.F76]-[M_Acu_NA.F75]" office:value-type="float" office:value="5" calcext:value-type="float">
            <text:p>5</text:p>
          </table:table-cell>
          <table:table-cell table:formula="of:=[M_Acu_NA.G76]-[M_Acu_NA.G75]" office:value-type="float" office:value="331" calcext:value-type="float">
            <text:p>331</text:p>
          </table:table-cell>
          <table:table-cell table:formula="of:=[M_Acu_NA.H76]-[M_Acu_NA.H75]" office:value-type="float" office:value="437" calcext:value-type="float">
            <text:p>437</text:p>
          </table:table-cell>
          <table:table-cell table:formula="of:=[M_Acu_NA.I76]-[M_Acu_NA.I75]" office:value-type="float" office:value="43" calcext:value-type="float">
            <text:p>43</text:p>
          </table:table-cell>
          <table:table-cell table:formula="of:=[M_Acu_NA.J76]-[M_Acu_NA.J75]" office:value-type="float" office:value="333" calcext:value-type="float">
            <text:p>333</text:p>
          </table:table-cell>
          <table:table-cell table:formula="of:=[M_Acu_NA.K76]-[M_Acu_NA.K75]" office:value-type="float" office:value="15" calcext:value-type="float">
            <text:p>15</text:p>
          </table:table-cell>
          <table:table-cell table:formula="of:=[M_Acu_NA.L76]-[M_Acu_NA.L75]" office:value-type="float" office:value="0" calcext:value-type="float">
            <text:p>0</text:p>
          </table:table-cell>
          <table:table-cell table:formula="of:=[M_Acu_NA.M76]-[M_Acu_NA.M75]" office:value-type="float" office:value="0" calcext:value-type="float">
            <text:p>0</text:p>
          </table:table-cell>
          <table:table-cell table:formula="of:=[M_Acu_NA.N76]-[M_Acu_NA.N75]" office:value-type="float" office:value="25" calcext:value-type="float">
            <text:p>25</text:p>
          </table:table-cell>
          <table:table-cell table:formula="of:=[M_Acu_NA.O76]-[M_Acu_NA.O75]" office:value-type="float" office:value="909" calcext:value-type="float">
            <text:p>909</text:p>
          </table:table-cell>
          <table:table-cell table:formula="of:=[M_Acu_NA.P76]-[M_Acu_NA.P75]" office:value-type="float" office:value="49" calcext:value-type="float">
            <text:p>49</text:p>
          </table:table-cell>
          <table:table-cell table:formula="of:=[M_Acu_NA.Q76]-[M_Acu_NA.Q75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formula="of:=[M_Acu_NA.C77]-[M_Acu_NA.C76]" office:value-type="float" office:value="163" calcext:value-type="float">
            <text:p>163</text:p>
          </table:table-cell>
          <table:table-cell table:formula="of:=[M_Acu_NA.D77]-[M_Acu_NA.D76]" office:value-type="float" office:value="20" calcext:value-type="float">
            <text:p>20</text:p>
          </table:table-cell>
          <table:table-cell table:formula="of:=[M_Acu_NA.E77]-[M_Acu_NA.E76]" office:value-type="float" office:value="124" calcext:value-type="float">
            <text:p>124</text:p>
          </table:table-cell>
          <table:table-cell table:formula="of:=[M_Acu_NA.F77]-[M_Acu_NA.F76]" office:value-type="float" office:value="7" calcext:value-type="float">
            <text:p>7</text:p>
          </table:table-cell>
          <table:table-cell table:formula="of:=[M_Acu_NA.G77]-[M_Acu_NA.G76]" office:value-type="float" office:value="301" calcext:value-type="float">
            <text:p>301</text:p>
          </table:table-cell>
          <table:table-cell table:formula="of:=[M_Acu_NA.H77]-[M_Acu_NA.H76]" office:value-type="float" office:value="367" calcext:value-type="float">
            <text:p>367</text:p>
          </table:table-cell>
          <table:table-cell table:formula="of:=[M_Acu_NA.I77]-[M_Acu_NA.I76]" office:value-type="float" office:value="48" calcext:value-type="float">
            <text:p>48</text:p>
          </table:table-cell>
          <table:table-cell table:formula="of:=[M_Acu_NA.J77]-[M_Acu_NA.J76]" office:value-type="float" office:value="382" calcext:value-type="float">
            <text:p>382</text:p>
          </table:table-cell>
          <table:table-cell table:formula="of:=[M_Acu_NA.K77]-[M_Acu_NA.K76]" office:value-type="float" office:value="57" calcext:value-type="float">
            <text:p>57</text:p>
          </table:table-cell>
          <table:table-cell table:formula="of:=[M_Acu_NA.L77]-[M_Acu_NA.L76]" office:value-type="float" office:value="1" calcext:value-type="float">
            <text:p>1</text:p>
          </table:table-cell>
          <table:table-cell table:formula="of:=[M_Acu_NA.M77]-[M_Acu_NA.M76]" office:value-type="float" office:value="2" calcext:value-type="float">
            <text:p>2</text:p>
          </table:table-cell>
          <table:table-cell table:formula="of:=[M_Acu_NA.N77]-[M_Acu_NA.N76]" office:value-type="float" office:value="20" calcext:value-type="float">
            <text:p>20</text:p>
          </table:table-cell>
          <table:table-cell table:formula="of:=[M_Acu_NA.O77]-[M_Acu_NA.O76]" office:value-type="float" office:value="795" calcext:value-type="float">
            <text:p>795</text:p>
          </table:table-cell>
          <table:table-cell table:formula="of:=[M_Acu_NA.P77]-[M_Acu_NA.P76]" office:value-type="float" office:value="34" calcext:value-type="float">
            <text:p>34</text:p>
          </table:table-cell>
          <table:table-cell table:formula="of:=[M_Acu_NA.Q77]-[M_Acu_NA.Q76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formula="of:=[M_Acu_NA.C78]-[M_Acu_NA.C77]" office:value-type="float" office:value="202" calcext:value-type="float">
            <text:p>202</text:p>
          </table:table-cell>
          <table:table-cell table:formula="of:=[M_Acu_NA.D78]-[M_Acu_NA.D77]" office:value-type="float" office:value="11" calcext:value-type="float">
            <text:p>11</text:p>
          </table:table-cell>
          <table:table-cell table:formula="of:=[M_Acu_NA.E78]-[M_Acu_NA.E77]" office:value-type="float" office:value="170" calcext:value-type="float">
            <text:p>170</text:p>
          </table:table-cell>
          <table:table-cell table:formula="of:=[M_Acu_NA.F78]-[M_Acu_NA.F77]" office:value-type="float" office:value="9" calcext:value-type="float">
            <text:p>9</text:p>
          </table:table-cell>
          <table:table-cell table:formula="of:=[M_Acu_NA.G78]-[M_Acu_NA.G77]" office:value-type="float" office:value="453" calcext:value-type="float">
            <text:p>453</text:p>
          </table:table-cell>
          <table:table-cell table:formula="of:=[M_Acu_NA.H78]-[M_Acu_NA.H77]" office:value-type="float" office:value="427" calcext:value-type="float">
            <text:p>427</text:p>
          </table:table-cell>
          <table:table-cell table:formula="of:=[M_Acu_NA.I78]-[M_Acu_NA.I77]" office:value-type="float" office:value="145" calcext:value-type="float">
            <text:p>145</text:p>
          </table:table-cell>
          <table:table-cell table:formula="of:=[M_Acu_NA.J78]-[M_Acu_NA.J77]" office:value-type="float" office:value="323" calcext:value-type="float">
            <text:p>323</text:p>
          </table:table-cell>
          <table:table-cell table:formula="of:=[M_Acu_NA.K78]-[M_Acu_NA.K77]" office:value-type="float" office:value="31" calcext:value-type="float">
            <text:p>31</text:p>
          </table:table-cell>
          <table:table-cell table:formula="of:=[M_Acu_NA.L78]-[M_Acu_NA.L77]" office:value-type="float" office:value="0" calcext:value-type="float">
            <text:p>0</text:p>
          </table:table-cell>
          <table:table-cell table:formula="of:=[M_Acu_NA.M78]-[M_Acu_NA.M77]" office:value-type="float" office:value="7" calcext:value-type="float">
            <text:p>7</text:p>
          </table:table-cell>
          <table:table-cell table:formula="of:=[M_Acu_NA.N78]-[M_Acu_NA.N77]" office:value-type="float" office:value="25" calcext:value-type="float">
            <text:p>25</text:p>
          </table:table-cell>
          <table:table-cell table:formula="of:=[M_Acu_NA.O78]-[M_Acu_NA.O77]" office:value-type="float" office:value="674" calcext:value-type="float">
            <text:p>674</text:p>
          </table:table-cell>
          <table:table-cell table:formula="of:=[M_Acu_NA.P78]-[M_Acu_NA.P77]" office:value-type="float" office:value="26" calcext:value-type="float">
            <text:p>26</text:p>
          </table:table-cell>
          <table:table-cell table:formula="of:=[M_Acu_NA.Q78]-[M_Acu_NA.Q77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M_Acu_NA.B79]" office:value-type="date" office:date-value="2020-04-30" calcext:value-type="date">
            <text:p>30/04</text:p>
          </table:table-cell>
          <table:table-cell table:formula="of:=[M_Acu_NA.C79]-[M_Acu_NA.C78]" office:value-type="float" office:value="173" calcext:value-type="float">
            <text:p>173</text:p>
          </table:table-cell>
          <table:table-cell table:formula="of:=[M_Acu_NA.D79]-[M_Acu_NA.D78]" office:value-type="float" office:value="4" calcext:value-type="float">
            <text:p>4</text:p>
          </table:table-cell>
          <table:table-cell table:formula="of:=[M_Acu_NA.E79]-[M_Acu_NA.E78]" office:value-type="float" office:value="93" calcext:value-type="float">
            <text:p>93</text:p>
          </table:table-cell>
          <table:table-cell table:formula="of:=[M_Acu_NA.F79]-[M_Acu_NA.F78]" office:value-type="float" office:value="9" calcext:value-type="float">
            <text:p>9</text:p>
          </table:table-cell>
          <table:table-cell table:formula="of:=[M_Acu_NA.G79]-[M_Acu_NA.G78]" office:value-type="float" office:value="268" calcext:value-type="float">
            <text:p>268</text:p>
          </table:table-cell>
          <table:table-cell table:formula="of:=[M_Acu_NA.H79]-[M_Acu_NA.H78]" office:value-type="float" office:value="289" calcext:value-type="float">
            <text:p>289</text:p>
          </table:table-cell>
          <table:table-cell table:formula="of:=[M_Acu_NA.I79]-[M_Acu_NA.I78]" office:value-type="float" office:value="84" calcext:value-type="float">
            <text:p>84</text:p>
          </table:table-cell>
          <table:table-cell table:formula="of:=[M_Acu_NA.J79]-[M_Acu_NA.J78]" office:value-type="float" office:value="285" calcext:value-type="float">
            <text:p>285</text:p>
          </table:table-cell>
          <table:table-cell table:formula="of:=[M_Acu_NA.K79]-[M_Acu_NA.K78]" office:value-type="float" office:value="42" calcext:value-type="float">
            <text:p>42</text:p>
          </table:table-cell>
          <table:table-cell table:formula="of:=[M_Acu_NA.L79]-[M_Acu_NA.L78]" office:value-type="float" office:value="1" calcext:value-type="float">
            <text:p>1</text:p>
          </table:table-cell>
          <table:table-cell table:formula="of:=[M_Acu_NA.M79]-[M_Acu_NA.M78]" office:value-type="float" office:value="2" calcext:value-type="float">
            <text:p>2</text:p>
          </table:table-cell>
          <table:table-cell table:number-columns-repeated="3"/>
          <table:table-cell table:formula="of:=[M_Acu_NA.Q79]-[M_Acu_NA.Q78]" office:value-type="float" office:value="11" calcext:value-type="float">
            <text:p>11</text:p>
          </table:table-cell>
        </table:table-row>
        <table:table-row table:style-name="ro1" table:number-rows-repeated="27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8" table:default-cell-style-name="Default"/>
        <table:table-column table:style-name="co1" table:default-cell-style-name="ce58"/>
        <table:table-column table:style-name="co19" table:default-cell-style-name="ce87"/>
        <table:table-column table:style-name="co19" table:number-columns-repeated="14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table:style-name="ce87"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table:style-name="ce87"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table:style-name="ce87"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/>
          <table:table-cell table:style-name="ce87"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/>
          <table:table-cell table:style-name="ce87" table:number-columns-repeated="4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/>
          <table:table-cell table:style-name="ce87" table:number-columns-repeated="4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/>
          <table:table-cell table:style-name="ce87" table:number-columns-repeated="4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 table:style-name="ce87"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/>
          <table:table-cell table:style-name="ce87" table:number-columns-repeated="4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/>
          <table:table-cell table:style-name="ce87" table:number-columns-repeated="4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/>
          <table:table-cell table:style-name="ce87" table:number-columns-repeated="4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/>
          <table:table-cell table:style-name="ce87" table:number-columns-repeated="4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/>
          <table:table-cell table:style-name="ce87" table:number-columns-repeated="4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 table:style-name="ce87"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/>
          <table:table-cell table:style-name="ce87" table:number-columns-repeated="4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/>
          <table:table-cell table:style-name="ce87" table:number-columns-repeated="4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/>
          <table:table-cell table:style-name="ce87" table:number-columns-repeated="4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 table:style-name="ce87"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/>
          <table:table-cell table:style-name="ce87" table:number-columns-repeated="3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 table:style-name="ce87" table:number-columns-repeated="4"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/>
          <table:table-cell table:style-name="ce87" table:number-columns-repeated="3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style-name="ce87" table:number-columns-repeated="4"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/>
          <table:table-cell table:style-name="ce87" table:number-columns-repeated="3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style-name="ce87" table:number-columns-repeated="4"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/>
          <table:table-cell table:style-name="ce87" table:number-columns-repeated="3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style-name="ce87" table:number-columns-repeated="4"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591084208371523" calcext:value-type="float">
            <text:p>0.6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 table:style-name="ce87"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style-name="ce87" table:number-columns-repeated="4"/>
          <table:table-cell table:style-name="ce87" table:formula="of:=[M_Acu_NA.O28]/[.$O$6]" office:value-type="float" office:value="0.591084208371523" calcext:value-type="float">
            <text:p>0.6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 table:style-name="ce87"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style-name="ce87" table:formula="of:=[M_Acu_NA.K29]/[.$K$6]" office:value-type="float" office:value="1.48134045786989" calcext:value-type="float">
            <text:p>1.5</text:p>
          </table:table-cell>
          <table:table-cell table:style-name="ce87" table:number-columns-repeated="3"/>
          <table:table-cell table:style-name="ce87" table:formula="of:=[M_Acu_NA.O29]/[.$O$6]" office:value-type="float" office:value="0.759965410763387" calcext:value-type="float">
            <text:p>0.8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style-name="ce87"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style-name="ce87"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 table:style-name="ce87"/>
          <table:table-cell table:style-name="ce87" table:formula="of:=[M_Acu_NA.O30]/[.$O$6]" office:value-type="float" office:value="0.844406011959319" calcext:value-type="float">
            <text:p>0.8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style-name="ce87"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style-name="ce87"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 table:style-name="ce87"/>
          <table:table-cell table:style-name="ce87" table:formula="of:=[M_Acu_NA.O31]/[.$O$6]" office:value-type="float" office:value="2.36433683348609" calcext:value-type="float">
            <text:p>2.4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style-name="ce87"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style-name="ce87"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 table:style-name="ce87"/>
          <table:table-cell table:style-name="ce87" table:formula="of:=[M_Acu_NA.O32]/[.$O$6]" office:value-type="float" office:value="3.63094585142507" calcext:value-type="float">
            <text:p>3.6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5.48863907773557" calcext:value-type="float">
            <text:p>5.5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style-name="ce87"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style-name="ce87"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style-name="ce87"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6.83968869687048" calcext:value-type="float">
            <text:p>6.8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style-name="ce87"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style-name="ce87"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style-name="ce87"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9.71066913753216" calcext:value-type="float">
            <text:p>9.7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style-name="ce87"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style-name="ce87"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style-name="ce87"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13.3416149889572" calcext:value-type="float">
            <text:p>13.3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style-name="ce87"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style-name="ce87"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style-name="ce87"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6.3814766320108" calcext:value-type="float">
            <text:p>16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style-name="ce87"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style-name="ce87"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style-name="ce87"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21.110150298983" calcext:value-type="float">
            <text:p>21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style-name="ce87"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style-name="ce87"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style-name="ce87"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24.0655713408406" calcext:value-type="float">
            <text:p>24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style-name="ce87"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style-name="ce87"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style-name="ce87"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30.3141758293395" calcext:value-type="float">
            <text:p>30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42.8958254075334" calcext:value-type="float">
            <text:p>43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58.6017772299767" calcext:value-type="float">
            <text:p>59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74.0544072488323" calcext:value-type="float">
            <text:p>74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98.0355379884769" calcext:value-type="float">
            <text:p>98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122.861074740081" calcext:value-type="float">
            <text:p>123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40.93136339601" calcext:value-type="float">
            <text:p>141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72.512148243289" calcext:value-type="float">
            <text:p>173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204.768457900135" calcext:value-type="float">
            <text:p>205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261.343660701409" calcext:value-type="float">
            <text:p>261</text:p>
          </table:table-cell>
          <table:table-cell table:formula="of:=[M_Acu_NA.P49]/[.$P$6]" office:value-type="float" office:value="162.808267067331" calcext:value-type="float">
            <text:p>163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316.398932681157" calcext:value-type="float">
            <text:p>316</text:p>
          </table:table-cell>
          <table:table-cell table:formula="of:=[M_Acu_NA.P50]/[.$P$6]" office:value-type="float" office:value="188.720693957928" calcext:value-type="float">
            <text:p>189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76.689521935052" calcext:value-type="float">
            <text:p>377</text:p>
          </table:table-cell>
          <table:table-cell table:formula="of:=[M_Acu_NA.P51]/[.$P$6]" office:value-type="float" office:value="222.944654002111" calcext:value-type="float">
            <text:p>223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440.86437884396" calcext:value-type="float">
            <text:p>441</text:p>
          </table:table-cell>
          <table:table-cell table:formula="of:=[M_Acu_NA.P52]/[.$P$6]" office:value-type="float" office:value="261.07992376563" calcext:value-type="float">
            <text:p>261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95.24412601414" calcext:value-type="float">
            <text:p>495</text:p>
          </table:table-cell>
          <table:table-cell table:formula="of:=[M_Acu_NA.P53]/[.$P$6]" office:value-type="float" office:value="296.770624954565" calcext:value-type="float">
            <text:p>297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543.20638749343" calcext:value-type="float">
            <text:p>543</text:p>
          </table:table-cell>
          <table:table-cell table:formula="of:=[M_Acu_NA.P54]/[.$P$6]" office:value-type="float" office:value="338.817204437419" calcext:value-type="float">
            <text:p>339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630.855731534807" calcext:value-type="float">
            <text:p>631</text:p>
          </table:table-cell>
          <table:table-cell table:style-name="ce92" table:formula="of:=[M_Acu_NA.P55]/[.$P$6]" office:value-type="float" office:value="382.819438779941" calcext:value-type="float">
            <text:p>383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718.167313171401" calcext:value-type="float">
            <text:p>718</text:p>
          </table:table-cell>
          <table:table-cell table:formula="of:=[M_Acu_NA.P56]/[.$P$6]" office:value-type="float" office:value="423.888190832962" calcext:value-type="float">
            <text:p>424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811.305296290514" calcext:value-type="float">
            <text:p>811</text:p>
          </table:table-cell>
          <table:table-cell table:formula="of:=[M_Acu_NA.P57]/[.$P$6]" office:value-type="float" office:value="479.624354333489" calcext:value-type="float">
            <text:p>480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908.580868868227" calcext:value-type="float">
            <text:p>909</text:p>
          </table:table-cell>
          <table:table-cell table:formula="of:=[M_Acu_NA.P58]/[.$P$6]" office:value-type="float" office:value="521.670933816344" calcext:value-type="float">
            <text:p>522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979.426533271614" calcext:value-type="float">
            <text:p>979</text:p>
          </table:table-cell>
          <table:table-cell table:formula="of:=[M_Acu_NA.P59]/[.$P$6]" office:value-type="float" office:value="566.162081873783" calcext:value-type="float">
            <text:p>566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1037.35278569202" calcext:value-type="float">
            <text:p>1037</text:p>
          </table:table-cell>
          <table:table-cell table:formula="of:=[M_Acu_NA.P60]/[.$P$6]" office:value-type="float" office:value="615.053453365474" calcext:value-type="float">
            <text:p>615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1100.1765929818" calcext:value-type="float">
            <text:p>1100</text:p>
          </table:table-cell>
          <table:table-cell table:style-name="ce91" table:formula="of:=[M_Acu_NA.P61]/[.$P$6]" office:value-type="float" office:value="662.966997427331" calcext:value-type="float">
            <text:p>663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188.33258063035" calcext:value-type="float">
            <text:p>1188</text:p>
          </table:table-cell>
          <table:table-cell table:style-name="ce92" table:formula="of:=[M_Acu_NA.P62]/[.$P$6]" office:value-type="float" office:value="704.524663195268" calcext:value-type="float">
            <text:p>705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259.43156683732" calcext:value-type="float">
            <text:p>1259</text:p>
          </table:table-cell>
          <table:table-cell table:formula="of:=[M_Acu_NA.P63]/[.$P$6]" office:value-type="float" office:value="749.015811252707" calcext:value-type="float">
            <text:p>749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346.32094546794" calcext:value-type="float">
            <text:p>1346</text:p>
          </table:table-cell>
          <table:table-cell table:formula="of:=[M_Acu_NA.P64]/[.$P$6]" office:value-type="float" office:value="803.774147323401" calcext:value-type="float">
            <text:p>804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425.27290758613" calcext:value-type="float">
            <text:p>1425</text:p>
          </table:table-cell>
          <table:table-cell table:formula="of:=[M_Acu_NA.P65]/[.$P$6]" office:value-type="float" office:value="856.576828534428" calcext:value-type="float">
            <text:p>857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519.4241779196" calcext:value-type="float">
            <text:p>1519</text:p>
          </table:table-cell>
          <table:table-cell table:formula="of:=[M_Acu_NA.P66]/[.$P$6]" office:value-type="float" office:value="895.68992572778" calcext:value-type="float">
            <text:p>896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561.47559731517" calcext:value-type="float">
            <text:p>1561</text:p>
          </table:table-cell>
          <table:table-cell table:formula="of:=[M_Acu_NA.P67]/[.$P$6]" office:value-type="float" office:value="937.247591495718" calcext:value-type="float">
            <text:p>937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608.6778933837" calcext:value-type="float">
            <text:p>1609</text:p>
          </table:table-cell>
          <table:table-cell table:style-name="ce91" table:formula="of:=[M_Acu_NA.P68]/[.$P$6]" office:value-type="float" office:value="979.294170978572" calcext:value-type="float">
            <text:p>979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707.64227798533" calcext:value-type="float">
            <text:p>1708</text:p>
          </table:table-cell>
          <table:table-cell table:style-name="ce92" table:formula="of:=[M_Acu_NA.P69]/[.$P$6]" office:value-type="float" office:value="1018.89618188684" calcext:value-type="float">
            <text:p>1019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778.31906118633" calcext:value-type="float">
            <text:p>1778</text:p>
          </table:table-cell>
          <table:table-cell table:formula="of:=[M_Acu_NA.P70]/[.$P$6]" office:value-type="float" office:value="1048.23100478186" calcext:value-type="float">
            <text:p>1048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839.70737825577" calcext:value-type="float">
            <text:p>1840</text:p>
          </table:table-cell>
          <table:table-cell table:formula="of:=[M_Acu_NA.P71]/[.$P$6]" office:value-type="float" office:value="1082.45496482604" calcext:value-type="float">
            <text:p>1082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924.57018245768" calcext:value-type="float">
            <text:p>1925</text:p>
          </table:table-cell>
          <table:table-cell table:formula="of:=[M_Acu_NA.P72]/[.$P$6]" office:value-type="float" office:value="1118.14566601497" calcext:value-type="float">
            <text:p>1118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995.75360926585" calcext:value-type="float">
            <text:p>1996</text:p>
          </table:table-cell>
          <table:table-cell table:formula="of:=[M_Acu_NA.P73]/[.$P$6]" office:value-type="float" office:value="1152.85853977408" calcext:value-type="float">
            <text:p>1153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2031.21866176814" calcext:value-type="float">
            <text:p>2031</text:p>
          </table:table-cell>
          <table:table-cell table:formula="of:=[M_Acu_NA.P74]/[.$P$6]" office:value-type="float" office:value="1176.32639809009" calcext:value-type="float">
            <text:p>1176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 table:style-name="ce83"/>
          <table:table-cell table:style-name="ce59" table:formula="of:=[M_Acu_NA.B75]" office:value-type="date" office:date-value="2020-04-26" calcext:value-type="date">
            <text:p>26/04</text:p>
          </table:table-cell>
          <table:table-cell table:style-name="ce91" table:formula="of:=[M_Acu_NA.C75]/[.$C$6]" office:value-type="float" office:value="313.501405038357" calcext:value-type="float">
            <text:p>314</text:p>
          </table:table-cell>
          <table:table-cell table:style-name="ce91" table:formula="of:=[M_Acu_NA.D75]/[.$D$6]" office:value-type="float" office:value="317.064543357257" calcext:value-type="float">
            <text:p>317</text:p>
          </table:table-cell>
          <table:table-cell table:style-name="ce91" table:formula="of:=[M_Acu_NA.E75]/[.$E$6]" office:value-type="float" office:value="3264.62750698903" calcext:value-type="float">
            <text:p>3265</text:p>
          </table:table-cell>
          <table:table-cell table:style-name="ce91" table:formula="of:=[M_Acu_NA.F75]/[.$F$6]" office:value-type="float" office:value="374.045401434408" calcext:value-type="float">
            <text:p>374</text:p>
          </table:table-cell>
          <table:table-cell table:style-name="ce91" table:formula="of:=[M_Acu_NA.G75]/[.$G$6]" office:value-type="float" office:value="2762.54478876119" calcext:value-type="float">
            <text:p>2763</text:p>
          </table:table-cell>
          <table:table-cell table:style-name="ce91" table:formula="of:=[M_Acu_NA.H75]/[.$H$6]" office:value-type="float" office:value="1711.85276431452" calcext:value-type="float">
            <text:p>1712</text:p>
          </table:table-cell>
          <table:table-cell table:style-name="ce91" table:formula="of:=[M_Acu_NA.I75]/[.$I$6]" office:value-type="float" office:value="1366.04325776135" calcext:value-type="float">
            <text:p>1366</text:p>
          </table:table-cell>
          <table:table-cell table:style-name="ce91" table:formula="of:=[M_Acu_NA.J75]/[.$J$6]" office:value-type="float" office:value="1973.43906987991" calcext:value-type="float">
            <text:p>1973</text:p>
          </table:table-cell>
          <table:table-cell table:style-name="ce91" table:formula="of:=[M_Acu_NA.K75]/[.$K$6]" office:value-type="float" office:value="1610.21707770457" calcext:value-type="float">
            <text:p>1610</text:p>
          </table:table-cell>
          <table:table-cell table:style-name="ce91" table:formula="of:=[M_Acu_NA.L75]/[.$L$6]" office:value-type="float" office:value="911.141356471448" calcext:value-type="float">
            <text:p>911</text:p>
          </table:table-cell>
          <table:table-cell table:style-name="ce91" table:formula="of:=[M_Acu_NA.M75]/[.$M$6]" office:value-type="float" office:value="212.578412480034" calcext:value-type="float">
            <text:p>213</text:p>
          </table:table-cell>
          <table:table-cell table:style-name="ce91" table:formula="of:=[M_Acu_NA.N75]/[.$N$6]" office:value-type="float" office:value="430.405219997062" calcext:value-type="float">
            <text:p>430</text:p>
          </table:table-cell>
          <table:table-cell table:style-name="ce91" table:formula="of:=[M_Acu_NA.O75]/[.$O$6]" office:value-type="float" office:value="2059.75958497237" calcext:value-type="float">
            <text:p>2060</text:p>
          </table:table-cell>
          <table:table-cell table:style-name="ce91" table:formula="of:=[M_Acu_NA.P75]/[.$P$6]" office:value-type="float" office:value="1201.74991126577" calcext:value-type="float">
            <text:p>1202</text:p>
          </table:table-cell>
          <table:table-cell table:style-name="ce91"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 table:style-name="ce86" table:formula="of:=[M_Dia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style-name="ce90" table:formula="of:=[M_Acu_NA.C76]/[.$C$6]" office:value-type="float" office:value="319.615794143715" calcext:value-type="float">
            <text:p>320</text:p>
          </table:table-cell>
          <table:table-cell table:formula="of:=[M_Acu_NA.D76]/[.$D$6]" office:value-type="float" office:value="321.159472884011" calcext:value-type="float">
            <text:p>321</text:p>
          </table:table-cell>
          <table:table-cell table:formula="of:=[M_Acu_NA.E76]/[.$E$6]" office:value-type="float" office:value="3316.6296085241" calcext:value-type="float">
            <text:p>3317</text:p>
          </table:table-cell>
          <table:table-cell table:formula="of:=[M_Acu_NA.F76]/[.$F$6]" office:value-type="float" office:value="378.477218986948" calcext:value-type="float">
            <text:p>378</text:p>
          </table:table-cell>
          <table:table-cell table:formula="of:=[M_Acu_NA.G76]/[.$G$6]" office:value-type="float" office:value="2801.57677429412" calcext:value-type="float">
            <text:p>2802</text:p>
          </table:table-cell>
          <table:table-cell table:formula="of:=[M_Acu_NA.H76]/[.$H$6]" office:value-type="float" office:value="1744.58288585834" calcext:value-type="float">
            <text:p>1745</text:p>
          </table:table-cell>
          <table:table-cell table:formula="of:=[M_Acu_NA.I76]/[.$I$6]" office:value-type="float" office:value="1379.16948347839" calcext:value-type="float">
            <text:p>1379</text:p>
          </table:table-cell>
          <table:table-cell table:formula="of:=[M_Acu_NA.J76]/[.$J$6]" office:value-type="float" office:value="1998.10335490731" calcext:value-type="float">
            <text:p>1998</text:p>
          </table:table-cell>
          <table:table-cell table:formula="of:=[M_Acu_NA.K76]/[.$K$6]" office:value-type="float" office:value="1632.43718457262" calcext:value-type="float">
            <text:p>1632</text:p>
          </table:table-cell>
          <table:table-cell table:formula="of:=[M_Acu_NA.L76]/[.$L$6]" office:value-type="float" office:value="911.141356471448" calcext:value-type="float">
            <text:p>911</text:p>
          </table:table-cell>
          <table:table-cell table:formula="of:=[M_Acu_NA.M76]/[.$M$6]" office:value-type="float" office:value="212.578412480034" calcext:value-type="float">
            <text:p>213</text:p>
          </table:table-cell>
          <table:table-cell table:formula="of:=[M_Acu_NA.N76]/[.$N$6]" office:value-type="float" office:value="442.321200617136" calcext:value-type="float">
            <text:p>442</text:p>
          </table:table-cell>
          <table:table-cell table:formula="of:=[M_Acu_NA.O76]/[.$O$6]" office:value-type="float" office:value="2136.51609145947" calcext:value-type="float">
            <text:p>2137</text:p>
          </table:table-cell>
          <table:table-cell table:formula="of:=[M_Acu_NA.P76]/[.$P$6]" office:value-type="float" office:value="1225.7066832967" calcext:value-type="float">
            <text:p>1226</text:p>
          </table:table-cell>
          <table:table-cell table:formula="of:=[M_Acu_NA.Q76]/[.$Q$6]" office:value-type="float" office:value="1093.43067922286" calcext:value-type="float">
            <text:p>109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style-name="ce90" table:formula="of:=[M_Acu_NA.C77]/[.$C$6]" office:value-type="float" office:value="328.676207090746" calcext:value-type="float">
            <text:p>329</text:p>
          </table:table-cell>
          <table:table-cell table:formula="of:=[M_Acu_NA.D77]/[.$D$6]" office:value-type="float" office:value="332.85927153188" calcext:value-type="float">
            <text:p>333</text:p>
          </table:table-cell>
          <table:table-cell table:formula="of:=[M_Acu_NA.E77]/[.$E$6]" office:value-type="float" office:value="3373.69386153603" calcext:value-type="float">
            <text:p>3374</text:p>
          </table:table-cell>
          <table:table-cell table:formula="of:=[M_Acu_NA.F77]/[.$F$6]" office:value-type="float" office:value="384.681763560505" calcext:value-type="float">
            <text:p>385</text:p>
          </table:table-cell>
          <table:table-cell table:formula="of:=[M_Acu_NA.G77]/[.$G$6]" office:value-type="float" office:value="2837.07111763374" calcext:value-type="float">
            <text:p>2837</text:p>
          </table:table-cell>
          <table:table-cell table:formula="of:=[M_Acu_NA.H77]/[.$H$6]" office:value-type="float" office:value="1772.07019617088" calcext:value-type="float">
            <text:p>1772</text:p>
          </table:table-cell>
          <table:table-cell table:formula="of:=[M_Acu_NA.I77]/[.$I$6]" office:value-type="float" office:value="1393.82201451136" calcext:value-type="float">
            <text:p>1394</text:p>
          </table:table-cell>
          <table:table-cell table:formula="of:=[M_Acu_NA.J77]/[.$J$6]" office:value-type="float" office:value="2026.39691911292" calcext:value-type="float">
            <text:p>2026</text:p>
          </table:table-cell>
          <table:table-cell table:formula="of:=[M_Acu_NA.K77]/[.$K$6]" office:value-type="float" office:value="1716.87359067121" calcext:value-type="float">
            <text:p>1717</text:p>
          </table:table-cell>
          <table:table-cell table:formula="of:=[M_Acu_NA.L77]/[.$L$6]" office:value-type="float" office:value="921.49523552226" calcext:value-type="float">
            <text:p>921</text:p>
          </table:table-cell>
          <table:table-cell table:formula="of:=[M_Acu_NA.M77]/[.$M$6]" office:value-type="float" office:value="214.781297583454" calcext:value-type="float">
            <text:p>215</text:p>
          </table:table-cell>
          <table:table-cell table:formula="of:=[M_Acu_NA.N77]/[.$N$6]" office:value-type="float" office:value="451.853985113195" calcext:value-type="float">
            <text:p>452</text:p>
          </table:table-cell>
          <table:table-cell table:formula="of:=[M_Acu_NA.O77]/[.$O$6]" office:value-type="float" office:value="2203.64636941023" calcext:value-type="float">
            <text:p>2204</text:p>
          </table:table-cell>
          <table:table-cell table:formula="of:=[M_Acu_NA.P77]/[.$P$6]" office:value-type="float" office:value="1242.32974960387" calcext:value-type="float">
            <text:p>1242</text:p>
          </table:table-cell>
          <table:table-cell table:formula="of:=[M_Acu_NA.Q77]/[.$Q$6]" office:value-type="float" office:value="1117.10085628361" calcext:value-type="float">
            <text:p>1117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style-name="ce90" table:formula="of:=[M_Acu_NA.C78]/[.$C$6]" office:value-type="float" office:value="339.904448902403" calcext:value-type="float">
            <text:p>340</text:p>
          </table:table-cell>
          <table:table-cell table:formula="of:=[M_Acu_NA.D78]/[.$D$6]" office:value-type="float" office:value="339.294160788208" calcext:value-type="float">
            <text:p>339</text:p>
          </table:table-cell>
          <table:table-cell table:formula="of:=[M_Acu_NA.E78]/[.$E$6]" office:value-type="float" office:value="3451.92711163303" calcext:value-type="float">
            <text:p>3452</text:p>
          </table:table-cell>
          <table:table-cell table:formula="of:=[M_Acu_NA.F78]/[.$F$6]" office:value-type="float" office:value="392.659035155078" calcext:value-type="float">
            <text:p>393</text:p>
          </table:table-cell>
          <table:table-cell table:formula="of:=[M_Acu_NA.G78]/[.$G$6]" office:value-type="float" office:value="2890.48951475282" calcext:value-type="float">
            <text:p>2890</text:p>
          </table:table-cell>
          <table:table-cell table:formula="of:=[M_Acu_NA.H78]/[.$H$6]" office:value-type="float" office:value="1804.05134468166" calcext:value-type="float">
            <text:p>1804</text:p>
          </table:table-cell>
          <table:table-cell table:formula="of:=[M_Acu_NA.I78]/[.$I$6]" office:value-type="float" office:value="1438.08486867346" calcext:value-type="float">
            <text:p>1438</text:p>
          </table:table-cell>
          <table:table-cell table:formula="of:=[M_Acu_NA.J78]/[.$J$6]" office:value-type="float" office:value="2050.32053492027" calcext:value-type="float">
            <text:p>2050</text:p>
          </table:table-cell>
          <table:table-cell table:formula="of:=[M_Acu_NA.K78]/[.$K$6]" office:value-type="float" office:value="1762.79514486517" calcext:value-type="float">
            <text:p>1763</text:p>
          </table:table-cell>
          <table:table-cell table:formula="of:=[M_Acu_NA.L78]/[.$L$6]" office:value-type="float" office:value="921.49523552226" calcext:value-type="float">
            <text:p>921</text:p>
          </table:table-cell>
          <table:table-cell table:formula="of:=[M_Acu_NA.M78]/[.$M$6]" office:value-type="float" office:value="222.491395445424" calcext:value-type="float">
            <text:p>222</text:p>
          </table:table-cell>
          <table:table-cell table:formula="of:=[M_Acu_NA.N78]/[.$N$6]" office:value-type="float" office:value="463.769965733269" calcext:value-type="float">
            <text:p>464</text:p>
          </table:table-cell>
          <table:table-cell table:formula="of:=[M_Acu_NA.O78]/[.$O$6]" office:value-type="float" office:value="2260.55933461629" calcext:value-type="float">
            <text:p>2261</text:p>
          </table:table-cell>
          <table:table-cell table:formula="of:=[M_Acu_NA.P78]/[.$P$6]" office:value-type="float" office:value="1255.04150619171" calcext:value-type="float">
            <text:p>1255</text:p>
          </table:table-cell>
          <table:table-cell table:formula="of:=[M_Acu_NA.Q78]/[.$Q$6]" office:value-type="float" office:value="1134.19598416081" calcext:value-type="float">
            <text:p>1134</text:p>
          </table:table-cell>
        </table:table-row>
        <table:table-row table:style-name="ro1">
          <table:table-cell/>
          <table:table-cell table:formula="of:=[M_Acu_NA.B79]" office:value-type="date" office:date-value="2020-04-30" calcext:value-type="date">
            <text:p>30/04</text:p>
          </table:table-cell>
          <table:table-cell table:style-name="ce90" table:formula="of:=[M_Acu_NA.C79]/[.$C$6]" office:value-type="float" office:value="349.520715404466" calcext:value-type="float">
            <text:p>350</text:p>
          </table:table-cell>
          <table:table-cell table:formula="of:=[M_Acu_NA.D79]/[.$D$6]" office:value-type="float" office:value="341.634120517782" calcext:value-type="float">
            <text:p>342</text:p>
          </table:table-cell>
          <table:table-cell table:formula="of:=[M_Acu_NA.E79]/[.$E$6]" office:value-type="float" office:value="3494.72530139198" calcext:value-type="float">
            <text:p>3495</text:p>
          </table:table-cell>
          <table:table-cell table:formula="of:=[M_Acu_NA.F79]/[.$F$6]" office:value-type="float" office:value="400.63630674965" calcext:value-type="float">
            <text:p>401</text:p>
          </table:table-cell>
          <table:table-cell table:formula="of:=[M_Acu_NA.G79]/[.$G$6]" office:value-type="float" office:value="2922.09245167979" calcext:value-type="float">
            <text:p>2922</text:p>
          </table:table-cell>
          <table:table-cell table:formula="of:=[M_Acu_NA.H79]/[.$H$6]" office:value-type="float" office:value="1825.69666533649" calcext:value-type="float">
            <text:p>1826</text:p>
          </table:table-cell>
          <table:table-cell table:formula="of:=[M_Acu_NA.I79]/[.$I$6]" office:value-type="float" office:value="1463.72679798116" calcext:value-type="float">
            <text:p>1464</text:p>
          </table:table-cell>
          <table:table-cell table:formula="of:=[M_Acu_NA.J79]/[.$J$6]" office:value-type="float" office:value="2071.42960769147" calcext:value-type="float">
            <text:p>2071</text:p>
          </table:table-cell>
          <table:table-cell table:formula="of:=[M_Acu_NA.K79]/[.$K$6]" office:value-type="float" office:value="1825.01144409571" calcext:value-type="float">
            <text:p>1825</text:p>
          </table:table-cell>
          <table:table-cell table:formula="of:=[M_Acu_NA.L79]/[.$L$6]" office:value-type="float" office:value="931.849114573072" calcext:value-type="float">
            <text:p>932</text:p>
          </table:table-cell>
          <table:table-cell table:formula="of:=[M_Acu_NA.M79]/[.$M$6]" office:value-type="float" office:value="224.694280548844" calcext:value-type="float">
            <text:p>225</text:p>
          </table:table-cell>
          <table:table-cell table:number-columns-repeated="3"/>
          <table:table-cell table:formula="of:=[M_Acu_NA.Q79]/[.$Q$6]" office:value-type="float" office:value="1141.42853826271" calcext:value-type="float">
            <text:p>1141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87" table:number-columns-repeated="14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3])" office:value-type="float" office:value="349.520715404466" calcext:value-type="float">
            <text:p>350</text:p>
          </table:table-cell>
          <table:table-cell table:formula="of:=MAX([.D$9:.D83])" office:value-type="float" office:value="341.634120517782" calcext:value-type="float">
            <text:p>342</text:p>
          </table:table-cell>
          <table:table-cell table:formula="of:=MAX([.E$9:.E83])" office:value-type="float" office:value="3494.72530139198" calcext:value-type="float">
            <text:p>3495</text:p>
          </table:table-cell>
          <table:table-cell table:formula="of:=MAX([.F$9:.F83])" office:value-type="float" office:value="400.63630674965" calcext:value-type="float">
            <text:p>401</text:p>
          </table:table-cell>
          <table:table-cell table:formula="of:=MAX([.G$9:.G83])" office:value-type="float" office:value="2922.09245167979" calcext:value-type="float">
            <text:p>2922</text:p>
          </table:table-cell>
          <table:table-cell table:formula="of:=MAX([.H$9:.H83])" office:value-type="float" office:value="1825.69666533649" calcext:value-type="float">
            <text:p>1826</text:p>
          </table:table-cell>
          <table:table-cell table:formula="of:=MAX([.I$9:.I83])" office:value-type="float" office:value="1463.72679798116" calcext:value-type="float">
            <text:p>1464</text:p>
          </table:table-cell>
          <table:table-cell table:formula="of:=MAX([.J$9:.J83])" office:value-type="float" office:value="2071.42960769147" calcext:value-type="float">
            <text:p>2071</text:p>
          </table:table-cell>
          <table:table-cell table:formula="of:=MAX([.K$9:.K83])" office:value-type="float" office:value="1825.01144409571" calcext:value-type="float">
            <text:p>1825</text:p>
          </table:table-cell>
          <table:table-cell table:formula="of:=MAX([.L$9:.L83])" office:value-type="float" office:value="931.849114573072" calcext:value-type="float">
            <text:p>932</text:p>
          </table:table-cell>
          <table:table-cell table:formula="of:=MAX([.M$9:.M83])" office:value-type="float" office:value="224.694280548844" calcext:value-type="float">
            <text:p>225</text:p>
          </table:table-cell>
          <table:table-cell table:formula="of:=MAX([.N$9:.N83])" office:value-type="float" office:value="463.769965733269" calcext:value-type="float">
            <text:p>464</text:p>
          </table:table-cell>
          <table:table-cell table:formula="of:=MAX([.O$9:.O83])" office:value-type="float" office:value="2260.55933461629" calcext:value-type="float">
            <text:p>2261</text:p>
          </table:table-cell>
          <table:table-cell table:formula="of:=MAX([.P$9:.P83])" office:value-type="float" office:value="1255.04150619171" calcext:value-type="float">
            <text:p>1255</text:p>
          </table:table-cell>
          <table:table-cell table:formula="of:=MAX([.Q$9:.Q83])" office:value-type="float" office:value="1141.42853826271" calcext:value-type="float">
            <text:p>1141</text:p>
          </table:table-cell>
        </table:table-row>
      </table:table>
      <table:table table:name="M_Dia_A" table:style-name="ta1">
        <table:table-column table:style-name="co20" table:default-cell-style-name="Default"/>
        <table:table-column table:style-name="co21" table:default-cell-style-name="ce58"/>
        <table:table-column table:style-name="co21" table:number-columns-repeated="2" table:default-cell-style-name="ce87"/>
        <table:table-column table:style-name="co21" table:default-cell-style-name="ce90"/>
        <table:table-column table:style-name="co21" table:default-cell-style-name="ce87"/>
        <table:table-column table:style-name="co21" table:number-columns-repeated="4" table:default-cell-style-name="ce90"/>
        <table:table-column table:style-name="co21" table:default-cell-style-name="ce87"/>
        <table:table-column table:style-name="co21" table:default-cell-style-name="ce90"/>
        <table:table-column table:style-name="co21" table:number-columns-repeated="3" table:default-cell-style-name="ce87"/>
        <table:table-column table:style-name="co21" table:number-columns-repeated="2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1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4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5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6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7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8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0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87"/>
          <table:table-cell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style-name="ce87" table:formula="of:=[M_Dia_NA.H23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87"/>
          <table:table-cell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style-name="ce87" table:formula="of:=[M_Dia_NA.H24]/[.$H$6]" office:value-type="float" office:value="0.149794606607851" calcext:value-type="float">
            <text:p>0.1</text:p>
          </table:table-cell>
          <table:table-cell table:style-name="ce87"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87"/>
          <table:table-cell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style-name="ce87" table:formula="of:=[M_Dia_NA.H25]/[.$H$6]" office:value-type="float" office:value="0.524281123127479" calcext:value-type="float">
            <text:p>0.5</text:p>
          </table:table-cell>
          <table:table-cell table:style-name="ce87"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 table:style-name="ce87"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87"/>
          <table:table-cell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style-name="ce87" table:formula="of:=[M_Dia_NA.H26]/[.$H$6]" office:value-type="float" office:value="0.224691909911777" calcext:value-type="float">
            <text:p>0.2</text:p>
          </table:table-cell>
          <table:table-cell table:style-name="ce87"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337762404783727" calcext:value-type="float">
            <text:p>0.3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87"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style-name="ce87" table:formula="of:=[M_Dia_NA.H28]/[.$H$6]" office:value-type="float" office:value="0.674075729735331" calcext:value-type="float">
            <text:p>0.7</text:p>
          </table:table-cell>
          <table:table-cell table:style-name="ce87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" calcext:value-type="float">
            <text:p>0.0</text:p>
          </table:table-cell>
          <table:table-cell table:style-name="ce87"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87"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style-name="ce87" table:formula="of:=[M_Dia_NA.H29]/[.$H$6]" office:value-type="float" office:value="1.34815145947066" calcext:value-type="float">
            <text:p>1.3</text:p>
          </table:table-cell>
          <table:table-cell table:style-name="ce87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style-name="ce87"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87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style-name="ce87" table:formula="of:=[M_Dia_NA.H30]/[.$H$6]" office:value-type="float" office:value="0.973664942951033" calcext:value-type="float">
            <text:p>1.0</text:p>
          </table:table-cell>
          <table:table-cell table:style-name="ce87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.0844406011959319" calcext:value-type="float">
            <text:p>0.1</text:p>
          </table:table-cell>
          <table:table-cell table:style-name="ce87"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87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style-name="ce87" table:formula="of:=[M_Dia_NA.H31]/[.$H$6]" office:value-type="float" office:value="1.34815145947066" calcext:value-type="float">
            <text:p>1.3</text:p>
          </table:table-cell>
          <table:table-cell table:style-name="ce87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1.51993082152677" calcext:value-type="float">
            <text:p>1.5</text:p>
          </table:table-cell>
          <table:table-cell table:style-name="ce87"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87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style-name="ce87" table:formula="of:=[M_Dia_NA.H32]/[.$H$6]" office:value-type="float" office:value="0.898767639647108" calcext:value-type="float">
            <text:p>0.9</text:p>
          </table:table-cell>
          <table:table-cell table:style-name="ce87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1.26660901793898" calcext:value-type="float">
            <text:p>1.3</text:p>
          </table:table-cell>
          <table:table-cell table:style-name="ce87"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8576932263105" calcext:value-type="float">
            <text:p>1.9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87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style-name="ce87" table:formula="of:=[M_Dia_NA.H34]/[.$H$6]" office:value-type="float" office:value="2.09712449250992" calcext:value-type="float">
            <text:p>2.1</text:p>
          </table:table-cell>
          <table:table-cell table:style-name="ce87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35104961913491" calcext:value-type="float">
            <text:p>1.4</text:p>
          </table:table-cell>
          <table:table-cell table:style-name="ce87"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87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style-name="ce87" table:formula="of:=[M_Dia_NA.H35]/[.$H$6]" office:value-type="float" office:value="2.02222718920599" calcext:value-type="float">
            <text:p>2.0</text:p>
          </table:table-cell>
          <table:table-cell table:style-name="ce87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2.87098044066168" calcext:value-type="float">
            <text:p>2.9</text:p>
          </table:table-cell>
          <table:table-cell table:style-name="ce87"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87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style-name="ce87" table:formula="of:=[M_Dia_NA.H36]/[.$H$6]" office:value-type="float" office:value="5.16791392797087" calcext:value-type="float">
            <text:p>5.2</text:p>
          </table:table-cell>
          <table:table-cell table:style-name="ce87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3.63094585142507" calcext:value-type="float">
            <text:p>3.6</text:p>
          </table:table-cell>
          <table:table-cell table:style-name="ce87"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87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style-name="ce87" table:formula="of:=[M_Dia_NA.H37]/[.$H$6]" office:value-type="float" office:value="9.58685482290248" calcext:value-type="float">
            <text:p>9.6</text:p>
          </table:table-cell>
          <table:table-cell table:style-name="ce87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03986164305355" calcext:value-type="float">
            <text:p>3.0</text:p>
          </table:table-cell>
          <table:table-cell table:style-name="ce87"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87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style-name="ce87" table:formula="of:=[M_Dia_NA.H38]/[.$H$6]" office:value-type="float" office:value="5.8419896577062" calcext:value-type="float">
            <text:p>5.8</text:p>
          </table:table-cell>
          <table:table-cell table:style-name="ce87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4.72867366697219" calcext:value-type="float">
            <text:p>4.7</text:p>
          </table:table-cell>
          <table:table-cell table:style-name="ce87"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style-name="ce87" table:formula="of:=[M_Dia_NA.H39]/[.$H$6]" office:value-type="float" office:value="8.38849797003967" calcext:value-type="float">
            <text:p>8.4</text:p>
          </table:table-cell>
          <table:table-cell table:style-name="ce87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2.95542104185762" calcext:value-type="float">
            <text:p>3.0</text:p>
          </table:table-cell>
          <table:table-cell table:style-name="ce87"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87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style-name="ce87"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6.24860448849896" calcext:value-type="float">
            <text:p>6.2</text:p>
          </table:table-cell>
          <table:table-cell table:style-name="ce87"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12.5816495781939" calcext:value-type="float">
            <text:p>12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15.7059518224433" calcext:value-type="float">
            <text:p>15.7</text:p>
          </table:table-cell>
          <table:table-cell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5.4526300188555" calcext:value-type="float">
            <text:p>15</text:p>
          </table:table-cell>
          <table:table-cell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23.9811307396447" calcext:value-type="float">
            <text:p>24</text:p>
          </table:table-cell>
          <table:table-cell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4.825536751604" calcext:value-type="float">
            <text:p>25</text:p>
          </table:table-cell>
          <table:table-cell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8.0702886559294" calcext:value-type="float">
            <text:p>18</text:p>
          </table:table-cell>
          <table:table-cell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31.5807848472785" calcext:value-type="float">
            <text:p>32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256309656846" calcext:value-type="float">
            <text:p>32</text:p>
          </table:table-cell>
          <table:table-cell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56.5752028012744" calcext:value-type="float">
            <text:p>57</text:p>
          </table:table-cell>
          <table:table-cell table:formula="of:=[M_Dia_NA.P49]/[.$P$6]" office:value-type="float" office:value="23.9567720309286" calcext:value-type="float">
            <text:p>24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55.0552719797476" calcext:value-type="float">
            <text:p>55</text:p>
          </table:table-cell>
          <table:table-cell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60.2905892538954" calcext:value-type="float">
            <text:p>60</text:p>
          </table:table-cell>
          <table:table-cell table:formula="of:=[M_Dia_NA.P51]/[.$P$6]" office:value-type="float" office:value="34.2239600441837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64.1748569089082" calcext:value-type="float">
            <text:p>64</text:p>
          </table:table-cell>
          <table:table-cell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4.3797471701801" calcext:value-type="float">
            <text:p>54</text:p>
          </table:table-cell>
          <table:table-cell table:formula="of:=[M_Dia_NA.P53]/[.$P$6]" office:value-type="float" office:value="35.6907011889345" calcext:value-type="float">
            <text:p>36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47.9622614792893" calcext:value-type="float">
            <text:p>48</text:p>
          </table:table-cell>
          <table:table-cell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87.6493440413773" calcext:value-type="float">
            <text:p>88</text:p>
          </table:table-cell>
          <table:table-cell table:style-name="ce92" table:formula="of:=[M_Dia_NA.P55]/[.$P$6]" office:value-type="float" office:value="44.002234342522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87.3115816365936" calcext:value-type="float">
            <text:p>87</text:p>
          </table:table-cell>
          <table:table-cell table:formula="of:=[M_Dia_NA.P56]/[.$P$6]" office:value-type="float" office:value="41.0687520530205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93.1379831191128" calcext:value-type="float">
            <text:p>93</text:p>
          </table:table-cell>
          <table:table-cell table:formula="of:=[M_Dia_NA.P57]/[.$P$6]" office:value-type="float" office:value="55.7361635005278" calcext:value-type="float">
            <text:p>56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97.2755725777135" calcext:value-type="float">
            <text:p>97</text:p>
          </table:table-cell>
          <table:table-cell table:formula="of:=[M_Dia_NA.P58]/[.$P$6]" office:value-type="float" office:value="42.0465794828543" calcext:value-type="float">
            <text:p>42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0.8456644033868" calcext:value-type="float">
            <text:p>71</text:p>
          </table:table-cell>
          <table:table-cell table:formula="of:=[M_Dia_NA.P59]/[.$P$6]" office:value-type="float" office:value="44.4911480574389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57.9262524204093" calcext:value-type="float">
            <text:p>58</text:p>
          </table:table-cell>
          <table:table-cell table:formula="of:=[M_Dia_NA.P60]/[.$P$6]" office:value-type="float" office:value="48.8913714916911" calcext:value-type="float">
            <text:p>49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2.8238072897733" calcext:value-type="float">
            <text:p>63</text:p>
          </table:table-cell>
          <table:table-cell table:style-name="ce91" table:formula="of:=[M_Dia_NA.P61]/[.$P$6]" office:value-type="float" office:value="47.9135440618572" calcext:value-type="float">
            <text:p>48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88.1559876485529" calcext:value-type="float">
            <text:p>88</text:p>
          </table:table-cell>
          <table:table-cell table:style-name="ce92" table:formula="of:=[M_Dia_NA.P62]/[.$P$6]" office:value-type="float" office:value="41.5576657679374" calcext:value-type="float">
            <text:p>42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71.0989862069746" calcext:value-type="float">
            <text:p>71</text:p>
          </table:table-cell>
          <table:table-cell table:formula="of:=[M_Dia_NA.P63]/[.$P$6]" office:value-type="float" office:value="44.4911480574389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86.8893786306139" calcext:value-type="float">
            <text:p>87</text:p>
          </table:table-cell>
          <table:table-cell table:formula="of:=[M_Dia_NA.P64]/[.$P$6]" office:value-type="float" office:value="54.758336070694" calcext:value-type="float">
            <text:p>55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8.9519621181963" calcext:value-type="float">
            <text:p>79</text:p>
          </table:table-cell>
          <table:table-cell table:formula="of:=[M_Dia_NA.P65]/[.$P$6]" office:value-type="float" office:value="52.8026812110264" calcext:value-type="float">
            <text:p>53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94.151270333464" calcext:value-type="float">
            <text:p>94</text:p>
          </table:table-cell>
          <table:table-cell table:formula="of:=[M_Dia_NA.P66]/[.$P$6]" office:value-type="float" office:value="39.1130971933529" calcext:value-type="float">
            <text:p>39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42.0514193955741" calcext:value-type="float">
            <text:p>42</text:p>
          </table:table-cell>
          <table:table-cell table:formula="of:=[M_Dia_NA.P67]/[.$P$6]" office:value-type="float" office:value="41.5576657679374" calcext:value-type="float">
            <text:p>42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47.2022960685259" calcext:value-type="float">
            <text:p>47</text:p>
          </table:table-cell>
          <table:table-cell table:style-name="ce91" table:formula="of:=[M_Dia_NA.P68]/[.$P$6]" office:value-type="float" office:value="42.0465794828543" calcext:value-type="float">
            <text:p>42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98.9643846016321" calcext:value-type="float">
            <text:p>99</text:p>
          </table:table-cell>
          <table:table-cell table:style-name="ce92" table:formula="of:=[M_Dia_NA.P69]/[.$P$6]" office:value-type="float" office:value="39.6020109082698" calcext:value-type="float">
            <text:p>40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70.676783200995" calcext:value-type="float">
            <text:p>71</text:p>
          </table:table-cell>
          <table:table-cell table:formula="of:=[M_Dia_NA.P70]/[.$P$6]" office:value-type="float" office:value="29.3348228950146" calcext:value-type="float">
            <text:p>29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61.3883170694425" calcext:value-type="float">
            <text:p>61</text:p>
          </table:table-cell>
          <table:table-cell table:formula="of:=[M_Dia_NA.P71]/[.$P$6]" office:value-type="float" office:value="34.2239600441837" calcext:value-type="float">
            <text:p>34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84.8628042019115" calcext:value-type="float">
            <text:p>85</text:p>
          </table:table-cell>
          <table:table-cell table:formula="of:=[M_Dia_NA.P72]/[.$P$6]" office:value-type="float" office:value="35.6907011889345" calcext:value-type="float">
            <text:p>36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71.1834268081706" calcext:value-type="float">
            <text:p>71</text:p>
          </table:table-cell>
          <table:table-cell table:formula="of:=[M_Dia_NA.P73]/[.$P$6]" office:value-type="float" office:value="34.7128737591007" calcext:value-type="float">
            <text:p>35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formula="of:=[M_Dia_NA.N74]/[.$N$6]" office:value-type="float" office:value="12.3926198448767" calcext:value-type="float">
            <text:p>12</text:p>
          </table:table-cell>
          <table:table-cell table:style-name="ce90" table:formula="of:=[M_Dia_NA.O74]/[.$O$6]" office:value-type="float" office:value="35.4650525022914" calcext:value-type="float">
            <text:p>35</text:p>
          </table:table-cell>
          <table:table-cell table:formula="of:=[M_Dia_NA.P74]/[.$P$6]" office:value-type="float" office:value="23.4678583160117" calcext:value-type="float">
            <text:p>23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 table:style-name="ce83"/>
          <table:table-cell table:style-name="ce59" table:formula="of:=[M_Dia_NA.B75]" office:value-type="date" office:date-value="2020-04-26" calcext:value-type="date">
            <text:p>26/04</text:p>
          </table:table-cell>
          <table:table-cell table:style-name="ce91" table:formula="of:=[M_Dia_NA.C75]/[.$C$6]" office:value-type="float" office:value="7.78194977045568" calcext:value-type="float">
            <text:p>8</text:p>
          </table:table-cell>
          <table:table-cell table:style-name="ce89" table:formula="of:=[M_Dia_NA.D75]/[.$D$6]" office:value-type="float" office:value="3.50993959436077" calcext:value-type="float">
            <text:p>3.5</text:p>
          </table:table-cell>
          <table:table-cell table:style-name="ce91" table:formula="of:=[M_Dia_NA.E75]/[.$E$6]" office:value-type="float" office:value="81.4546192186437" calcext:value-type="float">
            <text:p>81</text:p>
          </table:table-cell>
          <table:table-cell table:style-name="ce91" table:formula="of:=[M_Dia_NA.F75]/[.$F$6]" office:value-type="float" office:value="3.5454540420323" calcext:value-type="float">
            <text:p>4</text:p>
          </table:table-cell>
          <table:table-cell table:style-name="ce91" table:formula="of:=[M_Dia_NA.G75]/[.$G$6]" office:value-type="float" office:value="33.9613650558426" calcext:value-type="float">
            <text:p>34</text:p>
          </table:table-cell>
          <table:table-cell table:style-name="ce91" table:formula="of:=[M_Dia_NA.H75]/[.$H$6]" office:value-type="float" office:value="18.12514739955" calcext:value-type="float">
            <text:p>18</text:p>
          </table:table-cell>
          <table:table-cell table:style-name="ce91" table:formula="of:=[M_Dia_NA.I75]/[.$I$6]" office:value-type="float" office:value="20.147230170335" calcext:value-type="float">
            <text:p>20</text:p>
          </table:table-cell>
          <table:table-cell table:style-name="ce91" table:formula="of:=[M_Dia_NA.J75]/[.$J$6]" office:value-type="float" office:value="19.2573997210921" calcext:value-type="float">
            <text:p>19</text:p>
          </table:table-cell>
          <table:table-cell table:style-name="ce91" table:formula="of:=[M_Dia_NA.K75]/[.$K$6]" office:value-type="float" office:value="35.5521709888774" calcext:value-type="float">
            <text:p>36</text:p>
          </table:table-cell>
          <table:table-cell table:style-name="ce91" table:formula="of:=[M_Dia_NA.L75]/[.$L$6]" office:value-type="float" office:value="31.0616371524357" calcext:value-type="float">
            <text:p>31</text:p>
          </table:table-cell>
          <table:table-cell table:style-name="ce89" table:formula="of:=[M_Dia_NA.M75]/[.$M$6]" office:value-type="float" office:value="0" calcext:value-type="float">
            <text:p>0.0</text:p>
          </table:table-cell>
          <table:table-cell table:style-name="ce91" table:formula="of:=[M_Dia_NA.N75]/[.$N$6]" office:value-type="float" office:value="10.9627021704678" calcext:value-type="float">
            <text:p>11</text:p>
          </table:table-cell>
          <table:table-cell table:style-name="ce91" table:formula="of:=[M_Dia_NA.O75]/[.$O$6]" office:value-type="float" office:value="28.540923204225" calcext:value-type="float">
            <text:p>29</text:p>
          </table:table-cell>
          <table:table-cell table:style-name="ce91" table:formula="of:=[M_Dia_NA.P75]/[.$P$6]" office:value-type="float" office:value="25.4235131756794" calcext:value-type="float">
            <text:p>25</text:p>
          </table:table-cell>
          <table:table-cell table:style-name="ce91"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 table:style-name="ce86" table:formula="of:=[M_Acu_A.A76]" office:value-type="string" office:string-value="L" calcext:value-type="string">
            <text:p>L</text:p>
          </table:table-cell>
          <table:table-cell table:formula="of:=[M_Dia_NA.B76]" office:value-type="date" office:date-value="2020-04-27" calcext:value-type="date">
            <text:p>27/04</text:p>
          </table:table-cell>
          <table:table-cell table:style-name="ce90" table:formula="of:=[M_Dia_NA.C76]/[.$C$6]" office:value-type="float" office:value="6.11438910535803" calcext:value-type="float">
            <text:p>6</text:p>
          </table:table-cell>
          <table:table-cell table:formula="of:=[M_Dia_NA.D76]/[.$D$6]" office:value-type="float" office:value="4.09492952675424" calcext:value-type="float">
            <text:p>4.1</text:p>
          </table:table-cell>
          <table:table-cell table:formula="of:=[M_Dia_NA.E76]/[.$E$6]" office:value-type="float" office:value="52.0021015350663" calcext:value-type="float">
            <text:p>52</text:p>
          </table:table-cell>
          <table:table-cell table:style-name="ce90" table:formula="of:=[M_Dia_NA.F76]/[.$F$6]" office:value-type="float" office:value="4.43181755254038" calcext:value-type="float">
            <text:p>4</text:p>
          </table:table-cell>
          <table:table-cell table:formula="of:=[M_Dia_NA.G76]/[.$G$6]" office:value-type="float" office:value="39.0319855329302" calcext:value-type="float">
            <text:p>39</text:p>
          </table:table-cell>
          <table:table-cell table:formula="of:=[M_Dia_NA.H76]/[.$H$6]" office:value-type="float" office:value="32.7301215438155" calcext:value-type="float">
            <text:p>33</text:p>
          </table:table-cell>
          <table:table-cell table:formula="of:=[M_Dia_NA.I76]/[.$I$6]" office:value-type="float" office:value="13.1262257170365" calcext:value-type="float">
            <text:p>13</text:p>
          </table:table-cell>
          <table:table-cell table:formula="of:=[M_Dia_NA.J76]/[.$J$6]" office:value-type="float" office:value="24.6642850273987" calcext:value-type="float">
            <text:p>25</text:p>
          </table:table-cell>
          <table:table-cell table:style-name="ce90" table:formula="of:=[M_Dia_NA.K76]/[.$K$6]" office:value-type="float" office:value="22.2201068680484" calcext:value-type="float">
            <text:p>22</text:p>
          </table:table-cell>
          <table:table-cell table:formula="of:=[M_Dia_NA.L76]/[.$L$6]" office:value-type="float" office:value="0" calcext:value-type="float">
            <text:p>0</text:p>
          </table:table-cell>
          <table:table-cell table:formula="of:=[M_Dia_NA.M76]/[.$M$6]" office:value-type="float" office:value="0" calcext:value-type="float">
            <text:p>0.0</text:p>
          </table:table-cell>
          <table:table-cell table:style-name="ce90" table:formula="of:=[M_Dia_NA.N76]/[.$N$6]" office:value-type="float" office:value="11.9159806200737" calcext:value-type="float">
            <text:p>12</text:p>
          </table:table-cell>
          <table:table-cell table:style-name="ce90" table:formula="of:=[M_Dia_NA.O76]/[.$O$6]" office:value-type="float" office:value="76.7565064871021" calcext:value-type="float">
            <text:p>77</text:p>
          </table:table-cell>
          <table:table-cell table:formula="of:=[M_Dia_NA.P76]/[.$P$6]" office:value-type="float" office:value="23.9567720309286" calcext:value-type="float">
            <text:p>24</text:p>
          </table:table-cell>
          <table:table-cell table:formula="of:=[M_Dia_NA.Q76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77]" office:value-type="date" office:date-value="2020-04-28" calcext:value-type="date">
            <text:p>28/04</text:p>
          </table:table-cell>
          <table:table-cell table:style-name="ce90" table:formula="of:=[M_Dia_NA.C77]/[.$C$6]" office:value-type="float" office:value="9.06041294703054" calcext:value-type="float">
            <text:p>9</text:p>
          </table:table-cell>
          <table:table-cell table:formula="of:=[M_Dia_NA.D77]/[.$D$6]" office:value-type="float" office:value="11.6997986478692" calcext:value-type="float">
            <text:p>11.7</text:p>
          </table:table-cell>
          <table:table-cell table:formula="of:=[M_Dia_NA.E77]/[.$E$6]" office:value-type="float" office:value="57.0642530119312" calcext:value-type="float">
            <text:p>57</text:p>
          </table:table-cell>
          <table:table-cell table:style-name="ce90" table:formula="of:=[M_Dia_NA.F77]/[.$F$6]" office:value-type="float" office:value="6.20454457355653" calcext:value-type="float">
            <text:p>6</text:p>
          </table:table-cell>
          <table:table-cell table:formula="of:=[M_Dia_NA.G77]/[.$G$6]" office:value-type="float" office:value="35.4943433396132" calcext:value-type="float">
            <text:p>35</text:p>
          </table:table-cell>
          <table:table-cell table:formula="of:=[M_Dia_NA.H77]/[.$H$6]" office:value-type="float" office:value="27.4873103125407" calcext:value-type="float">
            <text:p>27</text:p>
          </table:table-cell>
          <table:table-cell table:formula="of:=[M_Dia_NA.I77]/[.$I$6]" office:value-type="float" office:value="14.6525310329709" calcext:value-type="float">
            <text:p>15</text:p>
          </table:table-cell>
          <table:table-cell table:formula="of:=[M_Dia_NA.J77]/[.$J$6]" office:value-type="float" office:value="28.2935642056045" calcext:value-type="float">
            <text:p>28</text:p>
          </table:table-cell>
          <table:table-cell table:style-name="ce90" table:formula="of:=[M_Dia_NA.K77]/[.$K$6]" office:value-type="float" office:value="84.4364060985839" calcext:value-type="float">
            <text:p>84</text:p>
          </table:table-cell>
          <table:table-cell table:formula="of:=[M_Dia_NA.L77]/[.$L$6]" office:value-type="float" office:value="10.3538790508119" calcext:value-type="float">
            <text:p>10</text:p>
          </table:table-cell>
          <table:table-cell table:formula="of:=[M_Dia_NA.M77]/[.$M$6]" office:value-type="float" office:value="2.20288510342004" calcext:value-type="float">
            <text:p>2.2</text:p>
          </table:table-cell>
          <table:table-cell table:style-name="ce90" table:formula="of:=[M_Dia_NA.N77]/[.$N$6]" office:value-type="float" office:value="9.53278449605897" calcext:value-type="float">
            <text:p>10</text:p>
          </table:table-cell>
          <table:table-cell table:style-name="ce90" table:formula="of:=[M_Dia_NA.O77]/[.$O$6]" office:value-type="float" office:value="67.1302779507658" calcext:value-type="float">
            <text:p>67</text:p>
          </table:table-cell>
          <table:table-cell table:formula="of:=[M_Dia_NA.P77]/[.$P$6]" office:value-type="float" office:value="16.623066307175" calcext:value-type="float">
            <text:p>17</text:p>
          </table:table-cell>
          <table:table-cell table:formula="of:=[M_Dia_NA.Q77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8]" office:value-type="date" office:date-value="2020-04-29" calcext:value-type="date">
            <text:p>29/04</text:p>
          </table:table-cell>
          <table:table-cell table:style-name="ce90" table:formula="of:=[M_Dia_NA.C78]/[.$C$6]" office:value-type="float" office:value="11.2282418116575" calcext:value-type="float">
            <text:p>11</text:p>
          </table:table-cell>
          <table:table-cell table:formula="of:=[M_Dia_NA.D78]/[.$D$6]" office:value-type="float" office:value="6.43488925632809" calcext:value-type="float">
            <text:p>6.4</text:p>
          </table:table-cell>
          <table:table-cell table:formula="of:=[M_Dia_NA.E78]/[.$E$6]" office:value-type="float" office:value="78.2332500970025" calcext:value-type="float">
            <text:p>78</text:p>
          </table:table-cell>
          <table:table-cell table:style-name="ce90" table:formula="of:=[M_Dia_NA.F78]/[.$F$6]" office:value-type="float" office:value="7.97727159457268" calcext:value-type="float">
            <text:p>8</text:p>
          </table:table-cell>
          <table:table-cell table:formula="of:=[M_Dia_NA.G78]/[.$G$6]" office:value-type="float" office:value="53.4183971190857" calcext:value-type="float">
            <text:p>53</text:p>
          </table:table-cell>
          <table:table-cell table:formula="of:=[M_Dia_NA.H78]/[.$H$6]" office:value-type="float" office:value="31.9811485107762" calcext:value-type="float">
            <text:p>32</text:p>
          </table:table-cell>
          <table:table-cell table:formula="of:=[M_Dia_NA.I78]/[.$I$6]" office:value-type="float" office:value="44.2628541620997" calcext:value-type="float">
            <text:p>44</text:p>
          </table:table-cell>
          <table:table-cell table:formula="of:=[M_Dia_NA.J78]/[.$J$6]" office:value-type="float" office:value="23.9236158073567" calcext:value-type="float">
            <text:p>24</text:p>
          </table:table-cell>
          <table:table-cell table:style-name="ce90" table:formula="of:=[M_Dia_NA.K78]/[.$K$6]" office:value-type="float" office:value="45.9215541939667" calcext:value-type="float">
            <text:p>46</text:p>
          </table:table-cell>
          <table:table-cell table:formula="of:=[M_Dia_NA.L78]/[.$L$6]" office:value-type="float" office:value="0" calcext:value-type="float">
            <text:p>0</text:p>
          </table:table-cell>
          <table:table-cell table:formula="of:=[M_Dia_NA.M78]/[.$M$6]" office:value-type="float" office:value="7.71009786197015" calcext:value-type="float">
            <text:p>7.7</text:p>
          </table:table-cell>
          <table:table-cell table:style-name="ce90" table:formula="of:=[M_Dia_NA.N78]/[.$N$6]" office:value-type="float" office:value="11.9159806200737" calcext:value-type="float">
            <text:p>12</text:p>
          </table:table-cell>
          <table:table-cell table:style-name="ce90" table:formula="of:=[M_Dia_NA.O78]/[.$O$6]" office:value-type="float" office:value="56.9129652060581" calcext:value-type="float">
            <text:p>57</text:p>
          </table:table-cell>
          <table:table-cell table:formula="of:=[M_Dia_NA.P78]/[.$P$6]" office:value-type="float" office:value="12.7117565878397" calcext:value-type="float">
            <text:p>13</text:p>
          </table:table-cell>
          <table:table-cell table:formula="of:=[M_Dia_NA.Q78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Dia_NA.B79]" office:value-type="date" office:date-value="2020-04-30" calcext:value-type="date">
            <text:p>30/04</text:p>
          </table:table-cell>
          <table:table-cell table:style-name="ce90" table:formula="of:=[M_Dia_NA.C79]/[.$C$6]" office:value-type="float" office:value="9.61626650206309" calcext:value-type="float">
            <text:p>10</text:p>
          </table:table-cell>
          <table:table-cell table:formula="of:=[M_Dia_NA.D79]/[.$D$6]" office:value-type="float" office:value="2.33995972957385" calcext:value-type="float">
            <text:p>2.3</text:p>
          </table:table-cell>
          <table:table-cell table:formula="of:=[M_Dia_NA.E79]/[.$E$6]" office:value-type="float" office:value="42.7981897589484" calcext:value-type="float">
            <text:p>43</text:p>
          </table:table-cell>
          <table:table-cell table:style-name="ce90" table:formula="of:=[M_Dia_NA.F79]/[.$F$6]" office:value-type="float" office:value="7.97727159457268" calcext:value-type="float">
            <text:p>8</text:p>
          </table:table-cell>
          <table:table-cell table:formula="of:=[M_Dia_NA.G79]/[.$G$6]" office:value-type="float" office:value="31.6029369269646" calcext:value-type="float">
            <text:p>32</text:p>
          </table:table-cell>
          <table:table-cell table:formula="of:=[M_Dia_NA.H79]/[.$H$6]" office:value-type="float" office:value="21.6453206548345" calcext:value-type="float">
            <text:p>22</text:p>
          </table:table-cell>
          <table:table-cell table:formula="of:=[M_Dia_NA.I79]/[.$I$6]" office:value-type="float" office:value="25.6419293076992" calcext:value-type="float">
            <text:p>26</text:p>
          </table:table-cell>
          <table:table-cell table:formula="of:=[M_Dia_NA.J79]/[.$J$6]" office:value-type="float" office:value="21.1090727711971" calcext:value-type="float">
            <text:p>21</text:p>
          </table:table-cell>
          <table:table-cell table:style-name="ce90" table:formula="of:=[M_Dia_NA.K79]/[.$K$6]" office:value-type="float" office:value="62.2162992305355" calcext:value-type="float">
            <text:p>62</text:p>
          </table:table-cell>
          <table:table-cell table:formula="of:=[M_Dia_NA.L79]/[.$L$6]" office:value-type="float" office:value="10.3538790508119" calcext:value-type="float">
            <text:p>10</text:p>
          </table:table-cell>
          <table:table-cell table:formula="of:=[M_Dia_NA.M79]/[.$M$6]" office:value-type="float" office:value="2.20288510342004" calcext:value-type="float">
            <text:p>2.2</text:p>
          </table:table-cell>
          <table:table-cell table:style-name="ce90" table:number-columns-repeated="2"/>
          <table:table-cell/>
          <table:table-cell table:formula="of:=[M_Dia_NA.Q79]/[.$Q$6]" office:value-type="float" office:value="7.23255410189504" calcext:value-type="float">
            <text:p>7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2"/>
          <table:table-cell table:style-name="ce90"/>
          <table:table-cell table:number-columns-repeated="4"/>
          <table:table-cell table:style-name="ce90"/>
          <table:table-cell table:number-columns-repeated="2"/>
          <table:table-cell table:style-name="ce90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2])" office:value-type="float" office:value="17.5093869835253" calcext:value-type="float">
            <text:p>18</text:p>
          </table:table-cell>
          <table:table-cell table:style-name="ce90" table:formula="of:=MAX([.D$9:.D82])" office:value-type="float" office:value="17.5496979718039" calcext:value-type="float">
            <text:p>18</text:p>
          </table:table-cell>
          <table:table-cell table:formula="of:=MAX([.E$9:.E82])" office:value-type="float" office:value="228.257012047725" calcext:value-type="float">
            <text:p>228</text:p>
          </table:table-cell>
          <table:table-cell table:style-name="ce90" table:formula="of:=MAX([.F$9:.F82])" office:value-type="float" office:value="19.4999972311777" calcext:value-type="float">
            <text:p>19</text:p>
          </table:table-cell>
          <table:table-cell table:formula="of:=MAX([.G$9:.G82])" office:value-type="float" office:value="112.025336121703" calcext:value-type="float">
            <text:p>112</text:p>
          </table:table-cell>
          <table:table-cell table:formula="of:=MAX([.H$9:.H82])" office:value-type="float" office:value="107.702322151045" calcext:value-type="float">
            <text:p>108</text:p>
          </table:table-cell>
          <table:table-cell table:formula="of:=MAX([.I$9:.I82])" office:value-type="float" office:value="71.4310887857334" calcext:value-type="float">
            <text:p>71</text:p>
          </table:table-cell>
          <table:table-cell table:formula="of:=MAX([.J$9:.J82])" office:value-type="float" office:value="71.7708474220701" calcext:value-type="float">
            <text:p>72</text:p>
          </table:table-cell>
          <table:table-cell table:style-name="ce90" table:formula="of:=MAX([.K$9:.K82])" office:value-type="float" office:value="325.894900731376" calcext:value-type="float">
            <text:p>326</text:p>
          </table:table-cell>
          <table:table-cell table:formula="of:=MAX([.L$9:.L82])" office:value-type="float" office:value="82.8310324064953" calcext:value-type="float">
            <text:p>83</text:p>
          </table:table-cell>
          <table:table-cell table:style-name="ce90" table:formula="of:=MAX([.M$9:.M82])" office:value-type="float" office:value="14.3187531722303" calcext:value-type="float">
            <text:p>14</text:p>
          </table:table-cell>
          <table:table-cell table:style-name="ce90" table:formula="of:=MAX([.N$9:.N82])" office:value-type="float" office:value="17.6356513177091" calcext:value-type="float">
            <text:p>18</text:p>
          </table:table-cell>
          <table:table-cell table:style-name="ce90" table:formula="of:=MAX([.O$9:.O82])" office:value-type="float" office:value="98.9643846016321" calcext:value-type="float">
            <text:p>99</text:p>
          </table:table-cell>
          <table:table-cell table:formula="of:=MAX([.P$9:.P82])" office:value-type="float" office:value="55.7361635005278" calcext:value-type="float">
            <text:p>56</text:p>
          </table:table-cell>
          <table:table-cell table:formula="of:=MAX([.Q$9:.Q82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8" table:default-cell-style-name="Default"/>
        <table:table-column table:style-name="co1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7" calcext:value-type="float">
            <text:p>7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7" calcext:value-type="float">
            <text:p>7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9" calcext:value-type="float">
            <text:p>9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10" calcext:value-type="float">
            <text:p>1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28" calcext:value-type="float">
            <text:p>28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43" calcext:value-type="float">
            <text:p>43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65" calcext:value-type="float">
            <text:p>6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81" calcext:value-type="float">
            <text:p>81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115" calcext:value-type="float">
            <text:p>115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58" calcext:value-type="float">
            <text:p>158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94" calcext:value-type="float">
            <text:p>19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250" calcext:value-type="float">
            <text:p>250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85" calcext:value-type="float">
            <text:p>285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359" calcext:value-type="float">
            <text:p>359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508" calcext:value-type="float">
            <text:p>508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694" calcext:value-type="float">
            <text:p>694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877" calcext:value-type="float">
            <text:p>877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1161" calcext:value-type="float">
            <text:p>116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455" calcext:value-type="float">
            <text:p>1455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669" calcext:value-type="float">
            <text:p>166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2043" calcext:value-type="float">
            <text:p>2043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2425" calcext:value-type="float">
            <text:p>2425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3095" calcext:value-type="float">
            <text:p>3095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3" calcext:value-type="float">
            <text:p>333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3747" calcext:value-type="float">
            <text:p>374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6" calcext:value-type="float">
            <text:p>386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4461" calcext:value-type="float">
            <text:p>4461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6" calcext:value-type="float">
            <text:p>456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5221" calcext:value-type="float">
            <text:p>5221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4" calcext:value-type="float">
            <text:p>534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5865" calcext:value-type="float">
            <text:p>5865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7" calcext:value-type="float">
            <text:p>607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6433" calcext:value-type="float">
            <text:p>643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93" calcext:value-type="float">
            <text:p>693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7471" calcext:value-type="float">
            <text:p>7471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83" calcext:value-type="float">
            <text:p>783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8505" calcext:value-type="float">
            <text:p>850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7" calcext:value-type="float">
            <text:p>867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9608" calcext:value-type="float">
            <text:p>960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81" calcext:value-type="float">
            <text:p>981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10760" calcext:value-type="float">
            <text:p>1076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67" calcext:value-type="float">
            <text:p>1067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11599" calcext:value-type="float">
            <text:p>1159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58" calcext:value-type="float">
            <text:p>1158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2285" calcext:value-type="float">
            <text:p>12285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58" calcext:value-type="float">
            <text:p>1258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3029" calcext:value-type="float">
            <text:p>130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56" calcext:value-type="float">
            <text:p>1356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4073" calcext:value-type="float">
            <text:p>14073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41" calcext:value-type="float">
            <text:p>1441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4915" calcext:value-type="float">
            <text:p>14915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32" calcext:value-type="float">
            <text:p>1532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5944" calcext:value-type="float">
            <text:p>1594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44" calcext:value-type="float">
            <text:p>1644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6879" calcext:value-type="float">
            <text:p>16879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52" calcext:value-type="float">
            <text:p>1752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7994" calcext:value-type="float">
            <text:p>17994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32" calcext:value-type="float">
            <text:p>1832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8492" calcext:value-type="float">
            <text:p>18492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917" calcext:value-type="float">
            <text:p>1917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9051" calcext:value-type="float">
            <text:p>19051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2003" calcext:value-type="float">
            <text:p>2003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20223" calcext:value-type="float">
            <text:p>20223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84" calcext:value-type="float">
            <text:p>2084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21060" calcext:value-type="float">
            <text:p>2106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144" calcext:value-type="float">
            <text:p>2144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21787" calcext:value-type="float">
            <text:p>21787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214" calcext:value-type="float">
            <text:p>2214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22792" calcext:value-type="float">
            <text:p>22792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287" calcext:value-type="float">
            <text:p>2287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3635" calcext:value-type="float">
            <text:p>23635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358" calcext:value-type="float">
            <text:p>2358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 table:formula="of:=[M_Acu_NA.O74]" office:value-type="float" office:value="24055" calcext:value-type="float">
            <text:p>24055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formula="of:=[M_Acu_NA.P74]" office:value-type="float" office:value="2406" calcext:value-type="float">
            <text:p>2406</text:p>
          </table:table-cell>
          <table:table-cell table:style-name="ce49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75]" office:value-type="date" office:date-value="2020-04-26" calcext:value-type="date">
            <text:p>26/04</text:p>
          </table:table-cell>
          <table:table-cell table:style-name="ce51" table:formula="of:=[M_Acu_NA.G75]" office:value-type="float" office:value="23427" calcext:value-type="float">
            <text:p>23427</text:p>
          </table:table-cell>
          <table:table-cell table:style-name="ce51" table:formula="of:=[M_Acu_NA.H75]" office:value-type="float" office:value="22856" calcext:value-type="float">
            <text:p>22856</text:p>
          </table:table-cell>
          <table:table-cell table:style-name="ce51" table:formula="of:=[M_Acu_NA.J75]" office:value-type="float" office:value="26644" calcext:value-type="float">
            <text:p>26644</text:p>
          </table:table-cell>
          <table:table-cell table:style-name="ce51" table:formula="of:=[M_Acu_NA.O75]" office:value-type="float" office:value="24393" calcext:value-type="float">
            <text:p>24393</text:p>
          </table:table-cell>
          <table:table-cell table:style-name="ce77"/>
          <table:table-cell table:style-name="ce83"/>
          <table:table-cell table:style-name="ce59" table:formula="of:=[.B75]" office:value-type="date" office:date-value="2020-04-26" calcext:value-type="date">
            <text:p>26/04</text:p>
          </table:table-cell>
          <table:table-cell table:style-name="ce51" table:formula="of:=[M_Acu_NA.C75]" office:value-type="float" office:value="5640" calcext:value-type="float">
            <text:p>5640</text:p>
          </table:table-cell>
          <table:table-cell table:style-name="ce51" table:formula="of:=[M_Acu_NA.E75]" office:value-type="float" office:value="7094" calcext:value-type="float">
            <text:p>7094</text:p>
          </table:table-cell>
          <table:table-cell table:style-name="ce51" table:formula="of:=[M_Acu_NA.I75]" office:value-type="float" office:value="4475" calcext:value-type="float">
            <text:p>4475</text:p>
          </table:table-cell>
          <table:table-cell table:style-name="ce51" table:formula="of:=[M_Acu_NA.P75]" office:value-type="float" office:value="2458" calcext:value-type="float">
            <text:p>2458</text:p>
          </table:table-cell>
          <table:table-cell table:style-name="ce51" table:formula="of:=[M_Acu_NA.Q75]" office:value-type="float" office:value="1610" calcext:value-type="float">
            <text:p>1610</text:p>
          </table:table-cell>
          <table:table-cell table:style-name="ce77"/>
          <table:table-cell table:style-name="ce83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51" table:formula="of:=[M_Acu_NA.D75]" office:value-type="float" office:value="542" calcext:value-type="float">
            <text:p>542</text:p>
          </table:table-cell>
          <table:table-cell table:style-name="ce51" table:formula="of:=[M_Acu_NA.F75]" office:value-type="float" office:value="422" calcext:value-type="float">
            <text:p>422</text:p>
          </table:table-cell>
          <table:table-cell table:style-name="ce51" table:formula="of:=[M_Acu_NA.K75]" office:value-type="float" office:value="1087" calcext:value-type="float">
            <text:p>1087</text:p>
          </table:table-cell>
          <table:table-cell table:style-name="ce51" table:formula="of:=[M_Acu_NA.L75]" office:value-type="float" office:value="88" calcext:value-type="float">
            <text:p>88</text:p>
          </table:table-cell>
          <table:table-cell table:style-name="ce51" table:formula="of:=[M_Acu_NA.M75]" office:value-type="float" office:value="193" calcext:value-type="float">
            <text:p>193</text:p>
          </table:table-cell>
          <table:table-cell table:style-name="ce51"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table:style-name="ce86" table:formula="of:=[M_Dia_A.A76]" office:value-type="string" office:string-value="L" calcext:value-type="string">
            <text:p>L</text:p>
          </table:table-cell>
          <table:table-cell table:style-name="ce58" table:formula="of:=[C_Acu_NA.B76]" office:value-type="date" office:date-value="2020-04-27" calcext:value-type="date">
            <text:p>27/04</text:p>
          </table:table-cell>
          <table:table-cell table:style-name="ce49" table:formula="of:=[M_Acu_NA.G76]" office:value-type="float" office:value="23758" calcext:value-type="float">
            <text:p>23758</text:p>
          </table:table-cell>
          <table:table-cell table:style-name="ce49" table:formula="of:=[M_Acu_NA.H76]" office:value-type="float" office:value="23293" calcext:value-type="float">
            <text:p>23293</text:p>
          </table:table-cell>
          <table:table-cell table:style-name="ce49" table:formula="of:=[M_Acu_NA.J76]" office:value-type="float" office:value="26977" calcext:value-type="float">
            <text:p>26977</text:p>
          </table:table-cell>
          <table:table-cell table:style-name="ce49" table:formula="of:=[M_Acu_NA.O76]" office:value-type="float" office:value="25302" calcext:value-type="float">
            <text:p>25302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49" table:formula="of:=[M_Acu_NA.C76]" office:value-type="float" office:value="5750" calcext:value-type="float">
            <text:p>5750</text:p>
          </table:table-cell>
          <table:table-cell table:style-name="ce49" table:formula="of:=[M_Acu_NA.E76]" office:value-type="float" office:value="7207" calcext:value-type="float">
            <text:p>7207</text:p>
          </table:table-cell>
          <table:table-cell table:style-name="ce49" table:formula="of:=[M_Acu_NA.I76]" office:value-type="float" office:value="4518" calcext:value-type="float">
            <text:p>4518</text:p>
          </table:table-cell>
          <table:table-cell table:style-name="ce49" table:formula="of:=[M_Acu_NA.P76]" office:value-type="float" office:value="2507" calcext:value-type="float">
            <text:p>2507</text:p>
          </table:table-cell>
          <table:table-cell table:style-name="ce49" table:formula="of:=[M_Acu_NA.Q76]" office:value-type="float" office:value="1663" calcext:value-type="float">
            <text:p>166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Acu_NA.D76]" office:value-type="float" office:value="549" calcext:value-type="float">
            <text:p>549</text:p>
          </table:table-cell>
          <table:table-cell table:formula="of:=[M_Acu_NA.F76]" office:value-type="float" office:value="427" calcext:value-type="float">
            <text:p>427</text:p>
          </table:table-cell>
          <table:table-cell table:formula="of:=[M_Acu_NA.K76]" office:value-type="float" office:value="1102" calcext:value-type="float">
            <text:p>1102</text:p>
          </table:table-cell>
          <table:table-cell table:formula="of:=[M_Acu_NA.L76]" office:value-type="float" office:value="88" calcext:value-type="float">
            <text:p>88</text:p>
          </table:table-cell>
          <table:table-cell table:formula="of:=[M_Acu_NA.M76]" office:value-type="float" office:value="193" calcext:value-type="float">
            <text:p>193</text:p>
          </table:table-cell>
          <table:table-cell table:formula="of:=[M_Acu_NA.N76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7]" office:value-type="date" office:date-value="2020-04-28" calcext:value-type="date">
            <text:p>28/04</text:p>
          </table:table-cell>
          <table:table-cell table:style-name="ce49" table:formula="of:=[M_Acu_NA.G77]" office:value-type="float" office:value="24059" calcext:value-type="float">
            <text:p>24059</text:p>
          </table:table-cell>
          <table:table-cell table:style-name="ce49" table:formula="of:=[M_Acu_NA.H77]" office:value-type="float" office:value="23660" calcext:value-type="float">
            <text:p>23660</text:p>
          </table:table-cell>
          <table:table-cell table:style-name="ce49" table:formula="of:=[M_Acu_NA.J77]" office:value-type="float" office:value="27359" calcext:value-type="float">
            <text:p>27359</text:p>
          </table:table-cell>
          <table:table-cell table:style-name="ce49" table:formula="of:=[M_Acu_NA.O77]" office:value-type="float" office:value="26097" calcext:value-type="float">
            <text:p>26097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49" table:formula="of:=[M_Acu_NA.C77]" office:value-type="float" office:value="5913" calcext:value-type="float">
            <text:p>5913</text:p>
          </table:table-cell>
          <table:table-cell table:style-name="ce49" table:formula="of:=[M_Acu_NA.E77]" office:value-type="float" office:value="7331" calcext:value-type="float">
            <text:p>7331</text:p>
          </table:table-cell>
          <table:table-cell table:style-name="ce49" table:formula="of:=[M_Acu_NA.I77]" office:value-type="float" office:value="4566" calcext:value-type="float">
            <text:p>4566</text:p>
          </table:table-cell>
          <table:table-cell table:style-name="ce49" table:formula="of:=[M_Acu_NA.P77]" office:value-type="float" office:value="2541" calcext:value-type="float">
            <text:p>2541</text:p>
          </table:table-cell>
          <table:table-cell table:style-name="ce49" table:formula="of:=[M_Acu_NA.Q77]" office:value-type="float" office:value="1699" calcext:value-type="float">
            <text:p>1699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Acu_NA.D77]" office:value-type="float" office:value="569" calcext:value-type="float">
            <text:p>569</text:p>
          </table:table-cell>
          <table:table-cell table:formula="of:=[M_Acu_NA.F77]" office:value-type="float" office:value="434" calcext:value-type="float">
            <text:p>434</text:p>
          </table:table-cell>
          <table:table-cell table:formula="of:=[M_Acu_NA.K77]" office:value-type="float" office:value="1159" calcext:value-type="float">
            <text:p>1159</text:p>
          </table:table-cell>
          <table:table-cell table:formula="of:=[M_Acu_NA.L77]" office:value-type="float" office:value="89" calcext:value-type="float">
            <text:p>89</text:p>
          </table:table-cell>
          <table:table-cell table:formula="of:=[M_Acu_NA.M77]" office:value-type="float" office:value="195" calcext:value-type="float">
            <text:p>195</text:p>
          </table:table-cell>
          <table:table-cell table:formula="of:=[M_Acu_NA.N77]"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8]" office:value-type="date" office:date-value="2020-04-29" calcext:value-type="date">
            <text:p>29/04</text:p>
          </table:table-cell>
          <table:table-cell table:style-name="ce49" table:formula="of:=[M_Acu_NA.G78]" office:value-type="float" office:value="24512" calcext:value-type="float">
            <text:p>24512</text:p>
          </table:table-cell>
          <table:table-cell table:style-name="ce49" table:formula="of:=[M_Acu_NA.H78]" office:value-type="float" office:value="24087" calcext:value-type="float">
            <text:p>24087</text:p>
          </table:table-cell>
          <table:table-cell table:style-name="ce49" table:formula="of:=[M_Acu_NA.J78]" office:value-type="float" office:value="27682" calcext:value-type="float">
            <text:p>27682</text:p>
          </table:table-cell>
          <table:table-cell table:style-name="ce49" table:formula="of:=[M_Acu_NA.O78]" office:value-type="float" office:value="26771" calcext:value-type="float">
            <text:p>26771</text:p>
          </table:table-cell>
          <table:table-cell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49" table:formula="of:=[M_Acu_NA.C78]" office:value-type="float" office:value="6115" calcext:value-type="float">
            <text:p>6115</text:p>
          </table:table-cell>
          <table:table-cell table:style-name="ce49" table:formula="of:=[M_Acu_NA.E78]" office:value-type="float" office:value="7501" calcext:value-type="float">
            <text:p>7501</text:p>
          </table:table-cell>
          <table:table-cell table:style-name="ce49" table:formula="of:=[M_Acu_NA.I78]" office:value-type="float" office:value="4711" calcext:value-type="float">
            <text:p>4711</text:p>
          </table:table-cell>
          <table:table-cell table:style-name="ce49" table:formula="of:=[M_Acu_NA.P78]" office:value-type="float" office:value="2567" calcext:value-type="float">
            <text:p>2567</text:p>
          </table:table-cell>
          <table:table-cell table:style-name="ce49" table:formula="of:=[M_Acu_NA.Q78]" office:value-type="float" office:value="1725" calcext:value-type="float">
            <text:p>1725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formula="of:=[M_Acu_NA.D78]" office:value-type="float" office:value="580" calcext:value-type="float">
            <text:p>580</text:p>
          </table:table-cell>
          <table:table-cell table:formula="of:=[M_Acu_NA.F78]" office:value-type="float" office:value="443" calcext:value-type="float">
            <text:p>443</text:p>
          </table:table-cell>
          <table:table-cell table:formula="of:=[M_Acu_NA.K78]" office:value-type="float" office:value="1190" calcext:value-type="float">
            <text:p>1190</text:p>
          </table:table-cell>
          <table:table-cell table:formula="of:=[M_Acu_NA.L78]" office:value-type="float" office:value="89" calcext:value-type="float">
            <text:p>89</text:p>
          </table:table-cell>
          <table:table-cell table:formula="of:=[M_Acu_NA.M78]" office:value-type="float" office:value="202" calcext:value-type="float">
            <text:p>202</text:p>
          </table:table-cell>
          <table:table-cell table:formula="of:=[M_Acu_NA.N78]"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9]" office:value-type="date" office:date-value="2020-04-30" calcext:value-type="date">
            <text:p>30/04</text:p>
          </table:table-cell>
          <table:table-cell table:style-name="ce49" table:formula="of:=[M_Acu_NA.G79]" office:value-type="float" office:value="24780" calcext:value-type="float">
            <text:p>24780</text:p>
          </table:table-cell>
          <table:table-cell table:style-name="ce49" table:formula="of:=[M_Acu_NA.H79]" office:value-type="float" office:value="24376" calcext:value-type="float">
            <text:p>24376</text:p>
          </table:table-cell>
          <table:table-cell table:style-name="ce49" table:formula="of:=[M_Acu_NA.J79]" office:value-type="float" office:value="27967" calcext:value-type="float">
            <text:p>27967</text:p>
          </table:table-cell>
          <table:table-cell table:style-name="ce49"/>
          <table:table-cell table:number-columns-repeated="2"/>
          <table:table-cell table:style-name="ce58" table:formula="of:=[.B79]" office:value-type="date" office:date-value="2020-04-30" calcext:value-type="date">
            <text:p>30/04</text:p>
          </table:table-cell>
          <table:table-cell table:style-name="ce49" table:formula="of:=[M_Acu_NA.C79]" office:value-type="float" office:value="6288" calcext:value-type="float">
            <text:p>6288</text:p>
          </table:table-cell>
          <table:table-cell table:style-name="ce49" table:formula="of:=[M_Acu_NA.E79]" office:value-type="float" office:value="7594" calcext:value-type="float">
            <text:p>7594</text:p>
          </table:table-cell>
          <table:table-cell table:style-name="ce49" table:formula="of:=[M_Acu_NA.I79]" office:value-type="float" office:value="4795" calcext:value-type="float">
            <text:p>4795</text:p>
          </table:table-cell>
          <table:table-cell table:style-name="ce49"/>
          <table:table-cell table:style-name="ce49" table:formula="of:=[M_Acu_NA.Q79]" office:value-type="float" office:value="1736" calcext:value-type="float">
            <text:p>1736</text:p>
          </table:table-cell>
          <table:table-cell table:number-columns-repeated="2"/>
          <table:table-cell table:style-name="ce113" table:formula="of:=[.B79]" office:value-type="date" office:date-value="2020-04-30" calcext:value-type="date">
            <text:p>30/04</text:p>
          </table:table-cell>
          <table:table-cell table:formula="of:=[M_Acu_NA.D79]" office:value-type="float" office:value="584" calcext:value-type="float">
            <text:p>584</text:p>
          </table:table-cell>
          <table:table-cell table:formula="of:=[M_Acu_NA.F79]" office:value-type="float" office:value="452" calcext:value-type="float">
            <text:p>452</text:p>
          </table:table-cell>
          <table:table-cell table:formula="of:=[M_Acu_NA.K79]" office:value-type="float" office:value="1232" calcext:value-type="float">
            <text:p>1232</text:p>
          </table:table-cell>
          <table:table-cell table:formula="of:=[M_Acu_NA.L79]" office:value-type="float" office:value="90" calcext:value-type="float">
            <text:p>90</text:p>
          </table:table-cell>
          <table:table-cell table:formula="of:=[M_Acu_NA.M79]" office:value-type="float" office:value="204" calcext:value-type="float">
            <text:p>204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81])" office:value-type="float" office:value="24780" calcext:value-type="float">
            <text:p>24780</text:p>
          </table:table-cell>
          <table:table-cell table:style-name="ce49" table:formula="of:=MAX([.D9:.D81])" office:value-type="float" office:value="24376" calcext:value-type="float">
            <text:p>24376</text:p>
          </table:table-cell>
          <table:table-cell table:style-name="ce49" table:formula="of:=MAX([.E9:.E81])" office:value-type="float" office:value="27967" calcext:value-type="float">
            <text:p>27967</text:p>
          </table:table-cell>
          <table:table-cell table:style-name="ce49" table:formula="of:=MAX([.F9:.F81])" office:value-type="float" office:value="26771" calcext:value-type="float">
            <text:p>26771</text:p>
          </table:table-cell>
          <table:table-cell table:style-name="ce49" table:number-columns-repeated="3"/>
          <table:table-cell table:style-name="ce49" table:formula="of:=MAX([.J9:.J81])" office:value-type="float" office:value="6288" calcext:value-type="float">
            <text:p>6288</text:p>
          </table:table-cell>
          <table:table-cell table:style-name="ce49" table:formula="of:=MAX([.K9:.K81])" office:value-type="float" office:value="7594" calcext:value-type="float">
            <text:p>7594</text:p>
          </table:table-cell>
          <table:table-cell table:style-name="ce49" table:formula="of:=MAX([.L9:.L81])" office:value-type="float" office:value="4795" calcext:value-type="float">
            <text:p>4795</text:p>
          </table:table-cell>
          <table:table-cell table:style-name="ce49" table:formula="of:=MAX([.M9:.M81])" office:value-type="float" office:value="2567" calcext:value-type="float">
            <text:p>2567</text:p>
          </table:table-cell>
          <table:table-cell table:style-name="ce49" table:formula="of:=MAX([.N9:.N81])" office:value-type="float" office:value="1736" calcext:value-type="float">
            <text:p>1736</text:p>
          </table:table-cell>
          <table:table-cell table:number-columns-repeated="3"/>
          <table:table-cell table:formula="of:=MAX([.R9:.R81])" office:value-type="float" office:value="584" calcext:value-type="float">
            <text:p>584</text:p>
          </table:table-cell>
          <table:table-cell table:formula="of:=MAX([.S9:.S81])" office:value-type="float" office:value="452" calcext:value-type="float">
            <text:p>452</text:p>
          </table:table-cell>
          <table:table-cell table:formula="of:=MAX([.T9:.T81])" office:value-type="float" office:value="1232" calcext:value-type="float">
            <text:p>1232</text:p>
          </table:table-cell>
          <table:table-cell table:formula="of:=MAX([.U9:.U81])" office:value-type="float" office:value="90" calcext:value-type="float">
            <text:p>90</text:p>
          </table:table-cell>
          <table:table-cell table:formula="of:=MAX([.V9:.V81])" office:value-type="float" office:value="204" calcext:value-type="float">
            <text:p>204</text:p>
          </table:table-cell>
          <table:table-cell table:formula="of:=MAX([.W9:.W81])"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3:.F83])" office:value-type="float" office:value="27967" calcext:value-type="float">
            <text:p>27967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83:.N83])" office:value-type="float" office:value="7594" calcext:value-type="float">
            <text:p>7594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83:.W83])" office:value-type="float" office:value="1232" calcext:value-type="float">
            <text:p>12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3:.F83])" office:value-type="float" office:value="24376" calcext:value-type="float">
            <text:p>24376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83:.N83])" office:value-type="float" office:value="1736" calcext:value-type="float">
            <text:p>1736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83:.W83])" office:value-type="float" office:value="90" calcext:value-type="float">
            <text:p>90</text:p>
          </table:table-cell>
          <table:table-cell table:number-columns-repeated="12"/>
        </table:table-row>
        <table:table-row table:style-name="ro1" table:number-rows-repeated="1048488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ce49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number-columns-repeated="5" table:default-cell-style-name="ce49"/>
        <table:table-column table:style-name="co32" table:default-cell-style-name="Default"/>
        <table:table-column table:style-name="co33" table:default-cell-style-name="ce49"/>
        <table:table-column table:style-name="co1" table:default-cell-style-name="ce49"/>
        <table:table-column table:style-name="co34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4" calcext:value-type="float">
            <text:p>4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0" calcext:value-type="float">
            <text:p>0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1" calcext:value-type="float">
            <text:p>1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18" calcext:value-type="float">
            <text:p>18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5" calcext:value-type="float">
            <text:p>15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22" calcext:value-type="float">
            <text:p>22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16" calcext:value-type="float">
            <text:p>16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34" calcext:value-type="float">
            <text:p>34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43" calcext:value-type="float">
            <text:p>4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36" calcext:value-type="float">
            <text:p>36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56" calcext:value-type="float">
            <text:p>56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35" calcext:value-type="float">
            <text:p>35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74" calcext:value-type="float">
            <text:p>74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149" calcext:value-type="float">
            <text:p>149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186" calcext:value-type="float">
            <text:p>186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83" calcext:value-type="float">
            <text:p>183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284" calcext:value-type="float">
            <text:p>284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94" calcext:value-type="float">
            <text:p>29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14" calcext:value-type="float">
            <text:p>214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374" calcext:value-type="float">
            <text:p>374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2" calcext:value-type="float">
            <text:p>382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670" calcext:value-type="float">
            <text:p>670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9" calcext:value-type="float">
            <text:p>49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652" calcext:value-type="float">
            <text:p>652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714" calcext:value-type="float">
            <text:p>71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70" calcext:value-type="float">
            <text:p>70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60" calcext:value-type="float">
            <text:p>76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44" calcext:value-type="float">
            <text:p>644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3" calcext:value-type="float">
            <text:p>73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568" calcext:value-type="float">
            <text:p>568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1038" calcext:value-type="float">
            <text:p>1038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0" calcext:value-type="float">
            <text:p>90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1034" calcext:value-type="float">
            <text:p>1034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4" calcext:value-type="float">
            <text:p>84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1103" calcext:value-type="float">
            <text:p>1103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4" calcext:value-type="float">
            <text:p>114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1152" calcext:value-type="float">
            <text:p>1152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6" calcext:value-type="float">
            <text:p>8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839" calcext:value-type="float">
            <text:p>83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91" calcext:value-type="float">
            <text:p>91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686" calcext:value-type="float">
            <text:p>686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100" calcext:value-type="float">
            <text:p>100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44" calcext:value-type="float">
            <text:p>744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8" calcext:value-type="float">
            <text:p>98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1044" calcext:value-type="float">
            <text:p>1044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5" calcext:value-type="float">
            <text:p>85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842" calcext:value-type="float">
            <text:p>84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1" calcext:value-type="float">
            <text:p>91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1029" calcext:value-type="float">
            <text:p>10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12" calcext:value-type="float">
            <text:p>112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935" calcext:value-type="float">
            <text:p>935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8" calcext:value-type="float">
            <text:p>108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1115" calcext:value-type="float">
            <text:p>1115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80" calcext:value-type="float">
            <text:p>8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498" calcext:value-type="float">
            <text:p>498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85" calcext:value-type="float">
            <text:p>85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559" calcext:value-type="float">
            <text:p>55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86" calcext:value-type="float">
            <text:p>86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1172" calcext:value-type="float">
            <text:p>1172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81" calcext:value-type="float">
            <text:p>81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837" calcext:value-type="float">
            <text:p>837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60" calcext:value-type="float">
            <text:p>60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727" calcext:value-type="float">
            <text:p>727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70" calcext:value-type="float">
            <text:p>70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1005" calcext:value-type="float">
            <text:p>1005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73" calcext:value-type="float">
            <text:p>73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43" calcext:value-type="float">
            <text:p>8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71" calcext:value-type="float">
            <text:p>71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20" calcext:value-type="float">
            <text:p>420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48" calcext:value-type="float">
            <text:p>48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75]" office:value-type="date" office:date-value="2020-04-26" calcext:value-type="date">
            <text:p>26/04</text:p>
          </table:table-cell>
          <table:table-cell table:style-name="ce51" table:formula="of:=[M_Dia_NA.G75]" office:value-type="float" office:value="288" calcext:value-type="float">
            <text:p>288</text:p>
          </table:table-cell>
          <table:table-cell table:style-name="ce51" table:formula="of:=[M_Dia_NA.H75]" office:value-type="float" office:value="242" calcext:value-type="float">
            <text:p>242</text:p>
          </table:table-cell>
          <table:table-cell table:style-name="ce51" table:formula="of:=[M_Dia_NA.J75]" office:value-type="float" office:value="260" calcext:value-type="float">
            <text:p>260</text:p>
          </table:table-cell>
          <table:table-cell table:style-name="ce51" table:formula="of:=[M_Dia_NA.O75]" office:value-type="float" office:value="338" calcext:value-type="float">
            <text:p>338</text:p>
          </table:table-cell>
          <table:table-cell table:style-name="ce77"/>
          <table:table-cell table:style-name="ce83"/>
          <table:table-cell table:style-name="ce59" table:formula="of:=[.B75]" office:value-type="date" office:date-value="2020-04-26" calcext:value-type="date">
            <text:p>26/04</text:p>
          </table:table-cell>
          <table:table-cell table:style-name="ce51" table:formula="of:=[M_Dia_NA.C75]" office:value-type="float" office:value="140" calcext:value-type="float">
            <text:p>140</text:p>
          </table:table-cell>
          <table:table-cell table:style-name="ce51" table:formula="of:=[M_Dia_NA.E75]" office:value-type="float" office:value="177" calcext:value-type="float">
            <text:p>177</text:p>
          </table:table-cell>
          <table:table-cell table:style-name="ce51" table:formula="of:=[M_Dia_NA.I75]" office:value-type="float" office:value="66" calcext:value-type="float">
            <text:p>66</text:p>
          </table:table-cell>
          <table:table-cell table:style-name="ce51" table:formula="of:=[M_Dia_NA.P75]" office:value-type="float" office:value="52" calcext:value-type="float">
            <text:p>52</text:p>
          </table:table-cell>
          <table:table-cell table:style-name="ce51" table:formula="of:=[M_Dia_NA.Q75]" office:value-type="float" office:value="14" calcext:value-type="float">
            <text:p>14</text:p>
          </table:table-cell>
          <table:table-cell table:style-name="ce77"/>
          <table:table-cell table:style-name="ce51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51" table:formula="of:=[M_Dia_NA.D75]" office:value-type="float" office:value="6" calcext:value-type="float">
            <text:p>6</text:p>
          </table:table-cell>
          <table:table-cell table:style-name="ce51" table:formula="of:=[M_Dia_NA.F75]" office:value-type="float" office:value="4" calcext:value-type="float">
            <text:p>4</text:p>
          </table:table-cell>
          <table:table-cell table:style-name="ce51" table:formula="of:=[M_Dia_NA.K75]" office:value-type="float" office:value="24" calcext:value-type="float">
            <text:p>24</text:p>
          </table:table-cell>
          <table:table-cell table:style-name="ce51" table:formula="of:=[M_Dia_NA.L75]" office:value-type="float" office:value="3" calcext:value-type="float">
            <text:p>3</text:p>
          </table:table-cell>
          <table:table-cell table:style-name="ce51" table:formula="of:=[M_Dia_NA.M75]" office:value-type="float" office:value="0" calcext:value-type="float">
            <text:p>0</text:p>
          </table:table-cell>
          <table:table-cell table:style-name="ce51"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86" table:formula="of:=[M_Acu_NA_2.A76]" office:value-type="string" office:string-value="L" calcext:value-type="string">
            <text:p>L</text:p>
          </table:table-cell>
          <table:table-cell table:style-name="ce58" table:formula="of:=[M_Dia_NA.B76]" office:value-type="date" office:date-value="2020-04-27" calcext:value-type="date">
            <text:p>27/04</text:p>
          </table:table-cell>
          <table:table-cell table:formula="of:=[M_Dia_NA.G76]" office:value-type="float" office:value="331" calcext:value-type="float">
            <text:p>331</text:p>
          </table:table-cell>
          <table:table-cell table:formula="of:=[M_Dia_NA.H76]" office:value-type="float" office:value="437" calcext:value-type="float">
            <text:p>437</text:p>
          </table:table-cell>
          <table:table-cell table:formula="of:=[M_Dia_NA.J76]" office:value-type="float" office:value="333" calcext:value-type="float">
            <text:p>333</text:p>
          </table:table-cell>
          <table:table-cell table:formula="of:=[M_Dia_NA.O76]" office:value-type="float" office:value="909" calcext:value-type="float">
            <text:p>909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formula="of:=[M_Dia_NA.C76]" office:value-type="float" office:value="110" calcext:value-type="float">
            <text:p>110</text:p>
          </table:table-cell>
          <table:table-cell table:formula="of:=[M_Dia_NA.E76]" office:value-type="float" office:value="113" calcext:value-type="float">
            <text:p>113</text:p>
          </table:table-cell>
          <table:table-cell table:formula="of:=[M_Dia_NA.I76]" office:value-type="float" office:value="43" calcext:value-type="float">
            <text:p>43</text:p>
          </table:table-cell>
          <table:table-cell table:formula="of:=[M_Dia_NA.P76]" office:value-type="float" office:value="49" calcext:value-type="float">
            <text:p>49</text:p>
          </table:table-cell>
          <table:table-cell table:formula="of:=[M_Dia_NA.Q76]" office:value-type="float" office:value="53" calcext:value-type="float">
            <text:p>5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Dia_NA.D76]" office:value-type="float" office:value="7" calcext:value-type="float">
            <text:p>7</text:p>
          </table:table-cell>
          <table:table-cell table:formula="of:=[M_Dia_NA.F76]" office:value-type="float" office:value="5" calcext:value-type="float">
            <text:p>5</text:p>
          </table:table-cell>
          <table:table-cell table:formula="of:=[M_Dia_NA.K76]" office:value-type="float" office:value="15" calcext:value-type="float">
            <text:p>15</text:p>
          </table:table-cell>
          <table:table-cell table:formula="of:=[M_Dia_NA.L76]" office:value-type="float" office:value="0" calcext:value-type="float">
            <text:p>0</text:p>
          </table:table-cell>
          <table:table-cell table:formula="of:=[M_Dia_NA.M76]" office:value-type="float" office:value="0" calcext:value-type="float">
            <text:p>0</text:p>
          </table:table-cell>
          <table:table-cell table:formula="of:=[M_Dia_NA.N7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7]" office:value-type="date" office:date-value="2020-04-28" calcext:value-type="date">
            <text:p>28/04</text:p>
          </table:table-cell>
          <table:table-cell table:formula="of:=[M_Dia_NA.G77]" office:value-type="float" office:value="301" calcext:value-type="float">
            <text:p>301</text:p>
          </table:table-cell>
          <table:table-cell table:formula="of:=[M_Dia_NA.H77]" office:value-type="float" office:value="367" calcext:value-type="float">
            <text:p>367</text:p>
          </table:table-cell>
          <table:table-cell table:formula="of:=[M_Dia_NA.J77]" office:value-type="float" office:value="382" calcext:value-type="float">
            <text:p>382</text:p>
          </table:table-cell>
          <table:table-cell table:formula="of:=[M_Dia_NA.O77]" office:value-type="float" office:value="795" calcext:value-type="float">
            <text:p>795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formula="of:=[M_Dia_NA.C77]" office:value-type="float" office:value="163" calcext:value-type="float">
            <text:p>163</text:p>
          </table:table-cell>
          <table:table-cell table:formula="of:=[M_Dia_NA.E77]" office:value-type="float" office:value="124" calcext:value-type="float">
            <text:p>124</text:p>
          </table:table-cell>
          <table:table-cell table:formula="of:=[M_Dia_NA.I77]" office:value-type="float" office:value="48" calcext:value-type="float">
            <text:p>48</text:p>
          </table:table-cell>
          <table:table-cell table:formula="of:=[M_Dia_NA.P77]" office:value-type="float" office:value="34" calcext:value-type="float">
            <text:p>34</text:p>
          </table:table-cell>
          <table:table-cell table:formula="of:=[M_Dia_NA.Q77]" office:value-type="float" office:value="36" calcext:value-type="float">
            <text:p>36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Dia_NA.D77]" office:value-type="float" office:value="20" calcext:value-type="float">
            <text:p>20</text:p>
          </table:table-cell>
          <table:table-cell table:formula="of:=[M_Dia_NA.F77]" office:value-type="float" office:value="7" calcext:value-type="float">
            <text:p>7</text:p>
          </table:table-cell>
          <table:table-cell table:formula="of:=[M_Dia_NA.K77]" office:value-type="float" office:value="57" calcext:value-type="float">
            <text:p>57</text:p>
          </table:table-cell>
          <table:table-cell table:formula="of:=[M_Dia_NA.L77]" office:value-type="float" office:value="1" calcext:value-type="float">
            <text:p>1</text:p>
          </table:table-cell>
          <table:table-cell table:formula="of:=[M_Dia_NA.M77]" office:value-type="float" office:value="2" calcext:value-type="float">
            <text:p>2</text:p>
          </table:table-cell>
          <table:table-cell table:formula="of:=[M_Dia_NA.N7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8]" office:value-type="date" office:date-value="2020-04-29" calcext:value-type="date">
            <text:p>29/04</text:p>
          </table:table-cell>
          <table:table-cell table:formula="of:=[M_Dia_NA.G78]" office:value-type="float" office:value="453" calcext:value-type="float">
            <text:p>453</text:p>
          </table:table-cell>
          <table:table-cell table:formula="of:=[M_Dia_NA.H78]" office:value-type="float" office:value="427" calcext:value-type="float">
            <text:p>427</text:p>
          </table:table-cell>
          <table:table-cell table:formula="of:=[M_Dia_NA.J78]" office:value-type="float" office:value="323" calcext:value-type="float">
            <text:p>323</text:p>
          </table:table-cell>
          <table:table-cell table:formula="of:=[M_Dia_NA.O78]" office:value-type="float" office:value="674" calcext:value-type="float">
            <text:p>674</text:p>
          </table:table-cell>
          <table:table-cell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formula="of:=[M_Dia_NA.C78]" office:value-type="float" office:value="202" calcext:value-type="float">
            <text:p>202</text:p>
          </table:table-cell>
          <table:table-cell table:formula="of:=[M_Dia_NA.E78]" office:value-type="float" office:value="170" calcext:value-type="float">
            <text:p>170</text:p>
          </table:table-cell>
          <table:table-cell table:formula="of:=[M_Dia_NA.I78]" office:value-type="float" office:value="145" calcext:value-type="float">
            <text:p>145</text:p>
          </table:table-cell>
          <table:table-cell table:formula="of:=[M_Dia_NA.P78]" office:value-type="float" office:value="26" calcext:value-type="float">
            <text:p>26</text:p>
          </table:table-cell>
          <table:table-cell table:formula="of:=[M_Dia_NA.Q78]" office:value-type="float" office:value="26" calcext:value-type="float">
            <text:p>26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formula="of:=[M_Dia_NA.D78]" office:value-type="float" office:value="11" calcext:value-type="float">
            <text:p>11</text:p>
          </table:table-cell>
          <table:table-cell table:formula="of:=[M_Dia_NA.F78]" office:value-type="float" office:value="9" calcext:value-type="float">
            <text:p>9</text:p>
          </table:table-cell>
          <table:table-cell table:formula="of:=[M_Dia_NA.K78]" office:value-type="float" office:value="31" calcext:value-type="float">
            <text:p>31</text:p>
          </table:table-cell>
          <table:table-cell table:formula="of:=[M_Dia_NA.L78]" office:value-type="float" office:value="0" calcext:value-type="float">
            <text:p>0</text:p>
          </table:table-cell>
          <table:table-cell table:formula="of:=[M_Dia_NA.M78]" office:value-type="float" office:value="7" calcext:value-type="float">
            <text:p>7</text:p>
          </table:table-cell>
          <table:table-cell table:formula="of:=[M_Dia_NA.N78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9]" office:value-type="date" office:date-value="2020-04-30" calcext:value-type="date">
            <text:p>30/04</text:p>
          </table:table-cell>
          <table:table-cell table:formula="of:=[M_Dia_NA.G79]" office:value-type="float" office:value="268" calcext:value-type="float">
            <text:p>268</text:p>
          </table:table-cell>
          <table:table-cell table:formula="of:=[M_Dia_NA.H79]" office:value-type="float" office:value="289" calcext:value-type="float">
            <text:p>289</text:p>
          </table:table-cell>
          <table:table-cell table:formula="of:=[M_Dia_NA.J79]" office:value-type="float" office:value="285" calcext:value-type="float">
            <text:p>285</text:p>
          </table:table-cell>
          <table:table-cell table:number-columns-repeated="3"/>
          <table:table-cell table:style-name="ce58" table:formula="of:=[.B79]" office:value-type="date" office:date-value="2020-04-30" calcext:value-type="date">
            <text:p>30/04</text:p>
          </table:table-cell>
          <table:table-cell table:formula="of:=[M_Dia_NA.C79]" office:value-type="float" office:value="173" calcext:value-type="float">
            <text:p>173</text:p>
          </table:table-cell>
          <table:table-cell table:formula="of:=[M_Dia_NA.E79]" office:value-type="float" office:value="93" calcext:value-type="float">
            <text:p>93</text:p>
          </table:table-cell>
          <table:table-cell table:formula="of:=[M_Dia_NA.I79]" office:value-type="float" office:value="84" calcext:value-type="float">
            <text:p>84</text:p>
          </table:table-cell>
          <table:table-cell/>
          <table:table-cell table:formula="of:=[M_Dia_NA.Q79]" office:value-type="float" office:value="11" calcext:value-type="float">
            <text:p>11</text:p>
          </table:table-cell>
          <table:table-cell table:number-columns-repeated="2"/>
          <table:table-cell table:style-name="ce113" table:formula="of:=[.B79]" office:value-type="date" office:date-value="2020-04-30" calcext:value-type="date">
            <text:p>30/04</text:p>
          </table:table-cell>
          <table:table-cell table:formula="of:=[M_Dia_NA.D79]" office:value-type="float" office:value="4" calcext:value-type="float">
            <text:p>4</text:p>
          </table:table-cell>
          <table:table-cell table:formula="of:=[M_Dia_NA.F79]" office:value-type="float" office:value="9" calcext:value-type="float">
            <text:p>9</text:p>
          </table:table-cell>
          <table:table-cell table:formula="of:=[M_Dia_NA.K79]" office:value-type="float" office:value="42" calcext:value-type="float">
            <text:p>42</text:p>
          </table:table-cell>
          <table:table-cell table:formula="of:=[M_Dia_NA.L79]" office:value-type="float" office:value="1" calcext:value-type="float">
            <text:p>1</text:p>
          </table:table-cell>
          <table:table-cell table:formula="of:=[M_Dia_NA.M79]"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81])" office:value-type="float" office:value="950" calcext:value-type="float">
            <text:p>950</text:p>
          </table:table-cell>
          <table:table-cell table:formula="of:=MAX([.D9:.D81])" office:value-type="float" office:value="1438" calcext:value-type="float">
            <text:p>1438</text:p>
          </table:table-cell>
          <table:table-cell table:formula="of:=MAX([.E9:.E81])" office:value-type="float" office:value="969" calcext:value-type="float">
            <text:p>969</text:p>
          </table:table-cell>
          <table:table-cell table:formula="of:=MAX([.F9:.F81])" office:value-type="float" office:value="1172" calcext:value-type="float">
            <text:p>1172</text:p>
          </table:table-cell>
          <table:table-cell table:style-name="ce49" table:number-columns-repeated="3"/>
          <table:table-cell table:formula="of:=MAX([.J9:.J81])" office:value-type="float" office:value="315" calcext:value-type="float">
            <text:p>315</text:p>
          </table:table-cell>
          <table:table-cell table:formula="of:=MAX([.K9:.K81])" office:value-type="float" office:value="496" calcext:value-type="float">
            <text:p>496</text:p>
          </table:table-cell>
          <table:table-cell table:formula="of:=MAX([.L9:.L81])" office:value-type="float" office:value="234" calcext:value-type="float">
            <text:p>234</text:p>
          </table:table-cell>
          <table:table-cell table:formula="of:=MAX([.M9:.M81])" office:value-type="float" office:value="114" calcext:value-type="float">
            <text:p>114</text:p>
          </table:table-cell>
          <table:table-cell table:formula="of:=MAX([.N9:.N81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81])" office:value-type="float" office:value="30" calcext:value-type="float">
            <text:p>30</text:p>
          </table:table-cell>
          <table:table-cell table:formula="of:=MAX([.S9:.S81])" office:value-type="float" office:value="22" calcext:value-type="float">
            <text:p>22</text:p>
          </table:table-cell>
          <table:table-cell table:formula="of:=MAX([.T9:.T81])" office:value-type="float" office:value="220" calcext:value-type="float">
            <text:p>220</text:p>
          </table:table-cell>
          <table:table-cell table:formula="of:=MAX([.U9:.U81])" office:value-type="float" office:value="8" calcext:value-type="float">
            <text:p>8</text:p>
          </table:table-cell>
          <table:table-cell table:formula="of:=MAX([.V9:.V81])" office:value-type="float" office:value="13" calcext:value-type="float">
            <text:p>13</text:p>
          </table:table-cell>
          <table:table-cell table:formula="of:=MAX([.W9:.W81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81])" office:value-type="float" office:value="24779" calcext:value-type="float">
            <text:p>24779</text:p>
          </table:table-cell>
          <table:table-cell table:formula="of:=SUM([.D9:.D81])" office:value-type="float" office:value="24376" calcext:value-type="float">
            <text:p>24376</text:p>
          </table:table-cell>
          <table:table-cell table:formula="of:=SUM([.E9:.E81])" office:value-type="float" office:value="27967" calcext:value-type="float">
            <text:p>27967</text:p>
          </table:table-cell>
          <table:table-cell table:formula="of:=SUM([.F9:.F81])" office:value-type="float" office:value="26771" calcext:value-type="float">
            <text:p>26771</text:p>
          </table:table-cell>
          <table:table-cell table:style-name="ce49" table:number-columns-repeated="3"/>
          <table:table-cell table:formula="of:=SUM([.J9:.J81])" office:value-type="float" office:value="6288" calcext:value-type="float">
            <text:p>6288</text:p>
          </table:table-cell>
          <table:table-cell table:formula="of:=SUM([.K9:.K81])" office:value-type="float" office:value="7594" calcext:value-type="float">
            <text:p>7594</text:p>
          </table:table-cell>
          <table:table-cell table:formula="of:=SUM([.L9:.L81])" office:value-type="float" office:value="4795" calcext:value-type="float">
            <text:p>4795</text:p>
          </table:table-cell>
          <table:table-cell table:formula="of:=SUM([.M9:.M81])" office:value-type="float" office:value="2567" calcext:value-type="float">
            <text:p>2567</text:p>
          </table:table-cell>
          <table:table-cell table:formula="of:=SUM([.N9:.N81])" office:value-type="float" office:value="1736" calcext:value-type="float">
            <text:p>1736</text:p>
          </table:table-cell>
          <table:table-cell table:number-columns-repeated="2"/>
          <table:table-cell table:style-name="ce113"/>
          <table:table-cell table:formula="of:=SUM([.R9:.R81])" office:value-type="float" office:value="584" calcext:value-type="float">
            <text:p>584</text:p>
          </table:table-cell>
          <table:table-cell table:formula="of:=SUM([.S9:.S81])" office:value-type="float" office:value="452" calcext:value-type="float">
            <text:p>452</text:p>
          </table:table-cell>
          <table:table-cell table:formula="of:=SUM([.T9:.T81])" office:value-type="float" office:value="1232" calcext:value-type="float">
            <text:p>1232</text:p>
          </table:table-cell>
          <table:table-cell table:formula="of:=SUM([.U9:.U81])" office:value-type="float" office:value="90" calcext:value-type="float">
            <text:p>90</text:p>
          </table:table-cell>
          <table:table-cell table:formula="of:=SUM([.V9:.V81])" office:value-type="float" office:value="204" calcext:value-type="float">
            <text:p>204</text:p>
          </table:table-cell>
          <table:table-cell table:formula="of:=SUM([.W9:.W81])" office:value-type="float" office:value="973" calcext:value-type="float">
            <text:p>973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5" table:default-cell-style-name="Default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7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591084208371523" calcext:value-type="float">
            <text:p>0.6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91084208371523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759965410763387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2.36433683348609" calcext:value-type="float">
            <text:p>2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3.63094585142507" calcext:value-type="float">
            <text:p>4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5.48863907773557" calcext:value-type="float">
            <text:p>5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6.83968869687048" calcext:value-type="float">
            <text:p>7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9.71066913753216" calcext:value-type="float">
            <text:p>10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13.3416149889572" calcext:value-type="float">
            <text:p>1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6.3814766320108" calcext:value-type="float">
            <text:p>16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21.110150298983" calcext:value-type="float">
            <text:p>21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24.0655713408406" calcext:value-type="float">
            <text:p>24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30.3141758293395" calcext:value-type="float">
            <text:p>30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42.8958254075334" calcext:value-type="float">
            <text:p>43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58.6017772299767" calcext:value-type="float">
            <text:p>59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74.0544072488323" calcext:value-type="float">
            <text:p>74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98.0355379884769" calcext:value-type="float">
            <text:p>98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122.861074740081" calcext:value-type="float">
            <text:p>123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40.93136339601" calcext:value-type="float">
            <text:p>141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72.512148243289" calcext:value-type="float">
            <text:p>173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204.768457900135" calcext:value-type="float">
            <text:p>205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261.343660701409" calcext:value-type="float">
            <text:p>261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2.808267067331" calcext:value-type="float">
            <text:p>163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316.398932681157" calcext:value-type="float">
            <text:p>316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8.720693957928" calcext:value-type="float">
            <text:p>189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76.689521935052" calcext:value-type="float">
            <text:p>377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2.944654002111" calcext:value-type="float">
            <text:p>223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440.86437884396" calcext:value-type="float">
            <text:p>441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61.07992376563" calcext:value-type="float">
            <text:p>261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95.24412601414" calcext:value-type="float">
            <text:p>495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6.770624954565" calcext:value-type="float">
            <text:p>297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543.20638749343" calcext:value-type="float">
            <text:p>543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8.817204437419" calcext:value-type="float">
            <text:p>339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630.855731534807" calcext:value-type="float">
            <text:p>631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2.819438779941" calcext:value-type="float">
            <text:p>383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718.167313171401" calcext:value-type="float">
            <text:p>718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3.888190832962" calcext:value-type="float">
            <text:p>424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811.305296290514" calcext:value-type="float">
            <text:p>811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9.624354333489" calcext:value-type="float">
            <text:p>480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908.580868868227" calcext:value-type="float">
            <text:p>909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21.670933816344" calcext:value-type="float">
            <text:p>522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979.426533271614" calcext:value-type="float">
            <text:p>979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66.162081873783" calcext:value-type="float">
            <text:p>566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1037.35278569202" calcext:value-type="float">
            <text:p>1037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15.053453365474" calcext:value-type="float">
            <text:p>615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1100.1765929818" calcext:value-type="float">
            <text:p>1100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62.966997427331" calcext:value-type="float">
            <text:p>663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188.33258063035" calcext:value-type="float">
            <text:p>1188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704.524663195268" calcext:value-type="float">
            <text:p>705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259.43156683732" calcext:value-type="float">
            <text:p>1259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9.015811252707" calcext:value-type="float">
            <text:p>749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346.32094546794" calcext:value-type="float">
            <text:p>1346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803.774147323401" calcext:value-type="float">
            <text:p>804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425.27290758613" calcext:value-type="float">
            <text:p>1425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56.576828534428" calcext:value-type="float">
            <text:p>857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519.4241779196" calcext:value-type="float">
            <text:p>1519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95.68992572778" calcext:value-type="float">
            <text:p>896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561.47559731517" calcext:value-type="float">
            <text:p>1561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37.247591495718" calcext:value-type="float">
            <text:p>937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608.6778933837" calcext:value-type="float">
            <text:p>1609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79.294170978572" calcext:value-type="float">
            <text:p>979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707.64227798533" calcext:value-type="float">
            <text:p>1708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1018.89618188684" calcext:value-type="float">
            <text:p>1019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778.31906118633" calcext:value-type="float">
            <text:p>177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48.23100478186" calcext:value-type="float">
            <text:p>1048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839.70737825577" calcext:value-type="float">
            <text:p>1840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82.45496482604" calcext:value-type="float">
            <text:p>1082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924.57018245768" calcext:value-type="float">
            <text:p>192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118.14566601497" calcext:value-type="float">
            <text:p>1118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995.75360926585" calcext:value-type="float">
            <text:p>199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152.85853977408" calcext:value-type="float">
            <text:p>1153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 table:formula="of:=[M_Acu_A.O74]" office:value-type="float" office:value="2031.21866176814" calcext:value-type="float">
            <text:p>2031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 table:formula="of:=[M_Acu_A.K74]" office:value-type="float" office:value="1574.6649067157" calcext:value-type="float">
            <text:p>1575</text:p>
          </table:table-cell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formula="of:=[M_Acu_A.P74]" office:value-type="float" office:value="1176.32639809009" calcext:value-type="float">
            <text:p>1176</text:p>
          </table:table-cell>
          <table:table-cell table:style-name="ce90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75]" office:value-type="date" office:date-value="2020-04-26" calcext:value-type="date">
            <text:p>26/04</text:p>
          </table:table-cell>
          <table:table-cell table:style-name="ce91" table:formula="of:=[M_Acu_A.E75]" office:value-type="float" office:value="3264.62750698903" calcext:value-type="float">
            <text:p>3265</text:p>
          </table:table-cell>
          <table:table-cell table:style-name="ce91" table:formula="of:=[M_Acu_A.G75]" office:value-type="float" office:value="2762.54478876119" calcext:value-type="float">
            <text:p>2763</text:p>
          </table:table-cell>
          <table:table-cell table:style-name="ce91" table:formula="of:=[M_Acu_A.H75]" office:value-type="float" office:value="1711.85276431452" calcext:value-type="float">
            <text:p>1712</text:p>
          </table:table-cell>
          <table:table-cell table:style-name="ce91" table:formula="of:=[M_Acu_A.J75]" office:value-type="float" office:value="1973.43906987991" calcext:value-type="float">
            <text:p>1973</text:p>
          </table:table-cell>
          <table:table-cell table:style-name="ce91" table:formula="of:=[M_Acu_A.O75]" office:value-type="float" office:value="2059.75958497237" calcext:value-type="float">
            <text:p>2060</text:p>
          </table:table-cell>
          <table:table-cell table:style-name="ce109"/>
          <table:table-cell table:style-name="ce89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Acu_A.I75]" office:value-type="float" office:value="1366.04325776135" calcext:value-type="float">
            <text:p>1366</text:p>
          </table:table-cell>
          <table:table-cell table:style-name="ce91" table:formula="of:=[M_Acu_A.K75]" office:value-type="float" office:value="1610.21707770457" calcext:value-type="float">
            <text:p>1610</text:p>
          </table:table-cell>
          <table:table-cell table:style-name="ce91" table:formula="of:=[M_Acu_A.L75]" office:value-type="float" office:value="911.141356471448" calcext:value-type="float">
            <text:p>911</text:p>
          </table:table-cell>
          <table:table-cell table:style-name="ce91" table:formula="of:=[M_Acu_A.P75]" office:value-type="float" office:value="1201.74991126577" calcext:value-type="float">
            <text:p>1202</text:p>
          </table:table-cell>
          <table:table-cell table:style-name="ce91" table:formula="of:=[M_Acu_A.Q75]" office:value-type="float" office:value="1058.58291855009" calcext:value-type="float">
            <text:p>1059</text:p>
          </table:table-cell>
          <table:table-cell table:style-name="ce60"/>
          <table:table-cell table:style-name="ce51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Acu_A.C75]" office:value-type="float" office:value="313.501405038357" calcext:value-type="float">
            <text:p>314</text:p>
          </table:table-cell>
          <table:table-cell table:style-name="ce91" table:formula="of:=[M_Acu_A.D75]" office:value-type="float" office:value="317.064543357257" calcext:value-type="float">
            <text:p>317</text:p>
          </table:table-cell>
          <table:table-cell table:style-name="ce91" table:formula="of:=[M_Acu_A.F75]" office:value-type="float" office:value="374.045401434408" calcext:value-type="float">
            <text:p>374</text:p>
          </table:table-cell>
          <table:table-cell table:style-name="ce91" table:formula="of:=[M_Acu_A.M75]" office:value-type="float" office:value="212.578412480034" calcext:value-type="float">
            <text:p>213</text:p>
          </table:table-cell>
          <table:table-cell table:style-name="ce91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 table:style-name="ce86" table:formula="of:=[M_Acu_A.A76]" office:value-type="string" office:string-value="L" calcext:value-type="string">
            <text:p>L</text:p>
          </table:table-cell>
          <table:table-cell table:style-name="ce58" table:formula="of:=[M_Acu_A.B76]" office:value-type="date" office:date-value="2020-04-27" calcext:value-type="date">
            <text:p>27/04</text:p>
          </table:table-cell>
          <table:table-cell table:style-name="ce90" table:formula="of:=[M_Acu_A.E76]" office:value-type="float" office:value="3316.6296085241" calcext:value-type="float">
            <text:p>3317</text:p>
          </table:table-cell>
          <table:table-cell table:style-name="ce90" table:formula="of:=[M_Acu_A.G76]" office:value-type="float" office:value="2801.57677429412" calcext:value-type="float">
            <text:p>2802</text:p>
          </table:table-cell>
          <table:table-cell table:style-name="ce90" table:formula="of:=[M_Acu_A.H76]" office:value-type="float" office:value="1744.58288585834" calcext:value-type="float">
            <text:p>1745</text:p>
          </table:table-cell>
          <table:table-cell table:style-name="ce90" table:formula="of:=[M_Acu_A.J76]" office:value-type="float" office:value="1998.10335490731" calcext:value-type="float">
            <text:p>1998</text:p>
          </table:table-cell>
          <table:table-cell table:style-name="ce90" table:formula="of:=[M_Acu_A.O76]" office:value-type="float" office:value="2136.51609145947" calcext:value-type="float">
            <text:p>2137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I76]" office:value-type="float" office:value="1379.16948347839" calcext:value-type="float">
            <text:p>1379</text:p>
          </table:table-cell>
          <table:table-cell table:style-name="ce90" table:formula="of:=[M_Acu_A.K76]" office:value-type="float" office:value="1632.43718457262" calcext:value-type="float">
            <text:p>1632</text:p>
          </table:table-cell>
          <table:table-cell table:style-name="ce90" table:formula="of:=[M_Acu_A.L76]" office:value-type="float" office:value="911.141356471448" calcext:value-type="float">
            <text:p>911</text:p>
          </table:table-cell>
          <table:table-cell table:style-name="ce90" table:formula="of:=[M_Acu_A.P76]" office:value-type="float" office:value="1225.7066832967" calcext:value-type="float">
            <text:p>1226</text:p>
          </table:table-cell>
          <table:table-cell table:style-name="ce90" table:formula="of:=[M_Acu_A.Q76]" office:value-type="float" office:value="1093.43067922286" calcext:value-type="float">
            <text:p>1093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C76]" office:value-type="float" office:value="319.615794143715" calcext:value-type="float">
            <text:p>320</text:p>
          </table:table-cell>
          <table:table-cell table:style-name="ce90" table:formula="of:=[M_Acu_A.D76]" office:value-type="float" office:value="321.159472884011" calcext:value-type="float">
            <text:p>321</text:p>
          </table:table-cell>
          <table:table-cell table:style-name="ce90" table:formula="of:=[M_Acu_A.F76]" office:value-type="float" office:value="378.477218986948" calcext:value-type="float">
            <text:p>378</text:p>
          </table:table-cell>
          <table:table-cell table:style-name="ce90" table:formula="of:=[M_Acu_A.M76]" office:value-type="float" office:value="212.578412480034" calcext:value-type="float">
            <text:p>213</text:p>
          </table:table-cell>
          <table:table-cell table:style-name="ce90" table:formula="of:=[M_Acu_A.N76]" office:value-type="float" office:value="442.321200617136" calcext:value-type="float">
            <text:p>442</text:p>
          </table:table-cell>
          <table:table-cell/>
        </table:table-row>
        <table:table-row table:style-name="ro1">
          <table:table-cell/>
          <table:table-cell table:style-name="ce58" table:formula="of:=[M_Acu_A.B77]" office:value-type="date" office:date-value="2020-04-28" calcext:value-type="date">
            <text:p>28/04</text:p>
          </table:table-cell>
          <table:table-cell table:style-name="ce90" table:formula="of:=[M_Acu_A.E77]" office:value-type="float" office:value="3373.69386153603" calcext:value-type="float">
            <text:p>3374</text:p>
          </table:table-cell>
          <table:table-cell table:style-name="ce90" table:formula="of:=[M_Acu_A.G77]" office:value-type="float" office:value="2837.07111763374" calcext:value-type="float">
            <text:p>2837</text:p>
          </table:table-cell>
          <table:table-cell table:style-name="ce90" table:formula="of:=[M_Acu_A.H77]" office:value-type="float" office:value="1772.07019617088" calcext:value-type="float">
            <text:p>1772</text:p>
          </table:table-cell>
          <table:table-cell table:style-name="ce90" table:formula="of:=[M_Acu_A.J77]" office:value-type="float" office:value="2026.39691911292" calcext:value-type="float">
            <text:p>2026</text:p>
          </table:table-cell>
          <table:table-cell table:style-name="ce90" table:formula="of:=[M_Acu_A.O77]" office:value-type="float" office:value="2203.64636941023" calcext:value-type="float">
            <text:p>2204</text:p>
          </table:table-cell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I77]" office:value-type="float" office:value="1393.82201451136" calcext:value-type="float">
            <text:p>1394</text:p>
          </table:table-cell>
          <table:table-cell table:style-name="ce90" table:formula="of:=[M_Acu_A.K77]" office:value-type="float" office:value="1716.87359067121" calcext:value-type="float">
            <text:p>1717</text:p>
          </table:table-cell>
          <table:table-cell table:style-name="ce90" table:formula="of:=[M_Acu_A.L77]" office:value-type="float" office:value="921.49523552226" calcext:value-type="float">
            <text:p>921</text:p>
          </table:table-cell>
          <table:table-cell table:style-name="ce90" table:formula="of:=[M_Acu_A.P77]" office:value-type="float" office:value="1242.32974960387" calcext:value-type="float">
            <text:p>1242</text:p>
          </table:table-cell>
          <table:table-cell table:style-name="ce90" table:formula="of:=[M_Acu_A.Q77]" office:value-type="float" office:value="1117.10085628361" calcext:value-type="float">
            <text:p>1117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C77]" office:value-type="float" office:value="328.676207090746" calcext:value-type="float">
            <text:p>329</text:p>
          </table:table-cell>
          <table:table-cell table:style-name="ce90" table:formula="of:=[M_Acu_A.D77]" office:value-type="float" office:value="332.85927153188" calcext:value-type="float">
            <text:p>333</text:p>
          </table:table-cell>
          <table:table-cell table:style-name="ce90" table:formula="of:=[M_Acu_A.F77]" office:value-type="float" office:value="384.681763560505" calcext:value-type="float">
            <text:p>385</text:p>
          </table:table-cell>
          <table:table-cell table:style-name="ce90" table:formula="of:=[M_Acu_A.M77]" office:value-type="float" office:value="214.781297583454" calcext:value-type="float">
            <text:p>215</text:p>
          </table:table-cell>
          <table:table-cell table:style-name="ce90" table:formula="of:=[M_Acu_A.N77]" office:value-type="float" office:value="451.853985113195" calcext:value-type="float">
            <text:p>452</text:p>
          </table:table-cell>
          <table:table-cell/>
        </table:table-row>
        <table:table-row table:style-name="ro1">
          <table:table-cell/>
          <table:table-cell table:style-name="ce58" table:formula="of:=[M_Acu_A.B78]" office:value-type="date" office:date-value="2020-04-29" calcext:value-type="date">
            <text:p>29/04</text:p>
          </table:table-cell>
          <table:table-cell table:style-name="ce90" table:formula="of:=[M_Acu_A.E78]" office:value-type="float" office:value="3451.92711163303" calcext:value-type="float">
            <text:p>3452</text:p>
          </table:table-cell>
          <table:table-cell table:style-name="ce90" table:formula="of:=[M_Acu_A.G78]" office:value-type="float" office:value="2890.48951475282" calcext:value-type="float">
            <text:p>2890</text:p>
          </table:table-cell>
          <table:table-cell table:style-name="ce90" table:formula="of:=[M_Acu_A.H78]" office:value-type="float" office:value="1804.05134468166" calcext:value-type="float">
            <text:p>1804</text:p>
          </table:table-cell>
          <table:table-cell table:style-name="ce90" table:formula="of:=[M_Acu_A.J78]" office:value-type="float" office:value="2050.32053492027" calcext:value-type="float">
            <text:p>2050</text:p>
          </table:table-cell>
          <table:table-cell table:style-name="ce90" table:formula="of:=[M_Acu_A.O78]" office:value-type="float" office:value="2260.55933461629" calcext:value-type="float">
            <text:p>2261</text:p>
          </table:table-cell>
          <table:table-cell table:style-name="ce87"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Acu_A.I78]" office:value-type="float" office:value="1438.08486867346" calcext:value-type="float">
            <text:p>1438</text:p>
          </table:table-cell>
          <table:table-cell table:style-name="ce90" table:formula="of:=[M_Acu_A.K78]" office:value-type="float" office:value="1762.79514486517" calcext:value-type="float">
            <text:p>1763</text:p>
          </table:table-cell>
          <table:table-cell table:style-name="ce90" table:formula="of:=[M_Acu_A.L78]" office:value-type="float" office:value="921.49523552226" calcext:value-type="float">
            <text:p>921</text:p>
          </table:table-cell>
          <table:table-cell table:style-name="ce90" table:formula="of:=[M_Acu_A.P78]" office:value-type="float" office:value="1255.04150619171" calcext:value-type="float">
            <text:p>1255</text:p>
          </table:table-cell>
          <table:table-cell table:style-name="ce90" table:formula="of:=[M_Acu_A.Q78]" office:value-type="float" office:value="1134.19598416081" calcext:value-type="float">
            <text:p>1134</text:p>
          </table:table-cell>
          <table:table-cell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Acu_A.C78]" office:value-type="float" office:value="339.904448902403" calcext:value-type="float">
            <text:p>340</text:p>
          </table:table-cell>
          <table:table-cell table:style-name="ce90" table:formula="of:=[M_Acu_A.D78]" office:value-type="float" office:value="339.294160788208" calcext:value-type="float">
            <text:p>339</text:p>
          </table:table-cell>
          <table:table-cell table:style-name="ce90" table:formula="of:=[M_Acu_A.F78]" office:value-type="float" office:value="392.659035155078" calcext:value-type="float">
            <text:p>393</text:p>
          </table:table-cell>
          <table:table-cell table:style-name="ce90" table:formula="of:=[M_Acu_A.M78]" office:value-type="float" office:value="222.491395445424" calcext:value-type="float">
            <text:p>222</text:p>
          </table:table-cell>
          <table:table-cell table:style-name="ce90" table:formula="of:=[M_Acu_A.N78]" office:value-type="float" office:value="463.769965733269" calcext:value-type="float">
            <text:p>464</text:p>
          </table:table-cell>
          <table:table-cell/>
        </table:table-row>
        <table:table-row table:style-name="ro1">
          <table:table-cell/>
          <table:table-cell table:style-name="ce58" table:formula="of:=[M_Acu_A.B79]" office:value-type="date" office:date-value="2020-04-30" calcext:value-type="date">
            <text:p>30/04</text:p>
          </table:table-cell>
          <table:table-cell table:style-name="ce90" table:formula="of:=[M_Acu_A.E79]" office:value-type="float" office:value="3494.72530139198" calcext:value-type="float">
            <text:p>3495</text:p>
          </table:table-cell>
          <table:table-cell table:style-name="ce90" table:formula="of:=[M_Acu_A.G79]" office:value-type="float" office:value="2922.09245167979" calcext:value-type="float">
            <text:p>2922</text:p>
          </table:table-cell>
          <table:table-cell table:style-name="ce90" table:formula="of:=[M_Acu_A.H79]" office:value-type="float" office:value="1825.69666533649" calcext:value-type="float">
            <text:p>1826</text:p>
          </table:table-cell>
          <table:table-cell table:style-name="ce90" table:formula="of:=[M_Acu_A.J79]" office:value-type="float" office:value="2071.42960769147" calcext:value-type="float">
            <text:p>2071</text:p>
          </table:table-cell>
          <table:table-cell table:style-name="ce90"/>
          <table:table-cell table:style-name="ce87" table:number-columns-repeated="2"/>
          <table:table-cell table:style-name="ce58" table:formula="of:=[.B79]" office:value-type="date" office:date-value="2020-04-30" calcext:value-type="date">
            <text:p>30/04</text:p>
          </table:table-cell>
          <table:table-cell table:style-name="ce90" table:formula="of:=[M_Acu_A.I79]" office:value-type="float" office:value="1463.72679798116" calcext:value-type="float">
            <text:p>1464</text:p>
          </table:table-cell>
          <table:table-cell table:style-name="ce90" table:formula="of:=[M_Acu_A.K79]" office:value-type="float" office:value="1825.01144409571" calcext:value-type="float">
            <text:p>1825</text:p>
          </table:table-cell>
          <table:table-cell table:style-name="ce90" table:formula="of:=[M_Acu_A.L79]" office:value-type="float" office:value="931.849114573072" calcext:value-type="float">
            <text:p>932</text:p>
          </table:table-cell>
          <table:table-cell table:style-name="ce90"/>
          <table:table-cell table:style-name="ce90" table:formula="of:=[M_Acu_A.Q79]" office:value-type="float" office:value="1141.42853826271" calcext:value-type="float">
            <text:p>1141</text:p>
          </table:table-cell>
          <table:table-cell table:number-columns-repeated="2"/>
          <table:table-cell table:style-name="ce58" table:formula="of:=[.B79]" office:value-type="date" office:date-value="2020-04-30" calcext:value-type="date">
            <text:p>30/04</text:p>
          </table:table-cell>
          <table:table-cell table:style-name="ce90" table:formula="of:=[M_Acu_A.C79]" office:value-type="float" office:value="349.520715404466" calcext:value-type="float">
            <text:p>350</text:p>
          </table:table-cell>
          <table:table-cell table:style-name="ce90" table:formula="of:=[M_Acu_A.D79]" office:value-type="float" office:value="341.634120517782" calcext:value-type="float">
            <text:p>342</text:p>
          </table:table-cell>
          <table:table-cell table:style-name="ce90" table:formula="of:=[M_Acu_A.F79]" office:value-type="float" office:value="400.63630674965" calcext:value-type="float">
            <text:p>401</text:p>
          </table:table-cell>
          <table:table-cell table:style-name="ce90" table:formula="of:=[M_Acu_A.M79]" office:value-type="float" office:value="224.694280548844" calcext:value-type="float">
            <text:p>225</text:p>
          </table:table-cell>
          <table:table-cell table:style-name="ce90"/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2])" office:value-type="float" office:value="3494.72530139198" calcext:value-type="float">
            <text:p>3495</text:p>
          </table:table-cell>
          <table:table-cell table:style-name="ce90" table:formula="of:=MAX([.D$9:.D82])" office:value-type="float" office:value="2922.09245167979" calcext:value-type="float">
            <text:p>2922</text:p>
          </table:table-cell>
          <table:table-cell table:style-name="ce90" table:formula="of:=MAX([.E$9:.E82])" office:value-type="float" office:value="1825.69666533649" calcext:value-type="float">
            <text:p>1826</text:p>
          </table:table-cell>
          <table:table-cell table:style-name="ce90" table:formula="of:=MAX([.F$9:.F82])" office:value-type="float" office:value="2071.42960769147" calcext:value-type="float">
            <text:p>2071</text:p>
          </table:table-cell>
          <table:table-cell table:style-name="ce90" table:formula="of:=MAX([.G$9:.G82])" office:value-type="float" office:value="2260.55933461629" calcext:value-type="float">
            <text:p>2261</text:p>
          </table:table-cell>
          <table:table-cell table:style-name="ce90" table:number-columns-repeated="3"/>
          <table:table-cell table:style-name="ce90" table:formula="of:=MAX([.K$9:.K82])" office:value-type="float" office:value="1463.72679798116" calcext:value-type="float">
            <text:p>1464</text:p>
          </table:table-cell>
          <table:table-cell table:style-name="ce90" table:formula="of:=MAX([.L$9:.L82])" office:value-type="float" office:value="1825.01144409571" calcext:value-type="float">
            <text:p>1825</text:p>
          </table:table-cell>
          <table:table-cell table:style-name="ce90" table:formula="of:=MAX([.M$9:.M82])" office:value-type="float" office:value="931.849114573072" calcext:value-type="float">
            <text:p>932</text:p>
          </table:table-cell>
          <table:table-cell table:style-name="ce90" table:formula="of:=MAX([.N$9:.N82])" office:value-type="float" office:value="1255.04150619171" calcext:value-type="float">
            <text:p>1255</text:p>
          </table:table-cell>
          <table:table-cell table:style-name="ce90" table:formula="of:=MAX([.O$9:.O82])" office:value-type="float" office:value="1141.42853826271" calcext:value-type="float">
            <text:p>1141</text:p>
          </table:table-cell>
          <table:table-cell table:number-columns-repeated="3"/>
          <table:table-cell table:style-name="ce90" table:formula="of:=MAX([.S$9:.S82])" office:value-type="float" office:value="349.520715404466" calcext:value-type="float">
            <text:p>350</text:p>
          </table:table-cell>
          <table:table-cell table:style-name="ce90" table:formula="of:=MAX([.T$9:.T82])" office:value-type="float" office:value="341.634120517782" calcext:value-type="float">
            <text:p>342</text:p>
          </table:table-cell>
          <table:table-cell table:style-name="ce90" table:formula="of:=MAX([.U$9:.U82])" office:value-type="float" office:value="400.63630674965" calcext:value-type="float">
            <text:p>401</text:p>
          </table:table-cell>
          <table:table-cell table:style-name="ce90" table:formula="of:=MAX([.V$9:.V82])" office:value-type="float" office:value="224.694280548844" calcext:value-type="float">
            <text:p>225</text:p>
          </table:table-cell>
          <table:table-cell table:style-name="ce90" table:formula="of:=MAX([.W$9:.W82])" office:value-type="float" office:value="463.769965733269" calcext:value-type="float">
            <text:p>464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3:.G83])" office:value-type="float" office:value="1825.69666533649" calcext:value-type="float">
            <text:p>1826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83:.O83])" office:value-type="float" office:value="931.849114573072" calcext:value-type="float">
            <text:p>932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83:.W83])" office:value-type="float" office:value="224.694280548844" calcext:value-type="float">
            <text:p>225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3:.G83])" office:value-type="float" office:value="3494.72530139198" calcext:value-type="float">
            <text:p>3495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3:.O83])" office:value-type="float" office:value="1825.01144409571" calcext:value-type="float">
            <text:p>1825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83:.W83])" office:value-type="float" office:value="463.769965733269" calcext:value-type="float">
            <text:p>464</text:p>
          </table:table-cell>
          <table:table-cell table:style-name="Default" table:number-columns-repeated="3"/>
          <table:table-cell/>
        </table:table-row>
        <table:table-row table:style-name="ro1" table:number-rows-repeated="104848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8" table:default-cell-style-name="Default"/>
        <table:table-column table:style-name="co39" table:number-columns-repeated="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number-columns-repeated="5" table:default-cell-style-name="Default"/>
        <table:table-column table:style-name="co1" table:default-cell-style-name="ce49"/>
        <table:table-column table:style-name="co25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337762404783727" calcext:value-type="float">
            <text:p>0.3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1.51993082152677" calcext:value-type="float">
            <text:p>2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1.26660901793898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8576932263105" calcext:value-type="float">
            <text:p>2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35104961913491" calcext:value-type="float">
            <text:p>1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2.87098044066168" calcext:value-type="float">
            <text:p>3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3.63094585142507" calcext:value-type="float">
            <text:p>4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03986164305355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2.95542104185762" calcext:value-type="float">
            <text:p>3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6.24860448849896" calcext:value-type="float">
            <text:p>6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12.5816495781939" calcext:value-type="float">
            <text:p>13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15.7059518224433" calcext:value-type="float">
            <text:p>1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5.4526300188555" calcext:value-type="float">
            <text:p>15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23.9811307396447" calcext:value-type="float">
            <text:p>2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4.825536751604" calcext:value-type="float">
            <text:p>25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8.0702886559294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31.5807848472785" calcext:value-type="float">
            <text:p>32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256309656846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56.5752028012744" calcext:value-type="float">
            <text:p>57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3.9567720309286" calcext:value-type="float">
            <text:p>24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55.0552719797476" calcext:value-type="float">
            <text:p>55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60.2905892538954" calcext:value-type="float">
            <text:p>60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4.2239600441837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64.1748569089082" calcext:value-type="float">
            <text:p>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4.3797471701801" calcext:value-type="float">
            <text:p>54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5.6907011889345" calcext:value-type="float">
            <text:p>36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47.9622614792893" calcext:value-type="float">
            <text:p>48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87.6493440413773" calcext:value-type="float">
            <text:p>88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002234342522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87.3115816365936" calcext:value-type="float">
            <text:p>87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1.0687520530205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93.1379831191128" calcext:value-type="float">
            <text:p>93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5.7361635005278" calcext:value-type="float">
            <text:p>56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97.2755725777135" calcext:value-type="float">
            <text:p>97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2.0465794828543" calcext:value-type="float">
            <text:p>42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0.8456644033868" calcext:value-type="float">
            <text:p>71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4.4911480574389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57.9262524204093" calcext:value-type="float">
            <text:p>58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8.8913714916911" calcext:value-type="float">
            <text:p>49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2.8238072897733" calcext:value-type="float">
            <text:p>63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9135440618572" calcext:value-type="float">
            <text:p>48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88.1559876485529" calcext:value-type="float">
            <text:p>88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5576657679374" calcext:value-type="float">
            <text:p>42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71.0989862069746" calcext:value-type="float">
            <text:p>71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4911480574389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86.8893786306139" calcext:value-type="float">
            <text:p>87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4.758336070694" calcext:value-type="float">
            <text:p>55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8.9519621181963" calcext:value-type="float">
            <text:p>79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8026812110264" calcext:value-type="float">
            <text:p>53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94.151270333464" calcext:value-type="float">
            <text:p>94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9.1130971933529" calcext:value-type="float">
            <text:p>39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42.0514193955741" calcext:value-type="float">
            <text:p>42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41.5576657679374" calcext:value-type="float">
            <text:p>42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47.2022960685259" calcext:value-type="float">
            <text:p>47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42.0465794828543" calcext:value-type="float">
            <text:p>42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98.9643846016321" calcext:value-type="float">
            <text:p>99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9.6020109082698" calcext:value-type="float">
            <text:p>40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70.676783200995" calcext:value-type="float">
            <text:p>71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9.3348228950146" calcext:value-type="float">
            <text:p>29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61.3883170694425" calcext:value-type="float">
            <text:p>61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34.2239600441837" calcext:value-type="float">
            <text:p>34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84.8628042019115" calcext:value-type="float">
            <text:p>8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35.6907011889345" calcext:value-type="float">
            <text:p>36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71.1834268081706" calcext:value-type="float">
            <text:p>71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34.7128737591007" calcext:value-type="float">
            <text:p>35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 table:formula="of:=[M_Dia_A.O74]" office:value-type="float" office:value="35.4650525022914" calcext:value-type="float">
            <text:p>35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 table:formula="of:=[M_Dia_A.K74]" office:value-type="float" office:value="72.5856824356247" calcext:value-type="float">
            <text:p>72.6</text:p>
          </table:table-cell>
          <table:table-cell table:style-name="ce90" table:formula="of:=[M_Dia_A.L74]" office:value-type="float" office:value="0" calcext:value-type="float">
            <text:p>0</text:p>
          </table:table-cell>
          <table:table-cell table:style-name="ce90" table:formula="of:=[M_Dia_A.P74]" office:value-type="float" office:value="23.4678583160117" calcext:value-type="float">
            <text:p>23</text:p>
          </table:table-cell>
          <table:table-cell table:style-name="ce90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75]" office:value-type="date" office:date-value="2020-04-26" calcext:value-type="date">
            <text:p>26/04</text:p>
          </table:table-cell>
          <table:table-cell table:style-name="ce91" table:formula="of:=[M_Dia_A.E75]" office:value-type="float" office:value="81.4546192186437" calcext:value-type="float">
            <text:p>81</text:p>
          </table:table-cell>
          <table:table-cell table:style-name="ce91" table:formula="of:=[M_Dia_A.G75]" office:value-type="float" office:value="33.9613650558426" calcext:value-type="float">
            <text:p>34</text:p>
          </table:table-cell>
          <table:table-cell table:style-name="ce91" table:formula="of:=[M_Dia_A.H75]" office:value-type="float" office:value="18.12514739955" calcext:value-type="float">
            <text:p>18</text:p>
          </table:table-cell>
          <table:table-cell table:style-name="ce91" table:formula="of:=[M_Dia_A.J75]" office:value-type="float" office:value="19.2573997210921" calcext:value-type="float">
            <text:p>19</text:p>
          </table:table-cell>
          <table:table-cell table:style-name="ce91" table:formula="of:=[M_Dia_A.O75]" office:value-type="float" office:value="28.540923204225" calcext:value-type="float">
            <text:p>29</text:p>
          </table:table-cell>
          <table:table-cell table:style-name="ce109"/>
          <table:table-cell table:style-name="ce89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Dia_A.I75]" office:value-type="float" office:value="20.147230170335" calcext:value-type="float">
            <text:p>20</text:p>
          </table:table-cell>
          <table:table-cell table:style-name="ce89" table:formula="of:=[M_Dia_A.K75]" office:value-type="float" office:value="35.5521709888774" calcext:value-type="float">
            <text:p>35.6</text:p>
          </table:table-cell>
          <table:table-cell table:style-name="ce91" table:formula="of:=[M_Dia_A.L75]" office:value-type="float" office:value="31.0616371524357" calcext:value-type="float">
            <text:p>31</text:p>
          </table:table-cell>
          <table:table-cell table:style-name="ce91" table:formula="of:=[M_Dia_A.P75]" office:value-type="float" office:value="25.4235131756794" calcext:value-type="float">
            <text:p>25</text:p>
          </table:table-cell>
          <table:table-cell table:style-name="ce91" table:formula="of:=[M_Dia_A.Q75]" office:value-type="float" office:value="9.20506885695732" calcext:value-type="float">
            <text:p>9</text:p>
          </table:table-cell>
          <table:table-cell table:style-name="ce60"/>
          <table:table-cell table:style-name="ce51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91" table:formula="of:=[M_Dia_A.C75]" office:value-type="float" office:value="7.78194977045568" calcext:value-type="float">
            <text:p>8</text:p>
          </table:table-cell>
          <table:table-cell table:style-name="ce89" table:formula="of:=[M_Dia_A.D75]" office:value-type="float" office:value="3.50993959436077" calcext:value-type="float">
            <text:p>3.5</text:p>
          </table:table-cell>
          <table:table-cell table:style-name="ce89" table:formula="of:=[M_Dia_A.F75]" office:value-type="float" office:value="3.5454540420323" calcext:value-type="float">
            <text:p>3.5</text:p>
          </table:table-cell>
          <table:table-cell table:style-name="ce89" table:formula="of:=[M_Dia_A.M75]" office:value-type="float" office:value="0" calcext:value-type="float">
            <text:p>0.0</text:p>
          </table:table-cell>
          <table:table-cell table:style-name="ce91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6" table:formula="of:=[M_Dia_A.A76]" office:value-type="string" office:string-value="L" calcext:value-type="string">
            <text:p>L</text:p>
          </table:table-cell>
          <table:table-cell table:style-name="ce58" table:formula="of:=[M_Dia_A.B76]" office:value-type="date" office:date-value="2020-04-27" calcext:value-type="date">
            <text:p>27/04</text:p>
          </table:table-cell>
          <table:table-cell table:style-name="ce90" table:formula="of:=[M_Dia_A.E76]" office:value-type="float" office:value="52.0021015350663" calcext:value-type="float">
            <text:p>52</text:p>
          </table:table-cell>
          <table:table-cell table:style-name="ce90" table:formula="of:=[M_Dia_A.G76]" office:value-type="float" office:value="39.0319855329302" calcext:value-type="float">
            <text:p>39</text:p>
          </table:table-cell>
          <table:table-cell table:style-name="ce90" table:formula="of:=[M_Dia_A.H76]" office:value-type="float" office:value="32.7301215438155" calcext:value-type="float">
            <text:p>33</text:p>
          </table:table-cell>
          <table:table-cell table:style-name="ce90" table:formula="of:=[M_Dia_A.J76]" office:value-type="float" office:value="24.6642850273987" calcext:value-type="float">
            <text:p>25</text:p>
          </table:table-cell>
          <table:table-cell table:style-name="ce90" table:formula="of:=[M_Dia_A.O76]" office:value-type="float" office:value="76.7565064871021" calcext:value-type="float">
            <text:p>77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Dia_A.I76]" office:value-type="float" office:value="13.1262257170365" calcext:value-type="float">
            <text:p>13</text:p>
          </table:table-cell>
          <table:table-cell table:style-name="ce87" table:formula="of:=[M_Dia_A.K76]" office:value-type="float" office:value="22.2201068680484" calcext:value-type="float">
            <text:p>22.2</text:p>
          </table:table-cell>
          <table:table-cell table:style-name="ce90" table:formula="of:=[M_Dia_A.L76]" office:value-type="float" office:value="0" calcext:value-type="float">
            <text:p>0</text:p>
          </table:table-cell>
          <table:table-cell table:style-name="ce90" table:formula="of:=[M_Dia_A.P76]" office:value-type="float" office:value="23.9567720309286" calcext:value-type="float">
            <text:p>24</text:p>
          </table:table-cell>
          <table:table-cell table:style-name="ce90" table:formula="of:=[M_Dia_A.Q76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style-name="ce90" table:formula="of:=[M_Dia_A.C76]" office:value-type="float" office:value="6.11438910535803" calcext:value-type="float">
            <text:p>6</text:p>
          </table:table-cell>
          <table:table-cell table:style-name="ce87" table:formula="of:=[M_Dia_A.D76]" office:value-type="float" office:value="4.09492952675424" calcext:value-type="float">
            <text:p>4.1</text:p>
          </table:table-cell>
          <table:table-cell table:style-name="ce87" table:formula="of:=[M_Dia_A.F76]" office:value-type="float" office:value="4.43181755254038" calcext:value-type="float">
            <text:p>4.4</text:p>
          </table:table-cell>
          <table:table-cell table:style-name="ce87" table:formula="of:=[M_Dia_A.M76]" office:value-type="float" office:value="0" calcext:value-type="float">
            <text:p>0.0</text:p>
          </table:table-cell>
          <table:table-cell table:style-name="ce90" table:formula="of:=[M_Dia_A.N76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7]" office:value-type="date" office:date-value="2020-04-28" calcext:value-type="date">
            <text:p>28/04</text:p>
          </table:table-cell>
          <table:table-cell table:style-name="ce90" table:formula="of:=[M_Dia_A.E77]" office:value-type="float" office:value="57.0642530119312" calcext:value-type="float">
            <text:p>57</text:p>
          </table:table-cell>
          <table:table-cell table:style-name="ce90" table:formula="of:=[M_Dia_A.G77]" office:value-type="float" office:value="35.4943433396132" calcext:value-type="float">
            <text:p>35</text:p>
          </table:table-cell>
          <table:table-cell table:style-name="ce90" table:formula="of:=[M_Dia_A.H77]" office:value-type="float" office:value="27.4873103125407" calcext:value-type="float">
            <text:p>27</text:p>
          </table:table-cell>
          <table:table-cell table:style-name="ce90" table:formula="of:=[M_Dia_A.J77]" office:value-type="float" office:value="28.2935642056045" calcext:value-type="float">
            <text:p>28</text:p>
          </table:table-cell>
          <table:table-cell table:style-name="ce90" table:formula="of:=[M_Dia_A.O77]" office:value-type="float" office:value="67.1302779507658" calcext:value-type="float">
            <text:p>67</text:p>
          </table:table-cell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Dia_A.I77]" office:value-type="float" office:value="14.6525310329709" calcext:value-type="float">
            <text:p>15</text:p>
          </table:table-cell>
          <table:table-cell table:style-name="ce87" table:formula="of:=[M_Dia_A.K77]" office:value-type="float" office:value="84.4364060985839" calcext:value-type="float">
            <text:p>84.4</text:p>
          </table:table-cell>
          <table:table-cell table:style-name="ce90" table:formula="of:=[M_Dia_A.L77]" office:value-type="float" office:value="10.3538790508119" calcext:value-type="float">
            <text:p>10</text:p>
          </table:table-cell>
          <table:table-cell table:style-name="ce90" table:formula="of:=[M_Dia_A.P77]" office:value-type="float" office:value="16.623066307175" calcext:value-type="float">
            <text:p>17</text:p>
          </table:table-cell>
          <table:table-cell table:style-name="ce90" table:formula="of:=[M_Dia_A.Q77]" office:value-type="float" office:value="23.6701770607474" calcext:value-type="float">
            <text:p>24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style-name="ce90" table:formula="of:=[M_Dia_A.C77]" office:value-type="float" office:value="9.06041294703054" calcext:value-type="float">
            <text:p>9</text:p>
          </table:table-cell>
          <table:table-cell table:style-name="ce87" table:formula="of:=[M_Dia_A.D77]" office:value-type="float" office:value="11.6997986478692" calcext:value-type="float">
            <text:p>11.7</text:p>
          </table:table-cell>
          <table:table-cell table:style-name="ce87" table:formula="of:=[M_Dia_A.F77]" office:value-type="float" office:value="6.20454457355653" calcext:value-type="float">
            <text:p>6.2</text:p>
          </table:table-cell>
          <table:table-cell table:style-name="ce87" table:formula="of:=[M_Dia_A.M77]" office:value-type="float" office:value="2.20288510342004" calcext:value-type="float">
            <text:p>2.2</text:p>
          </table:table-cell>
          <table:table-cell table:style-name="ce90" table:formula="of:=[M_Dia_A.N77]" office:value-type="float" office:value="9.53278449605897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8]" office:value-type="date" office:date-value="2020-04-29" calcext:value-type="date">
            <text:p>29/04</text:p>
          </table:table-cell>
          <table:table-cell table:style-name="ce90" table:formula="of:=[M_Dia_A.E78]" office:value-type="float" office:value="78.2332500970025" calcext:value-type="float">
            <text:p>78</text:p>
          </table:table-cell>
          <table:table-cell table:style-name="ce90" table:formula="of:=[M_Dia_A.G78]" office:value-type="float" office:value="53.4183971190857" calcext:value-type="float">
            <text:p>53</text:p>
          </table:table-cell>
          <table:table-cell table:style-name="ce90" table:formula="of:=[M_Dia_A.H78]" office:value-type="float" office:value="31.9811485107762" calcext:value-type="float">
            <text:p>32</text:p>
          </table:table-cell>
          <table:table-cell table:style-name="ce90" table:formula="of:=[M_Dia_A.J78]" office:value-type="float" office:value="23.9236158073567" calcext:value-type="float">
            <text:p>24</text:p>
          </table:table-cell>
          <table:table-cell table:style-name="ce90" table:formula="of:=[M_Dia_A.O78]" office:value-type="float" office:value="56.9129652060581" calcext:value-type="float">
            <text:p>57</text:p>
          </table:table-cell>
          <table:table-cell table:style-name="ce87"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Dia_A.I78]" office:value-type="float" office:value="44.2628541620997" calcext:value-type="float">
            <text:p>44</text:p>
          </table:table-cell>
          <table:table-cell table:style-name="ce87" table:formula="of:=[M_Dia_A.K78]" office:value-type="float" office:value="45.9215541939667" calcext:value-type="float">
            <text:p>45.9</text:p>
          </table:table-cell>
          <table:table-cell table:style-name="ce90" table:formula="of:=[M_Dia_A.L78]" office:value-type="float" office:value="0" calcext:value-type="float">
            <text:p>0</text:p>
          </table:table-cell>
          <table:table-cell table:style-name="ce90" table:formula="of:=[M_Dia_A.P78]" office:value-type="float" office:value="12.7117565878397" calcext:value-type="float">
            <text:p>13</text:p>
          </table:table-cell>
          <table:table-cell table:style-name="ce90" table:formula="of:=[M_Dia_A.Q78]" office:value-type="float" office:value="17.0951278772065" calcext:value-type="float">
            <text:p>17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style-name="ce90" table:formula="of:=[M_Dia_A.C78]" office:value-type="float" office:value="11.2282418116575" calcext:value-type="float">
            <text:p>11</text:p>
          </table:table-cell>
          <table:table-cell table:style-name="ce87" table:formula="of:=[M_Dia_A.D78]" office:value-type="float" office:value="6.43488925632809" calcext:value-type="float">
            <text:p>6.4</text:p>
          </table:table-cell>
          <table:table-cell table:style-name="ce87" table:formula="of:=[M_Dia_A.F78]" office:value-type="float" office:value="7.97727159457268" calcext:value-type="float">
            <text:p>8.0</text:p>
          </table:table-cell>
          <table:table-cell table:style-name="ce87" table:formula="of:=[M_Dia_A.M78]" office:value-type="float" office:value="7.71009786197015" calcext:value-type="float">
            <text:p>7.7</text:p>
          </table:table-cell>
          <table:table-cell table:style-name="ce90" table:formula="of:=[M_Dia_A.N78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9]" office:value-type="date" office:date-value="2020-04-30" calcext:value-type="date">
            <text:p>30/04</text:p>
          </table:table-cell>
          <table:table-cell table:style-name="ce90" table:formula="of:=[M_Dia_A.E79]" office:value-type="float" office:value="42.7981897589484" calcext:value-type="float">
            <text:p>43</text:p>
          </table:table-cell>
          <table:table-cell table:style-name="ce90" table:formula="of:=[M_Dia_A.G79]" office:value-type="float" office:value="31.6029369269646" calcext:value-type="float">
            <text:p>32</text:p>
          </table:table-cell>
          <table:table-cell table:style-name="ce90" table:formula="of:=[M_Dia_A.H79]" office:value-type="float" office:value="21.6453206548345" calcext:value-type="float">
            <text:p>22</text:p>
          </table:table-cell>
          <table:table-cell table:style-name="ce90" table:formula="of:=[M_Dia_A.J79]" office:value-type="float" office:value="21.1090727711971" calcext:value-type="float">
            <text:p>21</text:p>
          </table:table-cell>
          <table:table-cell table:style-name="ce90"/>
          <table:table-cell table:style-name="ce87" table:number-columns-repeated="2"/>
          <table:table-cell table:style-name="ce58" table:formula="of:=[.B79]" office:value-type="date" office:date-value="2020-04-30" calcext:value-type="date">
            <text:p>30/04</text:p>
          </table:table-cell>
          <table:table-cell table:style-name="ce90" table:formula="of:=[M_Dia_A.I79]" office:value-type="float" office:value="25.6419293076992" calcext:value-type="float">
            <text:p>26</text:p>
          </table:table-cell>
          <table:table-cell table:style-name="ce87" table:formula="of:=[M_Dia_A.K79]" office:value-type="float" office:value="62.2162992305355" calcext:value-type="float">
            <text:p>62.2</text:p>
          </table:table-cell>
          <table:table-cell table:style-name="ce90" table:formula="of:=[M_Dia_A.L79]" office:value-type="float" office:value="10.3538790508119" calcext:value-type="float">
            <text:p>10</text:p>
          </table:table-cell>
          <table:table-cell table:style-name="ce90"/>
          <table:table-cell table:style-name="ce90" table:formula="of:=[M_Dia_A.Q79]" office:value-type="float" office:value="7.23255410189504" calcext:value-type="float">
            <text:p>7</text:p>
          </table:table-cell>
          <table:table-cell table:number-columns-repeated="2"/>
          <table:table-cell table:style-name="ce113" table:formula="of:=[.B79]" office:value-type="date" office:date-value="2020-04-30" calcext:value-type="date">
            <text:p>30/04</text:p>
          </table:table-cell>
          <table:table-cell table:style-name="ce90" table:formula="of:=[M_Dia_A.C79]" office:value-type="float" office:value="9.61626650206309" calcext:value-type="float">
            <text:p>10</text:p>
          </table:table-cell>
          <table:table-cell table:style-name="ce87" table:formula="of:=[M_Dia_A.D79]" office:value-type="float" office:value="2.33995972957385" calcext:value-type="float">
            <text:p>2.3</text:p>
          </table:table-cell>
          <table:table-cell table:style-name="ce87" table:formula="of:=[M_Dia_A.F79]" office:value-type="float" office:value="7.97727159457268" calcext:value-type="float">
            <text:p>8.0</text:p>
          </table:table-cell>
          <table:table-cell table:style-name="ce87" table:formula="of:=[M_Dia_A.M79]" office:value-type="float" office:value="2.20288510342004" calcext:value-type="float">
            <text:p>2.2</text:p>
          </table:table-cell>
          <table:table-cell table:style-name="ce90"/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2])" office:value-type="float" office:value="228.257012047725" calcext:value-type="float">
            <text:p>228</text:p>
          </table:table-cell>
          <table:table-cell table:style-name="ce90" table:formula="of:=MAX([.D$9:.D82])" office:value-type="float" office:value="112.025336121703" calcext:value-type="float">
            <text:p>112</text:p>
          </table:table-cell>
          <table:table-cell table:style-name="ce90" table:formula="of:=MAX([.E$9:.E82])" office:value-type="float" office:value="107.702322151045" calcext:value-type="float">
            <text:p>108</text:p>
          </table:table-cell>
          <table:table-cell table:style-name="ce90" table:formula="of:=MAX([.F$9:.F82])" office:value-type="float" office:value="71.7708474220701" calcext:value-type="float">
            <text:p>72</text:p>
          </table:table-cell>
          <table:table-cell table:style-name="ce90" table:formula="of:=MAX([.G$9:.G82])" office:value-type="float" office:value="98.9643846016321" calcext:value-type="float">
            <text:p>99</text:p>
          </table:table-cell>
          <table:table-cell table:style-name="ce90" table:number-columns-repeated="3"/>
          <table:table-cell table:style-name="ce90" table:formula="of:=MAX([.K$9:.K82])" office:value-type="float" office:value="71.4310887857334" calcext:value-type="float">
            <text:p>71</text:p>
          </table:table-cell>
          <table:table-cell table:style-name="ce90" table:formula="of:=MAX([.L$9:.L82])" office:value-type="float" office:value="325.894900731376" calcext:value-type="float">
            <text:p>326</text:p>
          </table:table-cell>
          <table:table-cell table:style-name="ce90" table:formula="of:=MAX([.M$9:.M82])" office:value-type="float" office:value="82.8310324064953" calcext:value-type="float">
            <text:p>83</text:p>
          </table:table-cell>
          <table:table-cell table:style-name="ce90" table:formula="of:=MAX([.N$9:.N82])" office:value-type="float" office:value="55.7361635005278" calcext:value-type="float">
            <text:p>56</text:p>
          </table:table-cell>
          <table:table-cell table:style-name="ce90" table:formula="of:=MAX([.O$9:.O82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82])" office:value-type="float" office:value="17.5093869835253" calcext:value-type="float">
            <text:p>18</text:p>
          </table:table-cell>
          <table:table-cell table:style-name="ce90" table:formula="of:=MAX([.T$9:.T82])" office:value-type="float" office:value="17.5496979718039" calcext:value-type="float">
            <text:p>18</text:p>
          </table:table-cell>
          <table:table-cell table:style-name="ce90" table:formula="of:=MAX([.U$9:.U82])" office:value-type="float" office:value="19.4999972311777" calcext:value-type="float">
            <text:p>19</text:p>
          </table:table-cell>
          <table:table-cell table:style-name="ce90" table:formula="of:=MAX([.V$9:.V82])" office:value-type="float" office:value="14.3187531722303" calcext:value-type="float">
            <text:p>14</text:p>
          </table:table-cell>
          <table:table-cell table:style-name="ce90" table:formula="of:=MAX([.W$9:.W82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82])" office:value-type="float" office:value="3494.72530139198" calcext:value-type="float">
            <text:p>3495</text:p>
          </table:table-cell>
          <table:table-cell table:style-name="ce90" table:formula="of:=SUM([.D9:.D82])" office:value-type="float" office:value="2921.97453027334" calcext:value-type="float">
            <text:p>2922</text:p>
          </table:table-cell>
          <table:table-cell table:style-name="ce90" table:formula="of:=SUM([.E9:.E82])" office:value-type="float" office:value="1825.69666533649" calcext:value-type="float">
            <text:p>1826</text:p>
          </table:table-cell>
          <table:table-cell table:style-name="ce90" table:formula="of:=SUM([.F9:.F82])" office:value-type="float" office:value="2071.42960769147" calcext:value-type="float">
            <text:p>2071</text:p>
          </table:table-cell>
          <table:table-cell table:style-name="ce90" table:formula="of:=SUM([.G9:.G82])" office:value-type="float" office:value="2260.55933461629" calcext:value-type="float">
            <text:p>2261</text:p>
          </table:table-cell>
          <table:table-cell table:style-name="ce90" table:number-columns-repeated="3"/>
          <table:table-cell table:style-name="ce90" table:formula="of:=SUM([.K9:.K82])" office:value-type="float" office:value="1463.72679798116" calcext:value-type="float">
            <text:p>1464</text:p>
          </table:table-cell>
          <table:table-cell table:style-name="ce90" table:formula="of:=SUM([.L9:.L82])" office:value-type="float" office:value="1825.01144409571" calcext:value-type="float">
            <text:p>1825</text:p>
          </table:table-cell>
          <table:table-cell table:style-name="ce90" table:formula="of:=SUM([.M9:.M82])" office:value-type="float" office:value="931.849114573071" calcext:value-type="float">
            <text:p>932</text:p>
          </table:table-cell>
          <table:table-cell table:style-name="ce90" table:formula="of:=SUM([.N9:.N82])" office:value-type="float" office:value="1255.04150619171" calcext:value-type="float">
            <text:p>1255</text:p>
          </table:table-cell>
          <table:table-cell table:style-name="ce90" table:formula="of:=SUM([.O9:.O82])" office:value-type="float" office:value="1141.42853826271" calcext:value-type="float">
            <text:p>1141</text:p>
          </table:table-cell>
          <table:table-cell table:number-columns-repeated="3"/>
          <table:table-cell table:style-name="ce90" table:formula="of:=SUM([.S9:.S82])" office:value-type="float" office:value="349.520715404466" calcext:value-type="float">
            <text:p>350</text:p>
          </table:table-cell>
          <table:table-cell table:style-name="ce90" table:formula="of:=SUM([.T9:.T82])" office:value-type="float" office:value="341.634120517782" calcext:value-type="float">
            <text:p>342</text:p>
          </table:table-cell>
          <table:table-cell table:style-name="ce90" table:formula="of:=SUM([.U9:.U82])" office:value-type="float" office:value="400.63630674965" calcext:value-type="float">
            <text:p>401</text:p>
          </table:table-cell>
          <table:table-cell table:style-name="ce90" table:formula="of:=SUM([.V9:.V82])" office:value-type="float" office:value="224.694280548844" calcext:value-type="float">
            <text:p>225</text:p>
          </table:table-cell>
          <table:table-cell table:style-name="ce90" table:formula="of:=SUM([.W9:.W82])" office:value-type="float" office:value="463.769965733269" calcext:value-type="float">
            <text:p>4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3:.G83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83:.O83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83:.Z83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3:.G83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3:.O83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83:.Z83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9 M_Dia_NA_2.C8:M_Dia_NA_2.C8 M_Dia_NA_2.C9:M_Dia_NA_2.C79 M_Dia_NA_2.D8:M_Dia_NA_2.D8 M_Dia_NA_2.D9:M_Dia_NA_2.D79 M_Dia_NA_2.E8:M_Dia_NA_2.E8 M_Dia_NA_2.E9:M_Dia_NA_2.E79 M_Dia_NA_2.F8:M_Dia_NA_2.F8 M_Dia_NA_2.F9:M_Dia_NA_2.F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9 M_Dia_NA_2.J8:M_Dia_NA_2.J8 M_Dia_NA_2.J9:M_Dia_NA_2.J79 M_Dia_NA_2.K8:M_Dia_NA_2.K8 M_Dia_NA_2.K9:M_Dia_NA_2.K79 M_Dia_NA_2.L8:M_Dia_NA_2.L8 M_Dia_NA_2.L9:M_Dia_NA_2.L79 M_Dia_NA_2.M8:M_Dia_NA_2.M8 M_Dia_NA_2.M9:M_Dia_NA_2.M79 M_Dia_NA_2.N8:M_Dia_NA_2.N8 M_Dia_NA_2.N9:M_Dia_NA_2.N7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9 M_Acu_NA_2.C8:M_Acu_NA_2.C8 M_Acu_NA_2.C9:M_Acu_NA_2.C79 M_Acu_NA_2.D8:M_Acu_NA_2.D8 M_Acu_NA_2.D9:M_Acu_NA_2.D79 M_Acu_NA_2.E8:M_Acu_NA_2.E8 M_Acu_NA_2.E9:M_Acu_NA_2.E79 M_Acu_NA_2.F8:M_Acu_NA_2.F8 M_Acu_NA_2.F9:M_Acu_NA_2.F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9 M_Acu_NA_2.J8:M_Acu_NA_2.J8 M_Acu_NA_2.J9:M_Acu_NA_2.J79 M_Acu_NA_2.K8:M_Acu_NA_2.K8 M_Acu_NA_2.K9:M_Acu_NA_2.K79 M_Acu_NA_2.L8:M_Acu_NA_2.L8 M_Acu_NA_2.L9:M_Acu_NA_2.L79 M_Acu_NA_2.M8:M_Acu_NA_2.M8 M_Acu_NA_2.M9:M_Acu_NA_2.M79 M_Acu_NA_2.N8:M_Acu_NA_2.N8 M_Acu_NA_2.N9:M_Acu_NA_2.N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9 M_Acu_NA_2.R8:M_Acu_NA_2.R8 M_Acu_NA_2.R9:M_Acu_NA_2.R79 M_Acu_NA_2.S8:M_Acu_NA_2.S8 M_Acu_NA_2.S9:M_Acu_NA_2.S79 M_Acu_NA_2.T8:M_Acu_NA_2.T8 M_Acu_NA_2.T9:M_Acu_NA_2.T79 M_Acu_NA_2.U8:M_Acu_NA_2.U8 M_Acu_NA_2.U9:M_Acu_NA_2.U79 M_Acu_NA_2.V8:M_Acu_NA_2.V8 M_Acu_NA_2.V9:M_Acu_NA_2.V79 M_Acu_NA_2.W8:M_Acu_NA_2.W8 M_Acu_NA_2.W9:M_Acu_NA_2.W7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9 M_Dia_NA_2.R8:M_Dia_NA_2.R8 M_Dia_NA_2.R9:M_Dia_NA_2.R79 M_Dia_NA_2.S8:M_Dia_NA_2.S8 M_Dia_NA_2.S9:M_Dia_NA_2.S79 M_Dia_NA_2.T8:M_Dia_NA_2.T8 M_Dia_NA_2.T9:M_Dia_NA_2.T79 M_Dia_NA_2.U8:M_Dia_NA_2.U8 M_Dia_NA_2.U9:M_Dia_NA_2.U79 M_Dia_NA_2.V8:M_Dia_NA_2.V8 M_Dia_NA_2.V9:M_Dia_NA_2.V79 M_Dia_NA_2.W8:M_Dia_NA_2.W8 M_Dia_NA_2.W9:M_Dia_NA_2.W7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9 M_Dia_A_2.C8:M_Dia_A_2.C8 M_Dia_A_2.C9:M_Dia_A_2.C79 M_Dia_A_2.D8:M_Dia_A_2.D8 M_Dia_A_2.D9:M_Dia_A_2.D79 M_Dia_A_2.E8:M_Dia_A_2.E8 M_Dia_A_2.E9:M_Dia_A_2.E79 M_Dia_A_2.F8:M_Dia_A_2.F8 M_Dia_A_2.F9:M_Dia_A_2.F79 M_Dia_A_2.G8:M_Dia_A_2.G8 M_Dia_A_2.G9:M_Dia_A_2.G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9 M_Dia_A_2.K8:M_Dia_A_2.K8 M_Dia_A_2.K9:M_Dia_A_2.K79 M_Dia_A_2.L8:M_Dia_A_2.L8 M_Dia_A_2.L9:M_Dia_A_2.L79 M_Dia_A_2.M8:M_Dia_A_2.M8 M_Dia_A_2.M9:M_Dia_A_2.M79 M_Dia_A_2.N8:M_Dia_A_2.N8 M_Dia_A_2.N9:M_Dia_A_2.N79 M_Dia_A_2.O8:M_Dia_A_2.O8 M_Dia_A_2.O9:M_Dia_A_2.O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9 M_Acu_A_2.C8:M_Acu_A_2.C8 M_Acu_A_2.C9:M_Acu_A_2.C79 M_Acu_A_2.D8:M_Acu_A_2.D8 M_Acu_A_2.D9:M_Acu_A_2.D79 M_Acu_A_2.E8:M_Acu_A_2.E8 M_Acu_A_2.E9:M_Acu_A_2.E79 M_Acu_A_2.F8:M_Acu_A_2.F8 M_Acu_A_2.F9:M_Acu_A_2.F79 M_Acu_A_2.G8:M_Acu_A_2.G8 M_Acu_A_2.G9:M_Acu_A_2.G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9 M_Acu_A_2.K8:M_Acu_A_2.K8 M_Acu_A_2.K9:M_Acu_A_2.K79 M_Acu_A_2.L8:M_Acu_A_2.L8 M_Acu_A_2.L9:M_Acu_A_2.L79 M_Acu_A_2.M8:M_Acu_A_2.M8 M_Acu_A_2.M9:M_Acu_A_2.M79 M_Acu_A_2.N8:M_Acu_A_2.N8 M_Acu_A_2.N9:M_Acu_A_2.N79 M_Acu_A_2.O8:M_Acu_A_2.O8 M_Acu_A_2.O9:M_Acu_A_2.O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9 M_Dia_A_2.S8:M_Dia_A_2.S8 M_Dia_A_2.S9:M_Dia_A_2.S79 M_Dia_A_2.T8:M_Dia_A_2.T8 M_Dia_A_2.T9:M_Dia_A_2.T79 M_Dia_A_2.U8:M_Dia_A_2.U8 M_Dia_A_2.U9:M_Dia_A_2.U79 M_Dia_A_2.V8:M_Dia_A_2.V8 M_Dia_A_2.V9:M_Dia_A_2.V79 M_Dia_A_2.W8:M_Dia_A_2.W8 M_Dia_A_2.W9:M_Dia_A_2.W7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9 M_Acu_A_2.S8:M_Acu_A_2.S8 M_Acu_A_2.S9:M_Acu_A_2.S79 M_Acu_A_2.T8:M_Acu_A_2.T8 M_Acu_A_2.T9:M_Acu_A_2.T79 M_Acu_A_2.U8:M_Acu_A_2.U8 M_Acu_A_2.U9:M_Acu_A_2.U79 M_Acu_A_2.V8:M_Acu_A_2.V8 M_Acu_A_2.V9:M_Acu_A_2.V79 M_Acu_A_2.W8:M_Acu_A_2.W8 M_Acu_A_2.W9:M_Acu_A_2.W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3:12:49.7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30T23:16:53.151000000</dc:date>
    <meta:editing-duration>P1DT11H29M23S</meta:editing-duration>
    <meta:editing-cycles>146</meta:editing-cycles>
    <meta:generator>LibreOffice/6.4.3.2$Windows_X86_64 LibreOffice_project/747b5d0ebf89f41c860ec2a39efd7cb15b54f2d8</meta:generator>
    <meta:document-statistic meta:table-count="14" meta:cell-count="11932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1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9" chart:data-source-has-labels="both" svg:x="0.154cm" svg:y="1.043cm" svg:width="14.878cm" svg:height="10.772cm">
          <chartooo:coordinate-region svg:x="0.961cm" svg:y="1.242cm" svg:width="13.743cm" svg:height="9.926cm"/>
          <chart:axis chart:dimension="x" chart:name="primary-x" chart:style-name="ch5" chartooo:axis-type="auto">
            <chartooo:date-scale/>
            <chart:categories table:cell-range-address="M_Dia_A_2.B9:M_Dia_A_2.B79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9" chart:label-cell-address="M_Dia_A_2.C8:M_Dia_A_2.C8" chart:class="chart:line">
            <chart:data-point chart:repeated="71"/>
          </chart:series>
          <chart:series chart:style-name="ch8" chart:values-cell-range-address="M_Dia_A_2.D9:M_Dia_A_2.D79" chart:label-cell-address="M_Dia_A_2.D8:M_Dia_A_2.D8" chart:class="chart:line">
            <chart:data-point chart:repeated="71"/>
          </chart:series>
          <chart:series chart:style-name="ch9" chart:values-cell-range-address="M_Dia_A_2.E9:M_Dia_A_2.E79" chart:label-cell-address="M_Dia_A_2.E8:M_Dia_A_2.E8" chart:class="chart:line">
            <chart:data-point chart:repeated="71"/>
          </chart:series>
          <chart:series chart:style-name="ch10" chart:values-cell-range-address="M_Dia_A_2.F9:M_Dia_A_2.F79" chart:label-cell-address="M_Dia_A_2.F8:M_Dia_A_2.F8" chart:class="chart:line">
            <chart:data-point chart:repeated="71"/>
          </chart:series>
          <chart:series chart:style-name="ch11" chart:values-cell-range-address="M_Dia_A_2.G9:M_Dia_A_2.G79" chart:label-cell-address="M_Dia_A_2.G8:M_Dia_A_2.G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9</svg:desc>
                </draw:g>
              </table:table-cell>
              <table:table-cell office:value-type="float" office:value="NaN">
                <text:p>NaN</text:p>
                <draw:g>
                  <svg:desc>M_Dia_A_2.C9:M_Dia_A_2.C79</svg:desc>
                </draw:g>
              </table:table-cell>
              <table:table-cell office:value-type="float" office:value="NaN">
                <text:p>NaN</text:p>
                <draw:g>
                  <svg:desc>M_Dia_A_2.D9:M_Dia_A_2.D79</svg:desc>
                </draw:g>
              </table:table-cell>
              <table:table-cell office:value-type="float" office:value="NaN">
                <text:p>NaN</text:p>
                <draw:g>
                  <svg:desc>M_Dia_A_2.E9:M_Dia_A_2.E79</svg:desc>
                </draw:g>
              </table:table-cell>
              <table:table-cell office:value-type="float" office:value="NaN">
                <text:p>NaN</text:p>
                <draw:g>
                  <svg:desc>M_Dia_A_2.F9:M_Dia_A_2.F79</svg:desc>
                </draw:g>
              </table:table-cell>
              <table:table-cell office:value-type="float" office:value="NaN">
                <text:p>NaN</text:p>
                <draw:g>
                  <svg:desc>M_Dia_A_2.G9:M_Dia_A_2.G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337762404783727">
                <text:p>0.33776240478372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.51993082152677">
                <text:p>1.519930821526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1.26660901793898">
                <text:p>1.266609017938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8576932263105">
                <text:p>1.85769322631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2.87098044066168">
                <text:p>2.87098044066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3.63094585142507">
                <text:p>3.6309458514250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03986164305355">
                <text:p>3.0398616430535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6.24860448849896">
                <text:p>6.248604488498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12.5816495781939">
                <text:p>12.581649578193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15.7059518224433">
                <text:p>15.70595182244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5.4526300188555">
                <text:p>15.45263001885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23.9811307396447">
                <text:p>23.98113073964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4.825536751604">
                <text:p>24.8255367516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8.0702886559294">
                <text:p>18.070288655929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5807848472785">
                <text:p>31.580784847278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256309656846">
                <text:p>32.25630965684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56.5752028012744">
                <text:p>56.575202801274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55.0552719797476">
                <text:p>55.055271979747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60.2905892538954">
                <text:p>60.290589253895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64.1748569089082">
                <text:p>64.174856908908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4.3797471701801">
                <text:p>54.379747170180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47.9622614792893">
                <text:p>47.96226147928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87.6493440413773">
                <text:p>87.6493440413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87.3115816365936">
                <text:p>87.311581636593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93.1379831191128">
                <text:p>93.137983119112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97.2755725777135">
                <text:p>97.275572577713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0.8456644033868">
                <text:p>70.845664403386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57.9262524204093">
                <text:p>57.926252420409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2.8238072897733">
                <text:p>62.82380728977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88.1559876485529">
                <text:p>88.155987648552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71.0989862069746">
                <text:p>71.098986206974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86.8893786306139">
                <text:p>86.889378630613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8.9519621181963">
                <text:p>78.951962118196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94.151270333464">
                <text:p>94.1512703334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42.0514193955741">
                <text:p>42.051419395574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47.2022960685259">
                <text:p>47.202296068525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98.9643846016321">
                <text:p>98.96438460163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70.676783200995">
                <text:p>70.67678320099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61.3883170694425">
                <text:p>61.388317069442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84.8628042019115">
                <text:p>84.862804201911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71.1834268081706">
                <text:p>71.183426808170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5.4650525022914">
                <text:p>35.46505250229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28.540923204225">
                <text:p>28.5409232042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2.0021015350663">
                <text:p>52.0021015350663</text:p>
              </table:table-cell>
              <table:table-cell office:value-type="float" office:value="39.0319855329302">
                <text:p>39.0319855329302</text:p>
              </table:table-cell>
              <table:table-cell office:value-type="float" office:value="32.7301215438155">
                <text:p>32.7301215438155</text:p>
              </table:table-cell>
              <table:table-cell office:value-type="float" office:value="24.6642850273987">
                <text:p>24.6642850273987</text:p>
              </table:table-cell>
              <table:table-cell office:value-type="float" office:value="76.7565064871021">
                <text:p>76.75650648710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7.0642530119312">
                <text:p>57.0642530119312</text:p>
              </table:table-cell>
              <table:table-cell office:value-type="float" office:value="35.4943433396132">
                <text:p>35.4943433396132</text:p>
              </table:table-cell>
              <table:table-cell office:value-type="float" office:value="27.4873103125407">
                <text:p>27.4873103125407</text:p>
              </table:table-cell>
              <table:table-cell office:value-type="float" office:value="28.2935642056045">
                <text:p>28.2935642056045</text:p>
              </table:table-cell>
              <table:table-cell office:value-type="float" office:value="67.1302779507658">
                <text:p>67.130277950765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3.4183971190857">
                <text:p>53.4183971190857</text:p>
              </table:table-cell>
              <table:table-cell office:value-type="float" office:value="31.9811485107762">
                <text:p>31.9811485107762</text:p>
              </table:table-cell>
              <table:table-cell office:value-type="float" office:value="23.9236158073567">
                <text:p>23.9236158073567</text:p>
              </table:table-cell>
              <table:table-cell office:value-type="float" office:value="56.9129652060581">
                <text:p>56.912965206058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2.7981897589484">
                <text:p>42.7981897589484</text:p>
              </table:table-cell>
              <table:table-cell office:value-type="float" office:value="31.6029369269646">
                <text:p>31.6029369269646</text:p>
              </table:table-cell>
              <table:table-cell office:value-type="float" office:value="21.6453206548345">
                <text:p>21.6453206548345</text:p>
              </table:table-cell>
              <table:table-cell office:value-type="float" office:value="21.1090727711971">
                <text:p>21.10907277119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5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6.796cm" svg:y="2.748cm" style:legend-expansion="custom" chartooo:width="3.235cm" chartooo:height="5.226cm" style:legend-expansion-aspect-ratio="0.619020283199388" chart:style-name="ch3"/>
        <chart:plot-area chart:style-name="ch4" table:cell-range-address="M_Acu_NA_2.Q8:M_Acu_NA_2.W79" chart:data-source-has-labels="both" svg:x="0.209cm" svg:y="1.125cm" svg:width="14.82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9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9" chart:label-cell-address="M_Acu_NA_2.R8:M_Acu_NA_2.R8" chart:class="chart:line">
            <chart:data-point chart:repeated="71"/>
          </chart:series>
          <chart:series chart:style-name="ch8" chart:values-cell-range-address="M_Acu_NA_2.S9:M_Acu_NA_2.S79" chart:label-cell-address="M_Acu_NA_2.S8:M_Acu_NA_2.S8" chart:class="chart:line">
            <chart:data-point chart:repeated="71"/>
          </chart:series>
          <chart:series chart:style-name="ch9" chart:values-cell-range-address="M_Acu_NA_2.T9:M_Acu_NA_2.T79" chart:label-cell-address="M_Acu_NA_2.T8:M_Acu_NA_2.T8" chart:class="chart:line">
            <chart:data-point chart:repeated="71"/>
          </chart:series>
          <chart:series chart:style-name="ch10" chart:values-cell-range-address="M_Acu_NA_2.U9:M_Acu_NA_2.U79" chart:label-cell-address="M_Acu_NA_2.U8:M_Acu_NA_2.U8" chart:class="chart:line">
            <chart:data-point chart:repeated="71"/>
          </chart:series>
          <chart:series chart:style-name="ch11" chart:values-cell-range-address="M_Acu_NA_2.V9:M_Acu_NA_2.V79" chart:label-cell-address="M_Acu_NA_2.V8:M_Acu_NA_2.V8" chart:class="chart:line">
            <chart:data-point chart:repeated="71"/>
          </chart:series>
          <chart:series chart:style-name="ch12" chart:values-cell-range-address="M_Acu_NA_2.W9:M_Acu_NA_2.W79" chart:label-cell-address="M_Acu_NA_2.W8:M_Acu_NA_2.W8" chart:class="chart:line"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9</svg:desc>
                </draw:g>
              </table:table-cell>
              <table:table-cell office:value-type="float" office:value="NaN">
                <text:p>NaN</text:p>
                <draw:g>
                  <svg:desc>M_Acu_NA_2.R9:M_Acu_NA_2.R79</svg:desc>
                </draw:g>
              </table:table-cell>
              <table:table-cell office:value-type="float" office:value="NaN">
                <text:p>NaN</text:p>
                <draw:g>
                  <svg:desc>M_Acu_NA_2.S9:M_Acu_NA_2.S79</svg:desc>
                </draw:g>
              </table:table-cell>
              <table:table-cell office:value-type="float" office:value="NaN">
                <text:p>NaN</text:p>
                <draw:g>
                  <svg:desc>M_Acu_NA_2.T9:M_Acu_NA_2.T79</svg:desc>
                </draw:g>
              </table:table-cell>
              <table:table-cell office:value-type="float" office:value="NaN">
                <text:p>NaN</text:p>
                <draw:g>
                  <svg:desc>M_Acu_NA_2.U9:M_Acu_NA_2.U79</svg:desc>
                </draw:g>
              </table:table-cell>
              <table:table-cell office:value-type="float" office:value="NaN">
                <text:p>NaN</text:p>
                <draw:g>
                  <svg:desc>M_Acu_NA_2.V9:M_Acu_NA_2.V79</svg:desc>
                </draw:g>
              </table:table-cell>
              <table:table-cell office:value-type="float" office:value="NaN">
                <text:p>NaN</text:p>
                <draw:g>
                  <svg:desc>M_Acu_NA_2.W9:M_Acu_NA_2.W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49">
                <text:p>549</text:p>
              </table:table-cell>
              <table:table-cell office:value-type="float" office:value="427">
                <text:p>427</text:p>
              </table:table-cell>
              <table:table-cell office:value-type="float" office:value="1102">
                <text:p>1102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9">
                <text:p>569</text:p>
              </table:table-cell>
              <table:table-cell office:value-type="float" office:value="434">
                <text:p>434</text:p>
              </table:table-cell>
              <table:table-cell office:value-type="float" office:value="1159">
                <text:p>1159</text:p>
              </table:table-cell>
              <table:table-cell office:value-type="float" office:value="89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80">
                <text:p>580</text:p>
              </table:table-cell>
              <table:table-cell office:value-type="float" office:value="443">
                <text:p>443</text:p>
              </table:table-cell>
              <table:table-cell office:value-type="float" office:value="1190">
                <text:p>1190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84">
                <text:p>584</text:p>
              </table:table-cell>
              <table:table-cell office:value-type="float" office:value="452">
                <text:p>452</text:p>
              </table:table-cell>
              <table:table-cell office:value-type="float" office:value="1232">
                <text:p>1232</text:p>
              </table:table-cell>
              <table:table-cell office:value-type="float" office:value="90">
                <text:p>90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34cm" svg:y="2.569cm" style:legend-expansion="custom" chartooo:width="3.235cm" chartooo:height="5.14cm" style:legend-expansion-aspect-ratio="0.629377431906615" chart:style-name="ch3"/>
        <chart:plot-area chart:style-name="ch4" table:cell-range-address="M_Dia_NA_2.Q8:M_Dia_NA_2.W79" chart:data-source-has-labels="both" svg:x="0.174cm" svg:y="0.926cm" svg:width="14.863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9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9" chart:label-cell-address="M_Dia_NA_2.R8:M_Dia_NA_2.R8" chart:class="chart:line">
            <chart:data-point chart:repeated="71"/>
          </chart:series>
          <chart:series chart:style-name="ch8" chart:values-cell-range-address="M_Dia_NA_2.S9:M_Dia_NA_2.S79" chart:label-cell-address="M_Dia_NA_2.S8:M_Dia_NA_2.S8" chart:class="chart:line">
            <chart:data-point chart:repeated="71"/>
          </chart:series>
          <chart:series chart:style-name="ch9" chart:values-cell-range-address="M_Dia_NA_2.T9:M_Dia_NA_2.T79" chart:label-cell-address="M_Dia_NA_2.T8:M_Dia_NA_2.T8" chart:class="chart:line">
            <chart:data-point chart:repeated="71"/>
          </chart:series>
          <chart:series chart:style-name="ch10" chart:values-cell-range-address="M_Dia_NA_2.U9:M_Dia_NA_2.U79" chart:label-cell-address="M_Dia_NA_2.U8:M_Dia_NA_2.U8" chart:class="chart:line">
            <chart:data-point chart:repeated="71"/>
          </chart:series>
          <chart:series chart:style-name="ch11" chart:values-cell-range-address="M_Dia_NA_2.V9:M_Dia_NA_2.V79" chart:label-cell-address="M_Dia_NA_2.V8:M_Dia_NA_2.V8" chart:class="chart:line">
            <chart:data-point chart:repeated="71"/>
          </chart:series>
          <chart:series chart:style-name="ch12" chart:values-cell-range-address="M_Dia_NA_2.W9:M_Dia_NA_2.W79" chart:label-cell-address="M_Dia_NA_2.W8:M_Dia_NA_2.W8" chart:class="chart:line"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9</svg:desc>
                </draw:g>
              </table:table-cell>
              <table:table-cell office:value-type="float" office:value="NaN">
                <text:p>NaN</text:p>
                <draw:g>
                  <svg:desc>M_Dia_NA_2.R9:M_Dia_NA_2.R79</svg:desc>
                </draw:g>
              </table:table-cell>
              <table:table-cell office:value-type="float" office:value="NaN">
                <text:p>NaN</text:p>
                <draw:g>
                  <svg:desc>M_Dia_NA_2.S9:M_Dia_NA_2.S79</svg:desc>
                </draw:g>
              </table:table-cell>
              <table:table-cell office:value-type="float" office:value="NaN">
                <text:p>NaN</text:p>
                <draw:g>
                  <svg:desc>M_Dia_NA_2.T9:M_Dia_NA_2.T79</svg:desc>
                </draw:g>
              </table:table-cell>
              <table:table-cell office:value-type="float" office:value="NaN">
                <text:p>NaN</text:p>
                <draw:g>
                  <svg:desc>M_Dia_NA_2.U9:M_Dia_NA_2.U79</svg:desc>
                </draw:g>
              </table:table-cell>
              <table:table-cell office:value-type="float" office:value="NaN">
                <text:p>NaN</text:p>
                <draw:g>
                  <svg:desc>M_Dia_NA_2.V9:M_Dia_NA_2.V79</svg:desc>
                </draw:g>
              </table:table-cell>
              <table:table-cell office:value-type="float" office:value="NaN">
                <text:p>NaN</text:p>
                <draw:g>
                  <svg:desc>M_Dia_NA_2.W9:M_Dia_NA_2.W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4.5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9" chart:data-source-has-labels="both" svg:x="0.152cm" svg:y="1.052cm" svg:width="14.858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9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9" chart:label-cell-address="M_Dia_A_2.S8:M_Dia_A_2.S8" chart:class="chart:line">
            <chart:data-point chart:repeated="71"/>
          </chart:series>
          <chart:series chart:style-name="ch8" chart:values-cell-range-address="M_Dia_A_2.T9:M_Dia_A_2.T79" chart:label-cell-address="M_Dia_A_2.T8:M_Dia_A_2.T8" chart:class="chart:line">
            <chart:data-point chart:repeated="71"/>
          </chart:series>
          <chart:series chart:style-name="ch9" chart:values-cell-range-address="M_Dia_A_2.U9:M_Dia_A_2.U79" chart:label-cell-address="M_Dia_A_2.U8:M_Dia_A_2.U8" chart:class="chart:line">
            <chart:data-point chart:repeated="71"/>
          </chart:series>
          <chart:series chart:style-name="ch10" chart:values-cell-range-address="M_Dia_A_2.V9:M_Dia_A_2.V79" chart:label-cell-address="M_Dia_A_2.V8:M_Dia_A_2.V8" chart:class="chart:line">
            <chart:data-point chart:repeated="71"/>
          </chart:series>
          <chart:series chart:style-name="ch11" chart:values-cell-range-address="M_Dia_A_2.W9:M_Dia_A_2.W79" chart:label-cell-address="M_Dia_A_2.W8:M_Dia_A_2.W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9</svg:desc>
                </draw:g>
              </table:table-cell>
              <table:table-cell office:value-type="float" office:value="NaN">
                <text:p>NaN</text:p>
                <draw:g>
                  <svg:desc>M_Dia_A_2.S9:M_Dia_A_2.S79</svg:desc>
                </draw:g>
              </table:table-cell>
              <table:table-cell office:value-type="float" office:value="NaN">
                <text:p>NaN</text:p>
                <draw:g>
                  <svg:desc>M_Dia_A_2.T9:M_Dia_A_2.T79</svg:desc>
                </draw:g>
              </table:table-cell>
              <table:table-cell office:value-type="float" office:value="NaN">
                <text:p>NaN</text:p>
                <draw:g>
                  <svg:desc>M_Dia_A_2.U9:M_Dia_A_2.U79</svg:desc>
                </draw:g>
              </table:table-cell>
              <table:table-cell office:value-type="float" office:value="NaN">
                <text:p>NaN</text:p>
                <draw:g>
                  <svg:desc>M_Dia_A_2.V9:M_Dia_A_2.V79</svg:desc>
                </draw:g>
              </table:table-cell>
              <table:table-cell office:value-type="float" office:value="NaN">
                <text:p>NaN</text:p>
                <draw:g>
                  <svg:desc>M_Dia_A_2.W9:M_Dia_A_2.W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9.06041294703054">
                <text:p>9.06041294703054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.2282418116575">
                <text:p>11.2282418116575</text:p>
              </table:table-cell>
              <table:table-cell office:value-type="float" office:value="6.43488925632809">
                <text:p>6.43488925632809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8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7.834cm" svg:y="2.106cm" style:legend-expansion="custom" chartooo:width="3.235cm" chartooo:height="3.496cm" style:legend-expansion-aspect-ratio="0.925343249427918" chart:style-name="ch3"/>
        <chart:plot-area chart:style-name="ch4" table:cell-range-address="M_Acu_NA_2.I8:M_Acu_NA_2.N79" chart:data-source-has-labels="both" svg:x="0.209cm" svg:y="0.926cm" svg:width="14.82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9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9" chart:label-cell-address="M_Acu_NA_2.J8:M_Acu_NA_2.J8" chart:class="chart:line">
            <chart:data-point chart:repeated="71"/>
          </chart:series>
          <chart:series chart:style-name="ch8" chart:values-cell-range-address="M_Acu_NA_2.K9:M_Acu_NA_2.K79" chart:label-cell-address="M_Acu_NA_2.K8:M_Acu_NA_2.K8" chart:class="chart:line">
            <chart:data-point chart:repeated="71"/>
          </chart:series>
          <chart:series chart:style-name="ch9" chart:values-cell-range-address="M_Acu_NA_2.L9:M_Acu_NA_2.L79" chart:label-cell-address="M_Acu_NA_2.L8:M_Acu_NA_2.L8" chart:class="chart:line">
            <chart:data-point chart:repeated="71"/>
          </chart:series>
          <chart:series chart:style-name="ch10" chart:values-cell-range-address="M_Acu_NA_2.M9:M_Acu_NA_2.M79" chart:label-cell-address="M_Acu_NA_2.M8:M_Acu_NA_2.M8" chart:class="chart:line">
            <chart:data-point chart:repeated="71"/>
          </chart:series>
          <chart:series chart:style-name="ch11" chart:values-cell-range-address="M_Acu_NA_2.N9:M_Acu_NA_2.N79" chart:label-cell-address="M_Acu_NA_2.N8:M_Acu_NA_2.N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9</svg:desc>
                </draw:g>
              </table:table-cell>
              <table:table-cell office:value-type="float" office:value="NaN">
                <text:p>NaN</text:p>
                <draw:g>
                  <svg:desc>M_Acu_NA_2.J9:M_Acu_NA_2.J79</svg:desc>
                </draw:g>
              </table:table-cell>
              <table:table-cell office:value-type="float" office:value="NaN">
                <text:p>NaN</text:p>
                <draw:g>
                  <svg:desc>M_Acu_NA_2.K9:M_Acu_NA_2.K79</svg:desc>
                </draw:g>
              </table:table-cell>
              <table:table-cell office:value-type="float" office:value="NaN">
                <text:p>NaN</text:p>
                <draw:g>
                  <svg:desc>M_Acu_NA_2.L9:M_Acu_NA_2.L79</svg:desc>
                </draw:g>
              </table:table-cell>
              <table:table-cell office:value-type="float" office:value="NaN">
                <text:p>NaN</text:p>
                <draw:g>
                  <svg:desc>M_Acu_NA_2.M9:M_Acu_NA_2.M79</svg:desc>
                </draw:g>
              </table:table-cell>
              <table:table-cell office:value-type="float" office:value="NaN">
                <text:p>NaN</text:p>
                <draw:g>
                  <svg:desc>M_Acu_NA_2.N9:M_Acu_NA_2.N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3">
                <text:p>33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6">
                <text:p>3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6">
                <text:p>45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4">
                <text:p>53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7">
                <text:p>60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93">
                <text:p>69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83">
                <text:p>78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7">
                <text:p>86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81">
                <text:p>98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67">
                <text:p>106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58">
                <text:p>115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58">
                <text:p>125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56">
                <text:p>135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41">
                <text:p>144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32">
                <text:p>153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44">
                <text:p>16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52">
                <text:p>175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32">
                <text:p>183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917">
                <text:p>191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2003">
                <text:p>200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84">
                <text:p>208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144">
                <text:p>214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214">
                <text:p>221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287">
                <text:p>228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358">
                <text:p>235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406">
                <text:p>240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2458">
                <text:p>2458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750">
                <text:p>5750</text:p>
              </table:table-cell>
              <table:table-cell office:value-type="float" office:value="7207">
                <text:p>7207</text:p>
              </table:table-cell>
              <table:table-cell office:value-type="float" office:value="4518">
                <text:p>4518</text:p>
              </table:table-cell>
              <table:table-cell office:value-type="float" office:value="2507">
                <text:p>250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13">
                <text:p>5913</text:p>
              </table:table-cell>
              <table:table-cell office:value-type="float" office:value="7331">
                <text:p>7331</text:p>
              </table:table-cell>
              <table:table-cell office:value-type="float" office:value="4566">
                <text:p>4566</text:p>
              </table:table-cell>
              <table:table-cell office:value-type="float" office:value="2541">
                <text:p>2541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115">
                <text:p>6115</text:p>
              </table:table-cell>
              <table:table-cell office:value-type="float" office:value="7501">
                <text:p>7501</text:p>
              </table:table-cell>
              <table:table-cell office:value-type="float" office:value="4711">
                <text:p>4711</text:p>
              </table:table-cell>
              <table:table-cell office:value-type="float" office:value="2567">
                <text:p>2567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288">
                <text:p>6288</text:p>
              </table:table-cell>
              <table:table-cell office:value-type="float" office:value="7594">
                <text:p>7594</text:p>
              </table:table-cell>
              <table:table-cell office:value-type="float" office:value="4795">
                <text:p>4795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4.006cm" svg:y="1.701cm" style:legend-expansion="custom" chartooo:width="3.235cm" chartooo:height="4.859cm" style:legend-expansion-aspect-ratio="0.665774850792344" chart:style-name="ch3"/>
        <chart:plot-area chart:style-name="ch4" table:cell-range-address="M_Dia_A_2.J8:M_Dia_A_2.O79" chart:data-source-has-labels="both" svg:x="0.152cm" svg:y="1.052cm" svg:width="14.858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9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9" chart:label-cell-address="M_Dia_A_2.K8:M_Dia_A_2.K8" chart:class="chart:line">
            <chart:data-point chart:repeated="71"/>
          </chart:series>
          <chart:series chart:style-name="ch8" chart:values-cell-range-address="M_Dia_A_2.L9:M_Dia_A_2.L79" chart:label-cell-address="M_Dia_A_2.L8:M_Dia_A_2.L8" chart:class="chart:line">
            <chart:data-point chart:repeated="71"/>
          </chart:series>
          <chart:series chart:style-name="ch9" chart:values-cell-range-address="M_Dia_A_2.M9:M_Dia_A_2.M79" chart:label-cell-address="M_Dia_A_2.M8:M_Dia_A_2.M8" chart:class="chart:line">
            <chart:data-point chart:repeated="71"/>
          </chart:series>
          <chart:series chart:style-name="ch10" chart:values-cell-range-address="M_Dia_A_2.N9:M_Dia_A_2.N79" chart:label-cell-address="M_Dia_A_2.N8:M_Dia_A_2.N8" chart:class="chart:line">
            <chart:data-point chart:repeated="71"/>
          </chart:series>
          <chart:series chart:style-name="ch11" chart:values-cell-range-address="M_Dia_A_2.O9:M_Dia_A_2.O79" chart:label-cell-address="M_Dia_A_2.O8:M_Dia_A_2.O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9</svg:desc>
                </draw:g>
              </table:table-cell>
              <table:table-cell office:value-type="float" office:value="NaN">
                <text:p>NaN</text:p>
                <draw:g>
                  <svg:desc>M_Dia_A_2.K9:M_Dia_A_2.K79</svg:desc>
                </draw:g>
              </table:table-cell>
              <table:table-cell office:value-type="float" office:value="NaN">
                <text:p>NaN</text:p>
                <draw:g>
                  <svg:desc>M_Dia_A_2.L9:M_Dia_A_2.L79</svg:desc>
                </draw:g>
              </table:table-cell>
              <table:table-cell office:value-type="float" office:value="NaN">
                <text:p>NaN</text:p>
                <draw:g>
                  <svg:desc>M_Dia_A_2.M9:M_Dia_A_2.M79</svg:desc>
                </draw:g>
              </table:table-cell>
              <table:table-cell office:value-type="float" office:value="NaN">
                <text:p>NaN</text:p>
                <draw:g>
                  <svg:desc>M_Dia_A_2.N9:M_Dia_A_2.N79</svg:desc>
                </draw:g>
              </table:table-cell>
              <table:table-cell office:value-type="float" office:value="NaN">
                <text:p>NaN</text:p>
                <draw:g>
                  <svg:desc>M_Dia_A_2.O9:M_Dia_A_2.O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3.9567720309286">
                <text:p>23.9567720309286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5.7361635005278">
                <text:p>55.7361635005278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8913714916911">
                <text:p>48.8913714916911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4.758336070694">
                <text:p>54.758336070694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8026812110264">
                <text:p>52.802681211026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9.1130971933529">
                <text:p>39.1130971933529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23.4678583160117">
                <text:p>23.4678583160117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5.4235131756794">
                <text:p>25.4235131756794</text:p>
              </table:table-cell>
              <table:table-cell office:value-type="float" office:value="9.20506885695732">
                <text:p>9.205068856957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2.2201068680484">
                <text:p>22.2201068680484</text:p>
              </table:table-cell>
              <table:table-cell office:value-type="float" office:value="0">
                <text:p>0</text:p>
              </table:table-cell>
              <table:table-cell office:value-type="float" office:value="23.9567720309286">
                <text:p>23.9567720309286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4.6525310329709">
                <text:p>14.6525310329709</text:p>
              </table:table-cell>
              <table:table-cell office:value-type="float" office:value="84.4364060985839">
                <text:p>84.436406098583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6.623066307175">
                <text:p>16.62306630717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4.2628541620997">
                <text:p>44.2628541620997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0">
                <text:p>0</text:p>
              </table:table-cell>
              <table:table-cell office:value-type="float" office:value="12.7117565878397">
                <text:p>12.711756587839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5.6419293076992">
                <text:p>25.6419293076992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NaN">
                <text:p>NaN</text:p>
              </table:table-cell>
              <table:table-cell office:value-type="float" office:value="7.23255410189504">
                <text:p>7.23255410189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2.7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9" chart:data-source-has-labels="both" svg:x="0.139cm" svg:y="0.925cm" svg:width="14.89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9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9" chart:label-cell-address="M_Dia_NA_2.C8:M_Dia_NA_2.C8" chart:class="chart:line">
            <chart:data-point chart:repeated="71"/>
          </chart:series>
          <chart:series chart:style-name="ch8" chart:values-cell-range-address="M_Dia_NA_2.D9:M_Dia_NA_2.D79" chart:label-cell-address="M_Dia_NA_2.D8:M_Dia_NA_2.D8" chart:class="chart:line">
            <chart:data-point chart:repeated="71"/>
          </chart:series>
          <chart:series chart:style-name="ch9" chart:values-cell-range-address="M_Dia_NA_2.E9:M_Dia_NA_2.E79" chart:label-cell-address="M_Dia_NA_2.E8:M_Dia_NA_2.E8" chart:class="chart:line">
            <chart:data-point chart:repeated="71"/>
          </chart:series>
          <chart:series chart:style-name="ch10" chart:values-cell-range-address="M_Dia_NA_2.F9:M_Dia_NA_2.F79" chart:label-cell-address="M_Dia_NA_2.F8:M_Dia_NA_2.F8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9</svg:desc>
                </draw:g>
              </table:table-cell>
              <table:table-cell office:value-type="float" office:value="NaN">
                <text:p>NaN</text:p>
                <draw:g>
                  <svg:desc>M_Dia_NA_2.C9:M_Dia_NA_2.C79</svg:desc>
                </draw:g>
              </table:table-cell>
              <table:table-cell office:value-type="float" office:value="NaN">
                <text:p>NaN</text:p>
                <draw:g>
                  <svg:desc>M_Dia_NA_2.D9:M_Dia_NA_2.D79</svg:desc>
                </draw:g>
              </table:table-cell>
              <table:table-cell office:value-type="float" office:value="NaN">
                <text:p>NaN</text:p>
                <draw:g>
                  <svg:desc>M_Dia_NA_2.E9:M_Dia_NA_2.E79</svg:desc>
                </draw:g>
              </table:table-cell>
              <table:table-cell office:value-type="float" office:value="NaN">
                <text:p>NaN</text:p>
                <draw:g>
                  <svg:desc>M_Dia_NA_2.F9:M_Dia_NA_2.F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333">
                <text:p>33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01">
                <text:p>301</text:p>
              </table:table-cell>
              <table:table-cell office:value-type="float" office:value="367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53">
                <text:p>453</text:p>
              </table:table-cell>
              <table:table-cell office:value-type="float" office:value="427">
                <text:p>427</text:p>
              </table:table-cell>
              <table:table-cell office:value-type="float" office:value="323">
                <text:p>32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4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9" chart:data-source-has-labels="both" svg:x="-0.012cm" svg:y="0.926cm" svg:width="15.049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9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9" chart:label-cell-address="M_Dia_NA_2.J8:M_Dia_NA_2.J8" chart:class="chart:line">
            <chart:data-point chart:repeated="71"/>
          </chart:series>
          <chart:series chart:style-name="ch8" chart:values-cell-range-address="M_Dia_NA_2.K9:M_Dia_NA_2.K79" chart:label-cell-address="M_Dia_NA_2.K8:M_Dia_NA_2.K8" chart:class="chart:line">
            <chart:data-point chart:repeated="71"/>
          </chart:series>
          <chart:series chart:style-name="ch9" chart:values-cell-range-address="M_Dia_NA_2.L9:M_Dia_NA_2.L79" chart:label-cell-address="M_Dia_NA_2.L8:M_Dia_NA_2.L8" chart:class="chart:line">
            <chart:data-point chart:repeated="71"/>
          </chart:series>
          <chart:series chart:style-name="ch10" chart:values-cell-range-address="M_Dia_NA_2.M9:M_Dia_NA_2.M79" chart:label-cell-address="M_Dia_NA_2.M8:M_Dia_NA_2.M8" chart:class="chart:line">
            <chart:data-point chart:repeated="71"/>
          </chart:series>
          <chart:series chart:style-name="ch11" chart:values-cell-range-address="M_Dia_NA_2.N9:M_Dia_NA_2.N79" chart:label-cell-address="M_Dia_NA_2.N8:M_Dia_NA_2.N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9</svg:desc>
                </draw:g>
              </table:table-cell>
              <table:table-cell office:value-type="float" office:value="NaN">
                <text:p>NaN</text:p>
                <draw:g>
                  <svg:desc>M_Dia_NA_2.J9:M_Dia_NA_2.J79</svg:desc>
                </draw:g>
              </table:table-cell>
              <table:table-cell office:value-type="float" office:value="NaN">
                <text:p>NaN</text:p>
                <draw:g>
                  <svg:desc>M_Dia_NA_2.K9:M_Dia_NA_2.K79</svg:desc>
                </draw:g>
              </table:table-cell>
              <table:table-cell office:value-type="float" office:value="NaN">
                <text:p>NaN</text:p>
                <draw:g>
                  <svg:desc>M_Dia_NA_2.L9:M_Dia_NA_2.L79</svg:desc>
                </draw:g>
              </table:table-cell>
              <table:table-cell office:value-type="float" office:value="NaN">
                <text:p>NaN</text:p>
                <draw:g>
                  <svg:desc>M_Dia_NA_2.M9:M_Dia_NA_2.M79</svg:desc>
                </draw:g>
              </table:table-cell>
              <table:table-cell office:value-type="float" office:value="NaN">
                <text:p>NaN</text:p>
                <draw:g>
                  <svg:desc>M_Dia_NA_2.N9:M_Dia_NA_2.N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8">
                <text:p>1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2">
                <text:p>202</text:p>
              </table:table-cell>
              <table:table-cell office:value-type="float" office:value="170">
                <text:p>170</text:p>
              </table:table-cell>
              <table:table-cell office:value-type="float" office:value="145">
                <text:p>14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85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7.316cm" svg:y="2.037cm" style:legend-expansion="custom" chartooo:width="3.235cm" chartooo:height="4.539cm" style:legend-expansion-aspect-ratio="0.71271205111258" chart:style-name="ch3"/>
        <chart:plot-area chart:style-name="ch4" table:cell-range-address="M_Acu_A_2.J8:M_Acu_A_2.O79" chart:data-source-has-labels="both" svg:x="0.301cm" svg:y="1.25cm" svg:width="14.732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9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9" chart:label-cell-address="M_Acu_A_2.K8:M_Acu_A_2.K8" chart:class="chart:line">
            <chart:data-point chart:repeated="71"/>
          </chart:series>
          <chart:series chart:style-name="ch8" chart:values-cell-range-address="M_Acu_A_2.L9:M_Acu_A_2.L79" chart:label-cell-address="M_Acu_A_2.L8:M_Acu_A_2.L8" chart:class="chart:line">
            <chart:data-point chart:repeated="71"/>
          </chart:series>
          <chart:series chart:style-name="ch9" chart:values-cell-range-address="M_Acu_A_2.M9:M_Acu_A_2.M79" chart:label-cell-address="M_Acu_A_2.M8:M_Acu_A_2.M8" chart:class="chart:line">
            <chart:data-point chart:repeated="71"/>
          </chart:series>
          <chart:series chart:style-name="ch10" chart:values-cell-range-address="M_Acu_A_2.N9:M_Acu_A_2.N79" chart:label-cell-address="M_Acu_A_2.N8:M_Acu_A_2.N8" chart:class="chart:line">
            <chart:data-point chart:repeated="71"/>
          </chart:series>
          <chart:series chart:style-name="ch11" chart:values-cell-range-address="M_Acu_A_2.O9:M_Acu_A_2.O79" chart:label-cell-address="M_Acu_A_2.O8:M_Acu_A_2.O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9</svg:desc>
                </draw:g>
              </table:table-cell>
              <table:table-cell office:value-type="float" office:value="NaN">
                <text:p>NaN</text:p>
                <draw:g>
                  <svg:desc>M_Acu_A_2.K9:M_Acu_A_2.K79</svg:desc>
                </draw:g>
              </table:table-cell>
              <table:table-cell office:value-type="float" office:value="NaN">
                <text:p>NaN</text:p>
                <draw:g>
                  <svg:desc>M_Acu_A_2.L9:M_Acu_A_2.L79</svg:desc>
                </draw:g>
              </table:table-cell>
              <table:table-cell office:value-type="float" office:value="NaN">
                <text:p>NaN</text:p>
                <draw:g>
                  <svg:desc>M_Acu_A_2.M9:M_Acu_A_2.M79</svg:desc>
                </draw:g>
              </table:table-cell>
              <table:table-cell office:value-type="float" office:value="NaN">
                <text:p>NaN</text:p>
                <draw:g>
                  <svg:desc>M_Acu_A_2.N9:M_Acu_A_2.N79</svg:desc>
                </draw:g>
              </table:table-cell>
              <table:table-cell office:value-type="float" office:value="NaN">
                <text:p>NaN</text:p>
                <draw:g>
                  <svg:desc>M_Acu_A_2.O9:M_Acu_A_2.O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2.808267067331">
                <text:p>162.808267067331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8.720693957928">
                <text:p>188.720693957928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2.944654002111">
                <text:p>222.944654002111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61.07992376563">
                <text:p>261.07992376563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6.770624954565">
                <text:p>296.77062495456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8.817204437419">
                <text:p>338.817204437419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2.819438779941">
                <text:p>382.819438779941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3.888190832962">
                <text:p>423.888190832962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9.624354333489">
                <text:p>479.624354333489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21.670933816344">
                <text:p>521.670933816344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66.162081873783">
                <text:p>566.16208187378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15.053453365474">
                <text:p>615.053453365474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62.966997427331">
                <text:p>662.96699742733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04.524663195268">
                <text:p>704.524663195268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9.015811252707">
                <text:p>749.015811252707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03.774147323401">
                <text:p>803.774147323401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56.576828534428">
                <text:p>856.576828534428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95.68992572778">
                <text:p>895.68992572778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37.247591495718">
                <text:p>937.247591495718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79.294170978572">
                <text:p>979.294170978572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1018.89618188684">
                <text:p>1018.89618188684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48.23100478186">
                <text:p>1048.23100478186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82.45496482604">
                <text:p>1082.45496482604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118.14566601497">
                <text:p>1118.14566601497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52.85853977408">
                <text:p>1152.85853977408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76.32639809009">
                <text:p>1176.32639809009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201.74991126577">
                <text:p>1201.74991126577</text:p>
              </table:table-cell>
              <table:table-cell office:value-type="float" office:value="1058.58291855009">
                <text:p>1058.5829185500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79.16948347839">
                <text:p>1379.16948347839</text:p>
              </table:table-cell>
              <table:table-cell office:value-type="float" office:value="1632.43718457262">
                <text:p>1632.43718457262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225.7066832967">
                <text:p>1225.7066832967</text:p>
              </table:table-cell>
              <table:table-cell office:value-type="float" office:value="1093.43067922286">
                <text:p>1093.43067922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393.82201451136">
                <text:p>1393.82201451136</text:p>
              </table:table-cell>
              <table:table-cell office:value-type="float" office:value="1716.87359067121">
                <text:p>1716.87359067121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1242.32974960387">
                <text:p>1242.32974960387</text:p>
              </table:table-cell>
              <table:table-cell office:value-type="float" office:value="1117.10085628361">
                <text:p>1117.100856283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438.08486867346">
                <text:p>1438.08486867346</text:p>
              </table:table-cell>
              <table:table-cell office:value-type="float" office:value="1762.79514486517">
                <text:p>1762.79514486517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1255.04150619171">
                <text:p>1255.04150619171</text:p>
              </table:table-cell>
              <table:table-cell office:value-type="float" office:value="1134.19598416081">
                <text:p>1134.1959841608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463.72679798116">
                <text:p>1463.72679798116</text:p>
              </table:table-cell>
              <table:table-cell office:value-type="float" office:value="1825.01144409571">
                <text:p>1825.01144409571</text:p>
              </table:table-cell>
              <table:table-cell office:value-type="float" office:value="931.849114573072">
                <text:p>931.849114573072</text:p>
              </table:table-cell>
              <table:table-cell office:value-type="float" office:value="NaN">
                <text:p>NaN</text:p>
              </table:table-cell>
              <table:table-cell office:value-type="float" office:value="1141.42853826271">
                <text:p>1141.428538262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0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053cm" svg:y="2.419cm" style:legend-expansion="custom" chartooo:width="3.235cm" chartooo:height="3.806cm" style:legend-expansion-aspect-ratio="0.849973725696269" chart:style-name="ch3"/>
        <chart:plot-area chart:style-name="ch4" table:cell-range-address="M_Acu_NA_2.B8:M_Acu_NA_2.F79" chart:data-source-has-labels="both" svg:x="0.111cm" svg:y="0.925cm" svg:width="14.928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9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9" chart:label-cell-address="M_Acu_NA_2.C8:M_Acu_NA_2.C8" chart:class="chart:line">
            <chart:data-point chart:repeated="71"/>
          </chart:series>
          <chart:series chart:style-name="ch8" chart:values-cell-range-address="M_Acu_NA_2.D9:M_Acu_NA_2.D79" chart:label-cell-address="M_Acu_NA_2.D8:M_Acu_NA_2.D8" chart:class="chart:line">
            <chart:data-point chart:repeated="71"/>
          </chart:series>
          <chart:series chart:style-name="ch9" chart:values-cell-range-address="M_Acu_NA_2.E9:M_Acu_NA_2.E79" chart:label-cell-address="M_Acu_NA_2.E8:M_Acu_NA_2.E8" chart:class="chart:line">
            <chart:data-point chart:repeated="71"/>
          </chart:series>
          <chart:series chart:style-name="ch10" chart:values-cell-range-address="M_Acu_NA_2.F9:M_Acu_NA_2.F79" chart:label-cell-address="M_Acu_NA_2.F8:M_Acu_NA_2.F8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9</svg:desc>
                </draw:g>
              </table:table-cell>
              <table:table-cell office:value-type="float" office:value="1">
                <text:p>1</text:p>
                <draw:g>
                  <svg:desc>M_Acu_NA_2.C9:M_Acu_NA_2.C79</svg:desc>
                </draw:g>
              </table:table-cell>
              <table:table-cell office:value-type="float" office:value="NaN">
                <text:p>NaN</text:p>
                <draw:g>
                  <svg:desc>M_Acu_NA_2.D9:M_Acu_NA_2.D79</svg:desc>
                </draw:g>
              </table:table-cell>
              <table:table-cell office:value-type="float" office:value="NaN">
                <text:p>NaN</text:p>
                <draw:g>
                  <svg:desc>M_Acu_NA_2.E9:M_Acu_NA_2.E79</svg:desc>
                </draw:g>
              </table:table-cell>
              <table:table-cell office:value-type="float" office:value="NaN">
                <text:p>NaN</text:p>
                <draw:g>
                  <svg:desc>M_Acu_NA_2.F9:M_Acu_NA_2.F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8505">
                <text:p>850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2285">
                <text:p>1228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3029">
                <text:p>130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4073">
                <text:p>140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6879">
                <text:p>168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8492">
                <text:p>1849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20223">
                <text:p>2022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21787">
                <text:p>2178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22792">
                <text:p>2279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758">
                <text:p>23758</text:p>
              </table:table-cell>
              <table:table-cell office:value-type="float" office:value="23293">
                <text:p>23293</text:p>
              </table:table-cell>
              <table:table-cell office:value-type="float" office:value="26977">
                <text:p>26977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059">
                <text:p>24059</text:p>
              </table:table-cell>
              <table:table-cell office:value-type="float" office:value="23660">
                <text:p>23660</text:p>
              </table:table-cell>
              <table:table-cell office:value-type="float" office:value="27359">
                <text:p>27359</text:p>
              </table:table-cell>
              <table:table-cell office:value-type="float" office:value="26097">
                <text:p>260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4512">
                <text:p>24512</text:p>
              </table:table-cell>
              <table:table-cell office:value-type="float" office:value="24087">
                <text:p>24087</text:p>
              </table:table-cell>
              <table:table-cell office:value-type="float" office:value="27682">
                <text:p>27682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4780">
                <text:p>24780</text:p>
              </table:table-cell>
              <table:table-cell office:value-type="float" office:value="24376">
                <text:p>24376</text:p>
              </table:table-cell>
              <table:table-cell office:value-type="float" office:value="27967">
                <text:p>279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6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246cm" svg:y="2.068cm" style:legend-expansion="custom" chartooo:width="3.235cm" chartooo:height="3.787cm" style:legend-expansion-aspect-ratio="0.854238183258516" chart:style-name="ch3"/>
        <chart:plot-area chart:style-name="ch4" table:cell-range-address="M_Acu_A_2.B8:M_Acu_A_2.G79" chart:data-source-has-labels="both" svg:x="0.417cm" svg:y="1.241cm" svg:width="14.618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9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9" chart:label-cell-address="M_Acu_A_2.C8:M_Acu_A_2.C8" chart:class="chart:line">
            <chart:data-point chart:repeated="71"/>
          </chart:series>
          <chart:series chart:style-name="ch8" chart:values-cell-range-address="M_Acu_A_2.D9:M_Acu_A_2.D79" chart:label-cell-address="M_Acu_A_2.D8:M_Acu_A_2.D8" chart:class="chart:line">
            <chart:data-point chart:repeated="71"/>
          </chart:series>
          <chart:series chart:style-name="ch9" chart:values-cell-range-address="M_Acu_A_2.E9:M_Acu_A_2.E79" chart:label-cell-address="M_Acu_A_2.E8:M_Acu_A_2.E8" chart:class="chart:line">
            <chart:data-point chart:repeated="71"/>
          </chart:series>
          <chart:series chart:style-name="ch10" chart:values-cell-range-address="M_Acu_A_2.F9:M_Acu_A_2.F79" chart:label-cell-address="M_Acu_A_2.F8:M_Acu_A_2.F8" chart:class="chart:line">
            <chart:data-point chart:repeated="71"/>
          </chart:series>
          <chart:series chart:style-name="ch11" chart:values-cell-range-address="M_Acu_A_2.G9:M_Acu_A_2.G79" chart:label-cell-address="M_Acu_A_2.G8:M_Acu_A_2.G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9</svg:desc>
                </draw:g>
              </table:table-cell>
              <table:table-cell office:value-type="float" office:value="NaN">
                <text:p>NaN</text:p>
                <draw:g>
                  <svg:desc>M_Acu_A_2.C9:M_Acu_A_2.C79</svg:desc>
                </draw:g>
              </table:table-cell>
              <table:table-cell office:value-type="float" office:value="NaN">
                <text:p>NaN</text:p>
                <draw:g>
                  <svg:desc>M_Acu_A_2.D9:M_Acu_A_2.D79</svg:desc>
                </draw:g>
              </table:table-cell>
              <table:table-cell office:value-type="float" office:value="NaN">
                <text:p>NaN</text:p>
                <draw:g>
                  <svg:desc>M_Acu_A_2.E9:M_Acu_A_2.E79</svg:desc>
                </draw:g>
              </table:table-cell>
              <table:table-cell office:value-type="float" office:value="NaN">
                <text:p>NaN</text:p>
                <draw:g>
                  <svg:desc>M_Acu_A_2.F9:M_Acu_A_2.F79</svg:desc>
                </draw:g>
              </table:table-cell>
              <table:table-cell office:value-type="float" office:value="NaN">
                <text:p>NaN</text:p>
                <draw:g>
                  <svg:desc>M_Acu_A_2.G9:M_Acu_A_2.G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591084208371523">
                <text:p>0.59108420837152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91084208371523">
                <text:p>0.59108420837152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759965410763387">
                <text:p>0.75996541076338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2.36433683348609">
                <text:p>2.364336833486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3.63094585142507">
                <text:p>3.6309458514250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5.48863907773557">
                <text:p>5.488639077735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6.83968869687048">
                <text:p>6.8396886968704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9.71066913753216">
                <text:p>9.710669137532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13.3416149889572">
                <text:p>13.341614988957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6.3814766320108">
                <text:p>16.381476632010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21.110150298983">
                <text:p>21.110150298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24.0655713408406">
                <text:p>24.065571340840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30.3141758293395">
                <text:p>30.31417582933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42.8958254075334">
                <text:p>42.895825407533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58.6017772299767">
                <text:p>58.60177722997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74.0544072488323">
                <text:p>74.05440724883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98.0355379884769">
                <text:p>98.0355379884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122.861074740081">
                <text:p>122.86107474008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40.93136339601">
                <text:p>140.9313633960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72.512148243289">
                <text:p>172.5121482432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204.768457900135">
                <text:p>204.7684579001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261.343660701409">
                <text:p>261.34366070140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316.398932681157">
                <text:p>316.39893268115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76.689521935052">
                <text:p>376.68952193505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440.86437884396">
                <text:p>440.864378843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95.24412601414">
                <text:p>495.244126014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543.20638749343">
                <text:p>543.206387493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630.855731534807">
                <text:p>630.85573153480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718.167313171401">
                <text:p>718.167313171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811.305296290514">
                <text:p>811.30529629051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908.580868868227">
                <text:p>908.5808688682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979.426533271614">
                <text:p>979.4265332716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1037.35278569202">
                <text:p>1037.352785692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1100.1765929818">
                <text:p>1100.176592981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188.33258063035">
                <text:p>1188.332580630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259.43156683732">
                <text:p>1259.431566837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346.32094546794">
                <text:p>1346.3209454679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425.27290758613">
                <text:p>1425.2729075861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519.4241779196">
                <text:p>1519.424177919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561.47559731517">
                <text:p>1561.4755973151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608.6778933837">
                <text:p>1608.677893383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707.64227798533">
                <text:p>1707.6422779853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778.31906118633">
                <text:p>1778.319061186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839.70737825577">
                <text:p>1839.707378255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924.57018245768">
                <text:p>1924.57018245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995.75360926585">
                <text:p>1995.7536092658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2031.21866176814">
                <text:p>2031.218661768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2059.75958497237">
                <text:p>2059.759584972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6.6296085241">
                <text:p>3316.6296085241</text:p>
              </table:table-cell>
              <table:table-cell office:value-type="float" office:value="2801.57677429412">
                <text:p>2801.57677429412</text:p>
              </table:table-cell>
              <table:table-cell office:value-type="float" office:value="1744.58288585834">
                <text:p>1744.58288585834</text:p>
              </table:table-cell>
              <table:table-cell office:value-type="float" office:value="1998.10335490731">
                <text:p>1998.10335490731</text:p>
              </table:table-cell>
              <table:table-cell office:value-type="float" office:value="2136.51609145947">
                <text:p>2136.5160914594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373.69386153603">
                <text:p>3373.69386153603</text:p>
              </table:table-cell>
              <table:table-cell office:value-type="float" office:value="2837.07111763374">
                <text:p>2837.07111763374</text:p>
              </table:table-cell>
              <table:table-cell office:value-type="float" office:value="1772.07019617088">
                <text:p>1772.07019617088</text:p>
              </table:table-cell>
              <table:table-cell office:value-type="float" office:value="2026.39691911292">
                <text:p>2026.39691911292</text:p>
              </table:table-cell>
              <table:table-cell office:value-type="float" office:value="2203.64636941023">
                <text:p>2203.6463694102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451.92711163303">
                <text:p>3451.92711163303</text:p>
              </table:table-cell>
              <table:table-cell office:value-type="float" office:value="2890.48951475282">
                <text:p>2890.48951475282</text:p>
              </table:table-cell>
              <table:table-cell office:value-type="float" office:value="1804.05134468166">
                <text:p>1804.05134468166</text:p>
              </table:table-cell>
              <table:table-cell office:value-type="float" office:value="2050.32053492027">
                <text:p>2050.32053492027</text:p>
              </table:table-cell>
              <table:table-cell office:value-type="float" office:value="2260.55933461629">
                <text:p>2260.559334616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494.72530139198">
                <text:p>3494.72530139198</text:p>
              </table:table-cell>
              <table:table-cell office:value-type="float" office:value="2922.09245167979">
                <text:p>2922.09245167979</text:p>
              </table:table-cell>
              <table:table-cell office:value-type="float" office:value="1825.69666533649">
                <text:p>1825.69666533649</text:p>
              </table:table-cell>
              <table:table-cell office:value-type="float" office:value="2071.42960769147">
                <text:p>2071.42960769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7.034cm" svg:y="2.128cm" style:legend-expansion="custom" chartooo:width="3.235cm" chartooo:height="5.202cm" style:legend-expansion-aspect-ratio="0.621876201460977" chart:style-name="ch3"/>
        <chart:plot-area chart:style-name="ch4" table:cell-range-address="M_Acu_A_2.R8:M_Acu_A_2.W79" chart:data-source-has-labels="both" svg:x="-0.014cm" svg:y="1.051cm" svg:width="15.045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9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9" chart:label-cell-address="M_Acu_A_2.S8:M_Acu_A_2.S8" chart:class="chart:line">
            <chart:data-point chart:repeated="71"/>
          </chart:series>
          <chart:series chart:style-name="ch8" chart:values-cell-range-address="M_Acu_A_2.T9:M_Acu_A_2.T79" chart:label-cell-address="M_Acu_A_2.T8:M_Acu_A_2.T8" chart:class="chart:line">
            <chart:data-point chart:repeated="71"/>
          </chart:series>
          <chart:series chart:style-name="ch9" chart:values-cell-range-address="M_Acu_A_2.U9:M_Acu_A_2.U79" chart:label-cell-address="M_Acu_A_2.U8:M_Acu_A_2.U8" chart:class="chart:line">
            <chart:data-point chart:repeated="71"/>
          </chart:series>
          <chart:series chart:style-name="ch10" chart:values-cell-range-address="M_Acu_A_2.V9:M_Acu_A_2.V79" chart:label-cell-address="M_Acu_A_2.V8:M_Acu_A_2.V8" chart:class="chart:line">
            <chart:data-point chart:repeated="71"/>
          </chart:series>
          <chart:series chart:style-name="ch11" chart:values-cell-range-address="M_Acu_A_2.W9:M_Acu_A_2.W79" chart:label-cell-address="M_Acu_A_2.W8:M_Acu_A_2.W8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9</svg:desc>
                </draw:g>
              </table:table-cell>
              <table:table-cell office:value-type="float" office:value="NaN">
                <text:p>NaN</text:p>
                <draw:g>
                  <svg:desc>M_Acu_A_2.S9:M_Acu_A_2.S79</svg:desc>
                </draw:g>
              </table:table-cell>
              <table:table-cell office:value-type="float" office:value="NaN">
                <text:p>NaN</text:p>
                <draw:g>
                  <svg:desc>M_Acu_A_2.T9:M_Acu_A_2.T79</svg:desc>
                </draw:g>
              </table:table-cell>
              <table:table-cell office:value-type="float" office:value="NaN">
                <text:p>NaN</text:p>
                <draw:g>
                  <svg:desc>M_Acu_A_2.U9:M_Acu_A_2.U79</svg:desc>
                </draw:g>
              </table:table-cell>
              <table:table-cell office:value-type="float" office:value="NaN">
                <text:p>NaN</text:p>
                <draw:g>
                  <svg:desc>M_Acu_A_2.V9:M_Acu_A_2.V79</svg:desc>
                </draw:g>
              </table:table-cell>
              <table:table-cell office:value-type="float" office:value="NaN">
                <text:p>NaN</text:p>
                <draw:g>
                  <svg:desc>M_Acu_A_2.W9:M_Acu_A_2.W7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19.615794143715">
                <text:p>319.615794143715</text:p>
              </table:table-cell>
              <table:table-cell office:value-type="float" office:value="321.159472884011">
                <text:p>321.159472884011</text:p>
              </table:table-cell>
              <table:table-cell office:value-type="float" office:value="378.477218986948">
                <text:p>378.47721898694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42.321200617136">
                <text:p>442.3212006171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8.676207090746">
                <text:p>328.676207090746</text:p>
              </table:table-cell>
              <table:table-cell office:value-type="float" office:value="332.85927153188">
                <text:p>332.85927153188</text:p>
              </table:table-cell>
              <table:table-cell office:value-type="float" office:value="384.681763560505">
                <text:p>384.681763560505</text:p>
              </table:table-cell>
              <table:table-cell office:value-type="float" office:value="214.781297583454">
                <text:p>214.781297583454</text:p>
              </table:table-cell>
              <table:table-cell office:value-type="float" office:value="451.853985113195">
                <text:p>451.8539851131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39.904448902403">
                <text:p>339.904448902403</text:p>
              </table:table-cell>
              <table:table-cell office:value-type="float" office:value="339.294160788208">
                <text:p>339.294160788208</text:p>
              </table:table-cell>
              <table:table-cell office:value-type="float" office:value="392.659035155078">
                <text:p>392.659035155078</text:p>
              </table:table-cell>
              <table:table-cell office:value-type="float" office:value="222.491395445424">
                <text:p>222.491395445424</text:p>
              </table:table-cell>
              <table:table-cell office:value-type="float" office:value="463.769965733269">
                <text:p>463.76996573326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49.520715404466">
                <text:p>349.520715404466</text:p>
              </table:table-cell>
              <table:table-cell office:value-type="float" office:value="341.634120517782">
                <text:p>341.634120517782</text:p>
              </table:table-cell>
              <table:table-cell office:value-type="float" office:value="400.63630674965">
                <text:p>400.63630674965</text:p>
              </table:table-cell>
              <table:table-cell office:value-type="float" office:value="224.694280548844">
                <text:p>224.6942805488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